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9.95mm"/>
    </style:style>
    <style:style style:name="co2" style:family="table-column">
      <style:table-column-properties fo:break-before="auto" style:column-width="38.68mm"/>
    </style:style>
    <style:style style:name="co3" style:family="table-column">
      <style:table-column-properties fo:break-before="auto" style:column-width="70.49mm"/>
    </style:style>
    <style:style style:name="co4" style:family="table-column">
      <style:table-column-properties fo:break-before="auto" style:column-width="19.33mm"/>
    </style:style>
    <style:style style:name="co5" style:family="table-column">
      <style:table-column-properties fo:break-before="auto" style:column-width="32.44mm"/>
    </style:style>
    <style:style style:name="co6" style:family="table-column">
      <style:table-column-properties fo:break-before="auto" style:column-width="39.26mm"/>
    </style:style>
    <style:style style:name="co7" style:family="table-column">
      <style:table-column-properties fo:break-before="auto" style:column-width="40.23mm"/>
    </style:style>
    <style:style style:name="co8" style:family="table-column">
      <style:table-column-properties fo:break-before="auto" style:column-width="42.92mm"/>
    </style:style>
    <style:style style:name="co9" style:family="table-column">
      <style:table-column-properties fo:break-before="auto" style:column-width="49.9mm"/>
    </style:style>
    <style:style style:name="co10" style:family="table-column">
      <style:table-column-properties fo:break-before="auto" style:column-width="131.23mm"/>
    </style:style>
    <style:style style:name="co11" style:family="table-column">
      <style:table-column-properties fo:break-before="auto" style:column-width="80.94mm"/>
    </style:style>
    <style:style style:name="co12" style:family="table-column">
      <style:table-column-properties fo:break-before="auto" style:column-width="57.89mm"/>
    </style:style>
    <style:style style:name="co13" style:family="table-column">
      <style:table-column-properties fo:break-before="auto" style:column-width="64.63mm"/>
    </style:style>
    <style:style style:name="co14" style:family="table-column">
      <style:table-column-properties fo:break-before="auto" style:column-width="105.71mm"/>
    </style:style>
    <style:style style:name="co15" style:family="table-column">
      <style:table-column-properties fo:break-before="auto" style:column-width="56.89mm"/>
    </style:style>
    <style:style style:name="co16" style:family="table-column">
      <style:table-column-properties fo:break-before="auto" style:column-width="105.97mm"/>
    </style:style>
    <style:style style:name="co17" style:family="table-column">
      <style:table-column-properties fo:break-before="auto" style:column-width="129.72mm"/>
    </style:style>
    <style:style style:name="co18" style:family="table-column">
      <style:table-column-properties fo:break-before="auto" style:column-width="50.39mm"/>
    </style:style>
    <style:style style:name="co19" style:family="table-column">
      <style:table-column-properties fo:break-before="auto" style:column-width="22.58mm"/>
    </style:style>
    <style:style style:name="co20" style:family="table-column">
      <style:table-column-properties fo:break-before="auto" style:column-width="42.21mm"/>
    </style:style>
    <style:style style:name="co21" style:family="table-column">
      <style:table-column-properties fo:break-before="auto" style:column-width="41.95mm"/>
    </style:style>
    <style:style style:name="co22" style:family="table-column">
      <style:table-column-properties fo:break-before="auto" style:column-width="50.36mm"/>
    </style:style>
    <style:style style:name="co23" style:family="table-column">
      <style:table-column-properties fo:break-before="auto" style:column-width="44.03mm"/>
    </style:style>
    <style:style style:name="co24" style:family="table-column">
      <style:table-column-properties fo:break-before="auto" style:column-width="41.01mm"/>
    </style:style>
    <style:style style:name="co25" style:family="table-column">
      <style:table-column-properties fo:break-before="auto" style:column-width="43.99mm"/>
    </style:style>
    <style:style style:name="co26" style:family="table-column">
      <style:table-column-properties fo:break-before="auto" style:column-width="30.43mm"/>
    </style:style>
    <style:style style:name="co27" style:family="table-column">
      <style:table-column-properties fo:break-before="auto" style:column-width="31.79mm"/>
    </style:style>
    <style:style style:name="co28" style:family="table-column">
      <style:table-column-properties fo:break-before="auto" style:column-width="34.84mm"/>
    </style:style>
    <style:style style:name="co29" style:family="table-column">
      <style:table-column-properties fo:break-before="auto" style:column-width="37.87mm"/>
    </style:style>
    <style:style style:name="ro1" style:family="table-row">
      <style:table-row-properties style:row-height="34.29mm" fo:break-before="auto" style:use-optimal-row-height="false"/>
    </style:style>
    <style:style style:name="ro2" style:family="table-row">
      <style:table-row-properties style:row-height="77.68mm" fo:break-before="auto" style:use-optimal-row-height="false"/>
    </style:style>
    <style:style style:name="ro3" style:family="table-row">
      <style:table-row-properties style:row-height="75.3mm" fo:break-before="auto" style:use-optimal-row-height="false"/>
    </style:style>
    <style:style style:name="ro4" style:family="table-row">
      <style:table-row-properties style:row-height="86.96mm" fo:break-before="auto" style:use-optimal-row-height="false"/>
    </style:style>
    <style:style style:name="ro5" style:family="table-row">
      <style:table-row-properties style:row-height="50.01mm" fo:break-before="auto" style:use-optimal-row-height="false"/>
    </style:style>
    <style:style style:name="ro6" style:family="table-row">
      <style:table-row-properties style:row-height="56.43mm" fo:break-before="auto" style:use-optimal-row-height="false"/>
    </style:style>
    <style:style style:name="ro7" style:family="table-row">
      <style:table-row-properties style:row-height="72.9mm" fo:break-before="auto" style:use-optimal-row-height="false"/>
    </style:style>
    <style:style style:name="ro8" style:family="table-row">
      <style:table-row-properties style:row-height="108.18mm" fo:break-before="auto" style:use-optimal-row-height="false"/>
    </style:style>
    <style:style style:name="ro9" style:family="table-row">
      <style:table-row-properties style:row-height="89.34mm" fo:break-before="auto" style:use-optimal-row-height="false"/>
    </style:style>
    <style:style style:name="ro10" style:family="table-row">
      <style:table-row-properties style:row-height="74.1mm" fo:break-before="auto" style:use-optimal-row-height="false"/>
    </style:style>
    <style:style style:name="ro11" style:family="table-row">
      <style:table-row-properties style:row-height="66.34mm" fo:break-before="auto" style:use-optimal-row-height="false"/>
    </style:style>
    <style:style style:name="ro12" style:family="table-row">
      <style:table-row-properties style:row-height="89.94mm" fo:break-before="auto" style:use-optimal-row-height="false"/>
    </style:style>
    <style:style style:name="ro13" style:family="table-row">
      <style:table-row-properties style:row-height="57.66mm" fo:break-before="auto" style:use-optimal-row-height="false"/>
    </style:style>
    <style:style style:name="ro14" style:family="table-row">
      <style:table-row-properties style:row-height="77.21mm" fo:break-before="auto" style:use-optimal-row-height="false"/>
    </style:style>
    <style:style style:name="ro15" style:family="table-row">
      <style:table-row-properties style:row-height="70.5mm" fo:break-before="auto" style:use-optimal-row-height="false"/>
    </style:style>
    <style:style style:name="ro16" style:family="table-row">
      <style:table-row-properties style:row-height="57.64mm" fo:break-before="auto" style:use-optimal-row-height="false"/>
    </style:style>
    <style:style style:name="ro17" style:family="table-row">
      <style:table-row-properties style:row-height="63.48mm" fo:break-before="auto" style:use-optimal-row-height="false"/>
    </style:style>
    <style:style style:name="ro18" style:family="table-row">
      <style:table-row-properties style:row-height="87.28mm" fo:break-before="auto" style:use-optimal-row-height="false"/>
    </style:style>
    <style:style style:name="ro19" style:family="table-row">
      <style:table-row-properties style:row-height="62.44mm" fo:break-before="auto" style:use-optimal-row-height="false"/>
    </style:style>
    <style:style style:name="ro20" style:family="table-row">
      <style:table-row-properties style:row-height="78.88mm" fo:break-before="auto" style:use-optimal-row-height="false"/>
    </style:style>
    <style:style style:name="ro21" style:family="table-row">
      <style:table-row-properties style:row-height="68.77mm" fo:break-before="auto" style:use-optimal-row-height="false"/>
    </style:style>
    <style:style style:name="ro22" style:family="table-row">
      <style:table-row-properties style:row-height="73.24mm" fo:break-before="auto" style:use-optimal-row-height="false"/>
    </style:style>
    <style:style style:name="ro23" style:family="table-row">
      <style:table-row-properties style:row-height="96.68mm" fo:break-before="auto" style:use-optimal-row-height="false"/>
    </style:style>
    <style:style style:name="ro24" style:family="table-row">
      <style:table-row-properties style:row-height="30.07mm" fo:break-before="auto" style:use-optimal-row-height="false"/>
    </style:style>
    <style:style style:name="ro25" style:family="table-row">
      <style:table-row-properties style:row-height="85.21mm" fo:break-before="auto" style:use-optimal-row-height="false"/>
    </style:style>
    <style:style style:name="ro26" style:family="table-row">
      <style:table-row-properties style:row-height="67.66mm" fo:break-before="auto" style:use-optimal-row-height="false"/>
    </style:style>
    <style:style style:name="ro27" style:family="table-row">
      <style:table-row-properties style:row-height="6.12mm" fo:break-before="auto" style:use-optimal-row-height="true"/>
    </style:style>
    <style:style style:name="ro28" style:family="table-row">
      <style:table-row-properties style:row-height="60.96mm" fo:break-before="auto" style:use-optimal-row-height="false"/>
    </style:style>
    <style:style style:name="ro2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666666" style:text-align-source="fix" style:repeat-content="false" fo:wrap-option="wrap" fo:border="0.06pt solid #000000" style:vertical-align="middle"/>
      <style:paragraph-properties fo:text-align="center" fo:margin-left="0mm"/>
      <style:text-properties fo:color="#ffffff"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3" style:family="table-cell" style:parent-style-name="Default">
      <style:table-cell-properties fo:background-color="#dddddd"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4"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font-weight="bold" style:font-weight-asian="bold" style:font-weight-complex="bold"/>
    </style:style>
    <style:style style:name="ce5" style:family="table-cell" style:parent-style-name="Default">
      <style:table-cell-properties fo:background-color="#dddddd" style:text-align-source="fix" style:repeat-content="false" fo:wrap-option="wrap" fo:border="0.06pt solid #000000" style:vertical-align="middle"/>
      <style:paragraph-properties fo:text-align="center" fo:margin-left="0mm"/>
      <style:text-properties fo:color="#000000" fo:font-weight="bold" style:font-weight-asian="bold" style:font-weight-complex="bold"/>
    </style:style>
    <style:style style:name="ce6" style:family="table-cell" style:parent-style-name="Default">
      <style:table-cell-properties fo:background-color="#ff0000"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cc00cc"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fo:background-color="#ff6600"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9" style:family="table-cell" style:parent-style-name="Default">
      <style:table-cell-properties fo:background-color="#6666ff"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10" style:family="table-cell" style:parent-style-name="Default">
      <style:table-cell-properties fo:background-color="#999966"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11" style:family="table-cell" style:parent-style-name="Default">
      <style:table-cell-properties style:text-align-source="fix" style:repeat-content="false" style:vertical-align="middle"/>
      <style:paragraph-properties fo:text-align="center"/>
      <style:text-properties fo:font-size="14pt" fo:font-weight="bold" style:font-size-asian="14pt" style:font-weight-asian="bold" style:font-size-complex="14pt" style:font-weight-complex="bold"/>
    </style:style>
    <style:style style:name="ce12" style:family="table-cell" style:parent-style-name="Default">
      <style:table-cell-properties fo:background-color="#ff3333"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13"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14" style:family="table-cell" style:parent-style-name="Default">
      <style:table-cell-properties fo:background-color="#dddddd" style:text-align-source="fix" style:repeat-content="false" fo:wrap-option="wrap" fo:border="0.06pt solid #000000" style:vertical-align="middle"/>
      <style:paragraph-properties fo:text-align="center" fo:margin-left="0mm"/>
    </style:style>
    <style:style style:name="ce15"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style>
    <style:style style:name="ce16" style:family="table-cell" style:parent-style-name="Default">
      <style:table-cell-properties fo:wrap-option="wrap"/>
    </style:style>
    <style:style style:name="ce17" style:family="table-cell" style:parent-style-name="Default">
      <style:table-cell-properties fo:background-color="#dddddd" style:text-align-source="fix" style:repeat-content="false" fo:wrap-option="wrap" fo:border="0.06pt solid #000000" style:vertical-align="middle"/>
      <style:paragraph-properties fo:text-align="center" fo:margin-left="0mm"/>
      <style:text-properties style:font-name="Liberation Sans" style:font-name-asian="Noto Sans CJK SC Regular" style:font-name-complex="FreeSans"/>
    </style:style>
    <style:style style:name="ce18" style:family="table-cell" style:parent-style-name="Default">
      <style:table-cell-properties style:text-align-source="fix" style:repeat-content="false" fo:wrap-option="wrap" style:vertical-align="middle"/>
      <style:paragraph-properties fo:text-align="center" fo:margin-left="0mm"/>
      <style:text-properties fo:font-size="8pt" style:font-size-asian="8pt" style:font-size-complex="8pt"/>
    </style:style>
    <style:style style:name="ce19" style:family="table-cell" style:parent-style-name="Default">
      <style:table-cell-properties fo:background-color="#dddddd"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20"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font-size="8pt" style:font-size-asian="8pt" style:font-size-complex="8pt"/>
    </style:style>
    <style:style style:name="ce21" style:family="table-cell" style:parent-style-name="Default">
      <style:table-cell-properties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22" style:family="table-cell" style:parent-style-name="Default">
      <style:table-cell-properties fo:background-color="#ffffff" style:text-align-source="fix" style:repeat-content="false" fo:wrap-option="wrap" fo:border="0.06pt solid #000000" style:vertical-align="middle"/>
      <style:paragraph-properties fo:text-align="center" fo:margin-left="0mm"/>
      <style:text-properties fo:color="#009900" fo:font-size="11pt" fo:font-weight="bold" style:font-weight-asian="bold" style:font-weight-complex="600"/>
    </style:style>
    <style:style style:name="ce23" style:family="table-cell" style:parent-style-name="Default">
      <style:table-cell-properties fo:background-color="#dddddd" style:text-align-source="fix" style:repeat-content="false" fo:wrap-option="wrap" fo:border="0.06pt solid #000000" style:vertical-align="middle"/>
      <style:paragraph-properties fo:text-align="center" fo:margin-left="0mm"/>
      <style:text-properties fo:color="#009900" fo:font-size="11pt" fo:font-weight="bold" style:font-weight-asian="bold" style:font-weight-complex="600"/>
    </style:style>
    <style:style style:name="ce24"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color="#009900" fo:font-size="11pt" fo:font-weight="bold" style:font-weight-asian="bold" style:font-weight-complex="600"/>
    </style:style>
    <style:style style:name="ce25" style:family="table-cell" style:parent-style-name="Default">
      <style:table-cell-properties fo:background-color="#ffffff" style:text-align-source="fix" style:repeat-content="false" fo:wrap-option="wrap" fo:border="0.06pt solid #000000" style:vertical-align="middle"/>
      <style:paragraph-properties fo:text-align="center" fo:margin-left="0mm"/>
      <style:text-properties fo:color="#000000" fo:font-size="11pt" fo:font-weight="bold" style:font-weight-asian="bold" style:font-weight-complex="600"/>
    </style:style>
    <style:style style:name="ce26" style:family="table-cell" style:parent-style-name="Default">
      <style:table-cell-properties fo:background-color="#dddddd" style:text-align-source="fix" style:repeat-content="false" fo:wrap-option="wrap" fo:border="0.06pt solid #000000" style:vertical-align="middle"/>
      <style:paragraph-properties fo:text-align="center" fo:margin-left="0mm"/>
      <style:text-properties fo:color="#000000" fo:font-size="11pt" fo:font-weight="bold" style:font-weight-asian="bold" style:font-weight-complex="600"/>
    </style:style>
    <style:style style:name="ce27"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color="#000000" fo:font-size="11pt" fo:font-weight="bold" style:font-weight-asian="bold" style:font-weight-complex="600"/>
    </style:style>
    <style:style style:name="ce28" style:family="table-cell" style:parent-style-name="Default">
      <style:table-cell-properties fo:background-color="#dddddd" style:text-align-source="fix" style:repeat-content="false" fo:wrap-option="wrap" fo:border="0.06pt solid #000000" style:vertical-align="middle"/>
      <style:paragraph-properties fo:text-align="center" fo:margin-left="0mm"/>
      <style:text-properties fo:color="#000000" style:font-name="Liberation Sans" fo:font-size="11pt" fo:font-weight="bold" style:font-name-asian="Noto Sans CJK SC Regular" style:font-weight-asian="bold" style:font-name-complex="FreeSans" style:font-weight-complex="600"/>
    </style:style>
    <style:style style:name="ce29" style:family="table-cell" style:parent-style-name="Default">
      <style:table-cell-properties style:text-align-source="fix" style:repeat-content="false" fo:wrap-option="wrap" fo:border="0.06pt solid #000000" style:vertical-align="middle"/>
      <style:paragraph-properties fo:text-align="center" fo:margin-left="0mm"/>
      <style:text-properties fo:color="#000000"/>
    </style:style>
    <style:style style:name="ce30" style:family="table-cell" style:parent-style-name="Default">
      <style:table-cell-properties fo:background-color="#dddddd" style:text-align-source="fix" style:repeat-content="false" fo:wrap-option="wrap" fo:border="0.06pt solid #000000" style:vertical-align="middle"/>
      <style:paragraph-properties fo:text-align="center" fo:margin-left="0mm"/>
      <style:text-properties fo:color="#000000" fo:font-size="11pt" fo:font-weight="normal" style:font-weight-asian="normal" style:font-weight-complex="normal"/>
    </style:style>
    <style:style style:name="ce31" style:family="table-cell" style:parent-style-name="Default">
      <style:table-cell-properties fo:background-color="#dddddd" style:text-align-source="fix" style:repeat-content="false" fo:wrap-option="wrap" fo:border="0.06pt solid #000000" style:vertical-align="middle"/>
      <style:paragraph-properties fo:text-align="center" fo:margin-left="0mm"/>
      <style:text-properties fo:color="#000000"/>
    </style:style>
    <style:style style:name="ce32" style:family="table-cell" style:parent-style-name="Default">
      <style:table-cell-properties fo:background-color="#dddddd" style:text-align-source="fix" style:repeat-content="false" fo:wrap-option="wrap" fo:border="0.06pt solid #000000" style:vertical-align="middle"/>
      <style:paragraph-properties fo:text-align="center" fo:margin-left="0mm"/>
      <style:text-properties fo:color="#000000" style:font-name="Liberation Sans" style:font-name-asian="Noto Sans CJK SC Regular" style:font-name-complex="FreeSans"/>
    </style:style>
    <style:style style:name="ce33"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color="#000000"/>
    </style:style>
    <style:style style:name="ce34" style:family="table-cell" style:parent-style-name="Default">
      <style:table-cell-properties fo:wrap-option="wrap"/>
      <style:text-properties fo:color="#000000"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fix" style:repeat-content="false" fo:wrap-option="wrap" fo:border="0.06pt solid #000000" style:vertical-align="middle"/>
      <style:paragraph-properties fo:text-align="center" fo:margin-left="0mm"/>
      <style:text-properties fo:color="#000000" style:font-name="Liberation Sans" style:font-name-asian="Noto Sans CJK SC Regular" style:font-name-complex="FreeSans"/>
    </style:style>
    <style:style style:name="ce36" style:family="table-cell" style:parent-style-name="Default">
      <style:table-cell-properties fo:background-color="#666666" style:text-align-source="fix" style:repeat-content="false" fo:wrap-option="wrap" fo:border="0.06pt solid #000000" style:vertical-align="middle"/>
      <style:paragraph-properties fo:text-align="center" fo:margin-left="0mm"/>
      <style:text-properties fo:color="#ffffff" style:font-name="Arial" fo:font-size="11pt" fo:font-weight="normal" style:font-size-asian="12pt" style:font-weight-asian="normal" style:font-size-complex="12pt" style:font-weight-complex="normal"/>
    </style:style>
    <style:style style:name="ce37" style:family="table-cell" style:parent-style-name="Default">
      <style:table-cell-properties style:text-align-source="fix" style:repeat-content="false" fo:wrap-option="wrap" fo:border="0.06pt solid #000000" style:vertical-align="middle"/>
      <style:paragraph-properties fo:text-align="center" fo:margin-left="0mm"/>
      <style:map style:condition="cell-content()=&quot;aguardando&quot;" style:apply-style-name="Duvida" style:base-cell-address="Planilha1.S2"/>
      <style:map style:condition="cell-content()=&quot;extraído&quot;" style:apply-style-name="Aceito" style:base-cell-address="Planilha1.S2"/>
      <style:map style:condition="cell-content()=&quot;extraindo&quot;" style:apply-style-name="Recusado" style:base-cell-address="Planilha1.S2"/>
      <style:map style:condition="cell-content()=&quot;Não recomendado&quot;" style:apply-style-name="Duplicado" style:base-cell-address="Planilha1.S2"/>
    </style:style>
    <style:style style:name="ce38" style:family="table-cell" style:parent-style-name="Default">
      <style:text-properties fo:font-size="12pt" style:font-size-asian="12pt" style:font-size-complex="12pt"/>
    </style:style>
    <style:style style:name="ce39" style:family="table-cell" style:parent-style-name="Default">
      <style:table-cell-properties style:text-align-source="fix" style:repeat-content="false" fo:wrap-option="wrap" style:vertical-align="middle"/>
      <style:paragraph-properties fo:text-align="center" fo:margin-left="0mm"/>
    </style:style>
    <style:style style:name="T1" style:family="text">
      <style:text-properties fo:color="#ff0000"/>
    </style:style>
    <style:style style:name="T2" style:family="text">
      <style:text-properties style:text-underline-style="solid" style:text-underline-width="auto" style:text-underline-color="font-color"/>
    </style:style>
    <style:style style:name="T3" style:family="text">
      <style:text-properties fo:font-weight="bold" style:text-underline-style="none" style:text-underline-color="font-color" style:text-line-through-type="none" fo:font-style="normal" style:font-weight-asian="bold" style:font-weight-complex="bold" style:font-style-asian="normal" style:font-style-complex="normal"/>
    </style:style>
    <style:style style:name="T4" style:family="text">
      <style:text-properties style:text-underline-style="none" style:text-underline-color="font-color" style:text-line-through-type="none" fo:font-style="normal" style:font-style-asian="normal" style:font-style-complex="normal"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fo:font-weight="bold" style:font-weight-complex="bold" style:font-style-complex="normal" style:font-name="Arial" style:text-underline-style="none" style:text-underline-color="font-color" style:text-line-through-type="none" fo:font-style="normal" style:font-style-asian="normal" fo:font-size="11pt" style:font-weight-asian="bold"/>
    </style:style>
    <style:style style:name="T7" style:family="text">
      <style:text-properties style:text-underline-style="none" style:text-underline-color="font-color" style:text-line-through-type="none" fo:font-size="12pt" style:font-weight-complex="normal" style:font-weight-asian="normal" fo:font-weight="normal"/>
    </style:style>
    <style:style style:name="T8" style:family="text">
      <style:text-properties style:text-underline-style="none" style:text-underline-color="font-color" style:text-line-through-type="none" style:font-weight-complex="normal" style:font-weight-asian="normal" fo:font-weight="normal" style:font-name="Arial" fo:font-size="11pt" fo:font-style="normal" style:font-style-asian="normal" style:font-style-complex="normal"/>
    </style:style>
    <style:style style:name="T9" style:family="text">
      <style:text-properties fo:language="pt" fo:country="BR"/>
    </style:style>
    <style:style style:name="T10" style:family="text">
      <style:text-properties style:font-name-asian="Noto Sans CJK SC Regular" style:font-name-complex="FreeSans"/>
    </style:style>
    <style:style style:name="T11" style:family="text">
      <style:text-properties style:font-name-asian="Noto Sans CJK SC Regular" style:font-name-complex="FreeSans" fo:language="pt" fo:country="BR"/>
    </style:style>
    <style:style style:name="T12" style:family="text">
      <style:text-properties style:font-weight-complex="bold" style:font-weight-asian="bold" style:font-style-complex="normal" style:font-style-asian="normal" fo:font-style="normal" style:text-line-through-type="none" style:text-underline-style="none" style:text-underline-color="font-color" fo:font-size="11pt" style:font-name="Arial" fo:font-weight="bold"/>
    </style:style>
    <style:style style:name="T13" style:family="text">
      <style:text-properties style:text-line-through-type="none" style:text-underline-style="none" style:text-underline-color="font-color" style:font-weight-complex="normal" style:font-weight-asian="normal" fo:font-weight="normal"/>
    </style:style>
    <style:style style:name="T14" style:family="text">
      <style:text-properties style:text-line-through-type="none" style:text-underline-style="none" style:text-underline-color="font-color" style:font-weight-complex="normal" style:font-weight-asian="normal" fo:font-weight="normal" style:font-name="Arial" fo:font-size="11pt" fo:font-style="normal" style:font-style-asian="normal" style:font-style-complex="normal"/>
    </style:style>
    <style:style style:name="T15" style:family="text">
      <style:text-properties style:font-name="Liberation Sans" style:font-name-asian="Noto Sans CJK SC Regular" style:font-name-complex="FreeSans"/>
    </style:style>
  </office:automatic-styles>
  <office:body>
    <office:spreadsheet>
      <table:calculation-settings table:automatic-find-labels="false" table:use-regular-expressions="false" table:use-wildcards="true"/>
      <table:content-validations>
        <table:content-validation table:name="val1" table:base-cell-address="Planilha1.F4">
          <table:error-message table:message-type="stop" table:display="true"/>
        </table:content-validation>
        <table:content-validation table:name="val2" table:condition="of:cell-content-is-in-list(&quot;Aguardando&quot;;&quot;Extraído&quot;;&quot;Extraindo&quot;;&quot;Não recomendado&quot;;&quot;&quot;)" table:allow-empty-cell="false" table:display-list="sort-ascending" table:base-cell-address="Planilha1.AA3">
          <table:error-message table:message-type="stop" table:display="true"/>
        </table:content-validation>
      </table:content-validations>
      <table:table table:name="Planilha1" table:style-name="ta1">
        <table:table-column table:style-name="co1" table:default-cell-style-name="Default"/>
        <table:table-column table:style-name="co2" table:default-cell-style-name="ce16"/>
        <table:table-column table:style-name="co3" table:default-cell-style-name="ce16"/>
        <table:table-column table:style-name="co4" table:default-cell-style-name="Default"/>
        <table:table-column table:style-name="co5"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9" table:number-columns-repeated="4" table:default-cell-style-name="Default"/>
        <table:table-column table:style-name="co21" table:default-cell-style-name="Default"/>
        <table:table-column table:style-name="co19" table:number-columns-repeated="2" table:default-cell-style-name="Default"/>
        <table:table-column table:style-name="co22" table:default-cell-style-name="Default"/>
        <table:table-column table:style-name="co19" table:number-columns-repeated="3" table:default-cell-style-name="Default"/>
        <table:table-column table:style-name="co23" table:default-cell-style-name="Default"/>
        <table:table-column table:style-name="co19" table:number-columns-repeated="2" table:default-cell-style-name="Default"/>
        <table:table-column table:style-name="co24" table:default-cell-style-name="Default"/>
        <table:table-column table:style-name="co19" table:number-columns-repeated="2" table:default-cell-style-name="Default"/>
        <table:table-column table:style-name="co25" table:default-cell-style-name="Default"/>
        <table:table-column table:style-name="co19" table:number-columns-repeated="2" table:default-cell-style-name="Default"/>
        <table:table-column table:style-name="co26" table:default-cell-style-name="Default"/>
        <table:table-column table:style-name="co27" table:default-cell-style-name="Default"/>
        <table:table-column table:style-name="co19" table:default-cell-style-name="Default"/>
        <table:table-column table:style-name="co28" table:default-cell-style-name="Default"/>
        <table:table-column table:style-name="co19" table:number-columns-repeated="2" table:default-cell-style-name="Default"/>
        <table:table-column table:style-name="co29" table:default-cell-style-name="Default"/>
        <table:table-column table:style-name="co19" table:number-columns-repeated="967" table:default-cell-style-name="Default"/>
        <table:table-row table:style-name="ro1">
          <table:table-cell table:style-name="ce1" office:value-type="string" calcext:value-type="string">
            <text:p>Base</text:p>
          </table:table-cell>
          <table:table-cell table:style-name="ce1" office:value-type="string" calcext:value-type="string">
            <text:p>Autor</text:p>
          </table:table-cell>
          <table:table-cell table:style-name="ce1" office:value-type="string" calcext:value-type="string">
            <text:p>Título</text:p>
          </table:table-cell>
          <table:table-cell table:style-name="ce1" office:value-type="string" calcext:value-type="string">
            <text:p>Ano</text:p>
          </table:table-cell>
          <table:table-cell table:style-name="ce1" office:value-type="string" calcext:value-type="string">
            <text:p>Tipo</text:p>
          </table:table-cell>
          <table:table-cell table:style-name="ce1" office:value-type="string" calcext:value-type="string">
            <text:p>Link</text:p>
          </table:table-cell>
          <table:table-cell table:style-name="ce1" office:value-type="string" calcext:value-type="string">
            <text:p>Critérios Inclusão</text:p>
          </table:table-cell>
          <table:table-cell table:style-name="ce1" office:value-type="string" calcext:value-type="string">
            <text:p>Local do estudo.</text:p>
          </table:table-cell>
          <table:table-cell table:style-name="ce1" office:value-type="string" calcext:value-type="string">
            <text:p>Fonte da publicação (IEEE, ACM, etc.)</text:p>
          </table:table-cell>
          <table:table-cell table:style-name="ce1" office:value-type="string" calcext:value-type="string">
            <text:p>(Evento, Periodico, Relatorio etc.)</text:p>
          </table:table-cell>
          <table:table-cell table:style-name="ce1" office:value-type="string" calcext:value-type="string">
            <text:p>Resumo</text:p>
          </table:table-cell>
          <table:table-cell table:style-name="ce1" office:value-type="string" calcext:value-type="string">
            <text:p><text:span text:style-name="T3">I1 - </text:span><text:span text:style-name="T4">Qual óculos de realidade virtual foi usado?</text:span></text:p>
          </table:table-cell>
          <table:table-cell table:style-name="ce1" office:value-type="string" calcext:value-type="string">
            <text:p>I2 –<text:span text:style-name="T5"> Qual software utilizado. (Unity 3D, Blender etc.)</text:span></text:p>
          </table:table-cell>
          <table:table-cell table:style-name="ce1" office:value-type="string" calcext:value-type="string">
            <text:p><text:span text:style-name="T6">I3</text:span><text:span text:style-name="T7"> </text:span><text:span text:style-name="T8">- Foram utilizados dispositivos além dos óculos de RV para melhorar a interação, se sim quais? (Controles 6DOF, Luva de dados, Myo, LeapMotion etc.)</text:span></text:p>
          </table:table-cell>
          <table:table-cell table:style-name="ce1" office:value-type="string" calcext:value-type="string">
            <text:p><text:span text:style-name="T3"> I4 </text:span><text:span text:style-name="T4">- Quais técnicas de interação (navegação, seleção e manipulação) foram utilizadas?</text:span></text:p>
          </table:table-cell>
          <table:table-cell table:style-name="ce1" office:value-type="string" calcext:value-type="string">
            <text:p><text:span text:style-name="T12"> I5</text:span><text:span text:style-name="T13"> </text:span><text:span text:style-name="T14">-  Qual área de educação? (Matemática, engenharias, linguísticas, biológicas etc. )</text:span></text:p>
          </table:table-cell>
          <table:table-cell table:style-name="ce1" office:value-type="string" calcext:value-type="string">
            <text:p><text:span text:style-name="T12"> I6</text:span><text:span text:style-name="T13"> </text:span><text:span text:style-name="T14">- Foram utilizados métodos de avaliação? Se sim quais? (Analíticas, Empíricas etc.)</text:span></text:p>
          </table:table-cell>
          <table:table-cell table:style-name="ce36" office:value-type="string" calcext:value-type="string">
            <text:p><text:s/>Conclusão do artigo.</text:p>
          </table:table-cell>
          <table:table-cell table:style-name="ce1" office:value-type="string" calcext:value-type="string">
            <text:p>ESTADO</text:p>
          </table:table-cell>
          <table:table-cell table:style-name="ce38" table:number-columns-repeated="996"/>
        </table:table-row>
        <table:table-row table:style-name="ro2">
          <table:table-cell table:style-name="ce2" office:value-type="string" calcext:value-type="string">
            <text:p>ACM</text:p>
          </table:table-cell>
          <table:table-cell table:style-name="ce13" office:value-type="string" calcext:value-type="string">
            <text:p>Sergi <text:s/>Villagrasa and David <text:s/>Fonseca and Jaume <text:s/>Dur&amp;#225;n</text:p>
          </table:table-cell>
          <table:table-cell table:style-name="ce13" office:value-type="string" calcext:value-type="string">
            <text:p>Teaching Case: Applying Gamification Techniques and Virtual Reality for Learning Building Engineering 3D Arts</text:p>
          </table:table-cell>
          <table:table-cell table:style-name="ce13" office:value-type="float" office:value="2014" calcext:value-type="float">
            <text:p>2014</text:p>
          </table:table-cell>
          <table:table-cell table:style-name="ce13" office:value-type="string" calcext:value-type="string">
            <text:p>Article</text:p>
          </table:table-cell>
          <table:table-cell table:style-name="ce18" office:value-type="string" calcext:value-type="string">
            <text:p>http://delivery.acm.org/10.1145/2670000/2669896/p171-villagrasa.pdf?ip=200.136.207.100&amp;id=2669896&amp;acc=ACTIVE%20SERVICE&amp;key=344E943C9DC262BB%2EB9BEA289F00C8A17%2E4D4702B0C3E38B35%2E4D4702B0C3E38B35&amp;CFID=912452529&amp;CFTOKEN=58242666&amp;__acm__=1489691902_872d7439e6beb8e631ea1e24f757c98e</text:p>
          </table:table-cell>
          <table:table-cell table:style-name="ce22" table:content-validation-name="val1" office:value-type="string" calcext:value-type="string">
            <text:p>CI4.</text:p>
          </table:table-cell>
          <table:table-cell table:style-name="ce25" table:content-validation-name="val1" office:value-type="string" calcext:value-type="string">
            <text:p>Espanha</text:p>
          </table:table-cell>
          <table:table-cell table:style-name="ce25" table:content-validation-name="val1" office:value-type="string" calcext:value-type="string">
            <text:p>ACM</text:p>
          </table:table-cell>
          <table:table-cell table:style-name="ce25" table:content-validation-name="val1" office:value-type="string" calcext:value-type="string">
            <text:p>Proceeding</text:p>
            <text:p>TEEM '14 Proceedings of the Second International Conference on Technological Ecosystems for Enhancing Multiculturality </text:p>
          </table:table-cell>
          <table:table-cell table:style-name="ce29" office:value-type="string" calcext:value-type="string">
            <text:p/>
            <text:p/>
            <text:p>In this paper the researchers describe the use of gamification and virtual reality-enhanced learning in university engineering and architecture classes. Our goal is to increase student motivation and engagement through various technologies and learning methodologies based on game mechanics, called gamification, and the use of virtual reality.</text:p>
            <text:p/>
            <text:p>Gamification is used to engage students in the learning process and stretch their retention of the knowledge and skills received beyond a single lecture. Engagement is the main objective in applying gamification. The use of gamification and new technologies for enhancing the learning process will boost achievement in 3D architectural subjects for design, and convey and validate any architectural project.</text:p>
            <text:p/>
            <text:p>The researchers used virtual reality and software like Sketchfab, Unity, and Oculus Rift VR to enter virtual and immersive worlds that students used to enhance their architectural designs. To connect the technologies, the researchers used Unity for programming all the viewer behaviors and the virtual world interactivity. The researchers used Oculus Rift, a heads-up display for virtual reality with a high immersive presence, to design a pavilion and create a virtual island from scratch.</text:p>
            <text:p/>
          </table:table-cell>
          <table:table-cell table:style-name="ce29" office:value-type="string" calcext:value-type="string">
            <text:p><text:s/>Oculus Rift</text:p>
          </table:table-cell>
          <table:table-cell table:style-name="ce29" office:value-type="string" calcext:value-type="string">
            <text:p>- Sketchfab</text:p>
            <text:p>- Unity 3D</text:p>
          </table:table-cell>
          <table:table-cell table:style-name="ce29" office:value-type="string" calcext:value-type="string">
            <text:p><text:s/>Não</text:p>
          </table:table-cell>
          <table:table-cell table:style-name="ce29" office:value-type="string" calcext:value-type="string">
            <text:p>Não fala</text:p>
          </table:table-cell>
          <table:table-cell table:style-name="ce29" office:value-type="string" calcext:value-type="string">
            <text:p>Arquitetura. </text:p>
            <text:p>(Engenharia Civil, Artes 3D.)</text:p>
          </table:table-cell>
          <table:table-cell table:style-name="ce29" office:value-type="string" calcext:value-type="string">
            <text:p>- Empírico</text:p>
            <text:p>- Durante disciplinas do curso os alunos usaram o jogo e foram feitas entrevistas psicológicas construtivistas.</text:p>
            <text:p>- Os alunos faziam <text:span text:style-name="T9">exercícios</text:span> projetando ambientes 3d (House Das Canoas of Oscar Niemeyer RJ) <text:span text:style-name="T9">utilizando</text:span> software de arquitetura.</text:p>
            <text:p/>
            <text:p>- A metodologia de avaliação foi quantitativa e qualitativa.</text:p>
            <text:p/>
            <text:p>- O teste quantitativo foi para definir e perfil e gosto dos alunos <text:span text:style-name="T9">através</text:span> de <text:span text:style-name="T9">questionários</text:span> com questões pontuadas em escalas (Concordo plenamente até discordo plenamente).</text:p>
            <text:p/>
            <text:p>- No teste qualitativo foi utilizado o modelo “BLA”. BLA método poderia ser definido como uma técnica de exploração psicológica, que aponta os fatores-chave da experiência do usuário. O principal objetivo deste sistema é verificar qual característica concreta do produto implica a frustração, confiança ou gratidão dos usuários (entre muitos outros).</text:p>
            <text:p/>
            <text:p/>
          </table:table-cell>
          <table:table-cell table:style-name="ce35" office:value-type="string" calcext:value-type="string">
            <text:p>- Conclui-se que a gamificação é um método muito bom para <text:span text:style-name="T9">auxiliar</text:span> na aprendizagem e o uso da RV também.</text:p>
            <text:p/>
            <text:p>- Um projeto chamado "A ilha" que é uma ilha virtual divida em pavilhões onde os projetos 3D <text:span text:style-name="T9">construídos</text:span> pelos alunos são inseridos, podendo ser visualizados por outros alunos.</text:p>
          </table:table-cell>
          <table:table-cell table:style-name="ce37" table:content-validation-name="val2" office:value-type="string" calcext:value-type="string">
            <text:p>Extraído</text:p>
          </table:table-cell>
          <table:table-cell table:style-name="ce39" table:number-columns-repeated="996"/>
        </table:table-row>
        <table:table-row table:style-name="ro3">
          <table:table-cell table:style-name="ce3" office:value-type="string" calcext:value-type="string">
            <text:p>ACM</text:p>
          </table:table-cell>
          <table:table-cell table:style-name="ce14" office:value-type="string" calcext:value-type="string">
            <text:p>Eduardo Zilles Borba and Marcio <text:s/>Cabral and Andre <text:s/>Montes and Olavo <text:s/>Belloc and Marcelo <text:s/>Zuffo</text:p>
          </table:table-cell>
          <table:table-cell table:style-name="ce14" office:value-type="string" calcext:value-type="string">
            <text:p>Immersive and Interactive Procedure Training Simulator for High Risk Power Line Maintenance</text:p>
          </table:table-cell>
          <table:table-cell table:style-name="ce14" office:value-type="float" office:value="2016" calcext:value-type="float">
            <text:p>2016</text:p>
          </table:table-cell>
          <table:table-cell table:style-name="ce14" office:value-type="string" calcext:value-type="string">
            <text:p>Article</text:p>
          </table:table-cell>
          <table:table-cell table:style-name="ce19" office:value-type="string" calcext:value-type="string">
            <text:p><text:a xlink:href="http://dl.acm.org/citation.cfm?id=2929497&amp;CFID=912771179&amp;CFTOKEN=38571105" xlink:type="simple">http://dl.acm.org/citation.cfm?id=2929497&amp;CFID=912771179&amp;CFTOKEN=38571105</text:a></text:p>
          </table:table-cell>
          <table:table-cell table:style-name="ce23" table:content-validation-name="val1" office:value-type="string" calcext:value-type="string">
            <text:p>CI2.</text:p>
          </table:table-cell>
          <table:table-cell table:style-name="ce26" table:content-validation-name="val1" office:value-type="string" calcext:value-type="string">
            <text:p>Brasil</text:p>
          </table:table-cell>
          <table:table-cell table:style-name="ce26" table:content-validation-name="val1" office:value-type="string" calcext:value-type="string">
            <text:p>ACM</text:p>
          </table:table-cell>
          <table:table-cell table:style-name="ce26" table:content-validation-name="val1" office:value-type="string" calcext:value-type="string">
            <text:p>Proceeding</text:p>
            <text:p>SIGGRAPH '16 ACM SIGGRAPH 2016 VR Village</text:p>
            <text:p>Article No. 7 </text:p>
          </table:table-cell>
          <table:table-cell table:style-name="ce30" table:content-validation-name="val1" office:value-type="string" calcext:value-type="string">
            <text:p>This project shows a procedure-training simulator targeted at the operation and maintenance of overland distribution power lines. This simulator is focused on workplace safety and risk assessment of common daily operations such as fuse replacement and power cut activities. The training system is implemented using VR goggles (Oculus Rift) and a mixture of a real scenario matched perfectly with its Virtual Reality counterpart. The real scenario is composed of a real "basket" and a stick - both of the equipment is the actual ones used in daily training. Both, equipment are tracked by high precision infrared cameras system (OptiTrack) providing a high degree of immersion and realism. In addition to tracking the scenario, the user is completely tracked: heads, shoulders, arms and hands are tracked. This tracking allows a perfect simulation of the participant's movements in the Virtual World. This allows precise evaluation of movements as well as ergonomics. The virtual scenario was carefully designed to accurately reproduce in a coherent way all relevant spatial, architectonic and natural features typical of the urban environment, reflecting the variety of challenges that real cities might impose on the activity. The system consists of two modules: the first module being Instructor Interface, which will help create and control different challenging scenarios and follow the student's reactions and behavior; and the second module is the simulator itself, which will be presented to the student through VR goggles. The training session can also be viewed on a projected screen by other students, enabling learning through observation of mistakes and successes of their peers, such as a martial arts dojo. The simulator features various risk scenarios such as: different climates - sun, rain and wind; different lighting conditions - day, night and artificial; different types of electrical structures; transformer fire and explosion; short-circuit and electric arc; defective equipment; many obstacles - trees, cars, windows, swarm of bees, etc.</text:p>
          </table:table-cell>
          <table:table-cell table:style-name="ce30" table:content-validation-name="val1" office:value-type="string" calcext:value-type="string">
            <text:p>Oculus Rift</text:p>
          </table:table-cell>
          <table:table-cell table:style-name="ce30" table:content-validation-name="val1" office:value-type="string" calcext:value-type="string">
            <text:p>Não fala.</text:p>
          </table:table-cell>
          <table:table-cell table:style-name="ce30" table:content-validation-name="val1" office:value-type="string" calcext:value-type="string">
            <text:p>- Cesta “operadores de linhas de energia em postes”</text:p>
            <text:p/>
            <text:p>- Sistemas de <text:span text:style-name="T9">câmeras</text:span> (OptiTrack)</text:p>
            <text:p/>
            <text:p>- Bastão (real de operadores)</text:p>
          </table:table-cell>
          <table:table-cell table:style-name="ce30" table:content-validation-name="val1" office:value-type="string" calcext:value-type="string">
            <text:p>Não fala</text:p>
          </table:table-cell>
          <table:table-cell table:style-name="ce30" table:content-validation-name="val1" office:value-type="string" calcext:value-type="string">
            <text:p>- Eletricidade.</text:p>
            <text:p>- Eletrotécnica.</text:p>
            <text:p>- Alto Risco</text:p>
          </table:table-cell>
          <table:table-cell table:style-name="ce30" table:content-validation-name="val1" office:value-type="string" calcext:value-type="string">
            <text:p>Não fala</text:p>
          </table:table-cell>
          <table:table-cell table:style-name="ce30" table:content-validation-name="val1" office:value-type="string" calcext:value-type="string">
            <text:p>Artigo curto, não tem conclusão</text:p>
          </table:table-cell>
          <table:table-cell table:style-name="ce37" table:content-validation-name="val2" office:value-type="string" calcext:value-type="string">
            <text:p>Extraído</text:p>
          </table:table-cell>
          <table:table-cell table:style-name="ce39" table:number-columns-repeated="996"/>
        </table:table-row>
        <table:table-row table:style-name="ro4">
          <table:table-cell table:style-name="ce4" office:value-type="string" calcext:value-type="string">
            <text:p>SCOPUS</text:p>
          </table:table-cell>
          <table:table-cell table:style-name="ce15" office:value-type="string" calcext:value-type="string">
            <text:p>Ray A.B., Deb S.</text:p>
          </table:table-cell>
          <table:table-cell table:style-name="ce15" office:value-type="string" calcext:value-type="string">
            <text:p>Smartphone Based Virtual Reality Systems in Classroom Teaching - A Study on the Effects of Learning Outcome</text:p>
          </table:table-cell>
          <table:table-cell table:style-name="ce15" office:value-type="float" office:value="2016" calcext:value-type="float">
            <text:p>2016</text:p>
          </table:table-cell>
          <table:table-cell table:style-name="ce15" office:value-type="string" calcext:value-type="string">
            <text:p>Conference Paper</text:p>
          </table:table-cell>
          <table:table-cell table:style-name="ce20" office:value-type="string" calcext:value-type="string">
            <text:p>https://www.scopus.com/inward/record.uri?eid=2-s2.0-85013300861&amp;doi=10.1109%2fT4E.2016.022&amp;partnerID=40&amp;md5=12bda50af16a1bc1a475ca2a81b69683</text:p>
          </table:table-cell>
          <table:table-cell table:style-name="ce24" table:content-validation-name="val1" office:value-type="string" calcext:value-type="string">
            <text:p>CI6.</text:p>
          </table:table-cell>
          <table:table-cell table:style-name="ce27" table:content-validation-name="val1" office:value-type="string" calcext:value-type="string">
            <text:p>Índia</text:p>
          </table:table-cell>
          <table:table-cell table:style-name="ce27" table:content-validation-name="val1" office:value-type="string" calcext:value-type="string">
            <text:p>IEEE</text:p>
          </table:table-cell>
          <table:table-cell table:style-name="ce27" table:content-validation-name="val1" office:value-type="string" calcext:value-type="string">
            <text:p>Proceedings - IEEE 8th International Conference on Technology for Education, T4E 2016</text:p>
          </table:table-cell>
          <table:table-cell table:style-name="ce29" office:value-type="string" calcext:value-type="string">
            <text:p/>
            <text:p/>
            <text:p>Virtual Reality (VR) has come up as a pinnacle of the ground breaking advances in computing power through developments in fields of electronics, software and mobile computing. It has been a topic of significant research and studies in recent years, given that 2016 is widely predicted to be the year where VR finds acceptability and affordability in mainstream consumer market. VR systems were first introduced to target entertainment and gaming, but numerous research and studies have shown its importance in educational purposes. There is a great potential in Virtual Reality Environments to serve as teaching aids in complementing and improving the education process. In spite of that, it is held back due to their bulky systems, complex setups and high cost, which limit their usage in versatile scenario.This study is being taken up to devise a solution that can address these problems using portable and simple VR setup with affordable hardware. The system used here takes help of Google's 'Cardboard' platform to provide the structure for Head Mounted Display while the display is provided by any smartphone that can be put inside the frame. This setup, other than being very easy to operate, is extremely cost effective and portable at the same time. This study aims to measure the feasibility of using the above mentioned VR system to improve the teaching process and the effect of this system on learning outcome. Through our experiments we intend to establish that such a setup is preferred by students for regular usage and improves their cognitive learning and participation.</text:p>
          </table:table-cell>
          <table:table-cell table:style-name="ce29" office:value-type="string" calcext:value-type="string">
            <text:p>Google Cardboard</text:p>
          </table:table-cell>
          <table:table-cell table:style-name="ce29" office:value-type="string" calcext:value-type="string">
            <text:p>Não fala</text:p>
          </table:table-cell>
          <table:table-cell table:style-name="ce29" office:value-type="string" calcext:value-type="string">
            <text:p>Não</text:p>
          </table:table-cell>
          <table:table-cell table:style-name="ce29" office:value-type="string" calcext:value-type="string">
            <text:p>- Através do botão capacitivo</text:p>
            <text:p>- Por inclinação e botões virtuais.</text:p>
            <text:p>- Na direção do campo de visão, o usuário seleciona botões virtual dentro do ambiente 3D movimentando, inclinando sua cabeça e clica através do botão capacitivo.</text:p>
          </table:table-cell>
          <table:table-cell table:style-name="ce29" office:value-type="string" calcext:value-type="string">
            <text:p>Não fala</text:p>
          </table:table-cell>
          <table:table-cell table:style-name="ce29" office:value-type="string" calcext:value-type="string">
            <text:p>- Empíricos (Foram divididos dois grupos de alunos em sala de aula, o primeiro grupo foi passado a disciplina de forma tradicional e o segundo grupo foi passada a disciplina com RV. Depois aplicados questionários e provas concluíram uma melhora no desempenho dos alunos do segundo grupo.</text:p>
          </table:table-cell>
          <table:table-cell table:style-name="ce29" office:value-type="string" calcext:value-type="string">
            <text:p>Foi concluído que o uso de RV em sala de aula contribui para uma forma melhor de aprendizagem, tanto em melhora no processo de ensino quanto no interesse do aluno.</text:p>
          </table:table-cell>
          <table:table-cell table:style-name="ce37" table:content-validation-name="val2" office:value-type="string" calcext:value-type="string">
            <text:p>Extraído</text:p>
          </table:table-cell>
          <table:table-cell table:style-name="ce39" table:number-columns-repeated="996"/>
        </table:table-row>
        <table:table-row table:style-name="ro5">
          <table:table-cell table:style-name="ce3" office:value-type="string" calcext:value-type="string">
            <text:p>SCOPUS</text:p>
          </table:table-cell>
          <table:table-cell table:style-name="ce14" office:value-type="string" calcext:value-type="string">
            <text:p>McGhee J., Bailey B., Parton R.G., Ariotti N., Johnston A.</text:p>
          </table:table-cell>
          <table:table-cell table:style-name="ce14" office:value-type="string" calcext:value-type="string">
            <text:p>Journey to the Centre of the cell (JTCC)∗: A 3D VR experience derived from migratory breast cancer cell image data</text:p>
          </table:table-cell>
          <table:table-cell table:style-name="ce14" office:value-type="float" office:value="2016" calcext:value-type="float">
            <text:p>2016</text:p>
          </table:table-cell>
          <table:table-cell table:style-name="ce14" office:value-type="string" calcext:value-type="string">
            <text:p>Conference Paper</text:p>
          </table:table-cell>
          <table:table-cell table:style-name="ce19" office:value-type="string" calcext:value-type="string">
            <text:p>https://www.scopus.com/inward/record.uri?eid=2-s2.0-85006965758&amp;doi=10.1145%2f2996376.2996385&amp;partnerID=40&amp;md5=0f17ac3fee3c4508479d9ea59dea6cf3</text:p>
          </table:table-cell>
          <table:table-cell table:style-name="ce23" table:content-validation-name="val1" office:value-type="string" calcext:value-type="string">
            <text:p>CI4.</text:p>
          </table:table-cell>
          <table:table-cell table:style-name="ce26" table:content-validation-name="val1" office:value-type="string" calcext:value-type="string">
            <text:p>Austrália</text:p>
            <text:p><text:span text:style-name="T2">USA</text:span></text:p>
          </table:table-cell>
          <table:table-cell table:style-name="ce26" table:content-validation-name="val1" office:value-type="string" calcext:value-type="string">
            <text:p>ACM</text:p>
          </table:table-cell>
          <table:table-cell table:style-name="ce26" table:content-validation-name="val1" office:value-type="string" calcext:value-type="string">
            <text:p>SA 2016 - SIGGRAPH ASIA 2016 VR Showcase</text:p>
          </table:table-cell>
          <table:table-cell table:style-name="ce30" table:content-validation-name="val1" office:value-type="string" calcext:value-type="string">
            <text:p>Journey to the Centre of the Cell (JTCC) is a multi-disciplinary initiative exploring the visualisation of nanotechnology. This particular VR research work demonstrates how Virtual Reality (VR) on HTC Vive head mounted display (HMD) can be used as a platform to interact with cell structures in a compelling immersive experience. Contemporary scientific cellular imaging modalities such as Fluorescence Microscopy and Serial Block Face Scanning Electron Microscopy can capture detailed cross-sectional image slices of molecular structures. The subsequent post-processed 3D data visualisation can provide additional educational insight for lay users. For the artist-researcher, this potential to educate raises valuable questions for further investigation, such as what 3D visualisation narrative should we adopt? In research work being carried out at the 3D Visualisation Aesthetics Lab (VAL) at UNSW Australia, arts-led modes of data augmentation are being developed to widen access to lay users, such as undergraduate science students. The prototype VR experience allows users to see nanoparticle cellular interactions on the surface of the cell as they enter the internal structure. The immersive visual work is a hybrid of ISO surface data and 3D arts-based representation. The prototype illustrates three cellular processes for nanoparticle internalisation: caveolar, macropinocytic and clathrin-mediated. This work builds on previous visualisation work carried out in the 3D-VAL using clinical imaging data in VR [1][2] for patient communication. 1. Caveolae are 60-80 nm wide pits in the plasma membrane that play a role in endocytosis. 2. Macropinocytosis is an actin-dependent endocytic process that leads to non-selective internalisation of fluid and membrane into large vacuoles (known as macropinosomes). 3. Clathrin-mediated endocytosis is initiated by the binding of a ligand to a membrane receptor.</text:p>
          </table:table-cell>
          <table:table-cell table:style-name="ce30" table:content-validation-name="val1" office:value-type="string" calcext:value-type="string">
            <text:p>HTC Vive</text:p>
          </table:table-cell>
          <table:table-cell table:style-name="ce30" table:content-validation-name="val1" office:value-type="string" calcext:value-type="string">
            <text:p>- Unity 3D</text:p>
            <text:p>- Autodesk Maya</text:p>
          </table:table-cell>
          <table:table-cell table:style-name="ce30" table:content-validation-name="val1" office:value-type="string" calcext:value-type="string">
            <text:p>HTC Controles</text:p>
          </table:table-cell>
          <table:table-cell table:style-name="ce30" table:content-validation-name="val1" office:value-type="string" calcext:value-type="string">
            <text:p>- Navegação (Teletransporte)</text:p>
            <text:p>- Seleção (Ray Casting)</text:p>
            <text:p>- Manipulação (Baseada no Ray Casting, o objeto selecionado se prende aos controles do HTC e podem ser manipulados com 6DOF)</text:p>
          </table:table-cell>
          <table:table-cell table:style-name="ce30" table:content-validation-name="val1" office:value-type="string" calcext:value-type="string">
            <text:p>- Anatomia</text:p>
            <text:p>- Visualização Celular</text:p>
          </table:table-cell>
          <table:table-cell table:style-name="ce30" table:content-validation-name="val1" office:value-type="string" calcext:value-type="string">
            <text:p>Não fala</text:p>
          </table:table-cell>
          <table:table-cell table:style-name="ce30" table:content-validation-name="val1" office:value-type="string" calcext:value-type="string">
            <text:p>Continuar o projeto, com, mais criações, ex. “InCell VR’. OBS:. Eu tenho esse app no celular.</text:p>
          </table:table-cell>
          <table:table-cell table:style-name="ce37" table:content-validation-name="val2" office:value-type="string" calcext:value-type="string">
            <text:p>Extraído</text:p>
          </table:table-cell>
          <table:table-cell table:style-name="ce39" table:number-columns-repeated="996"/>
        </table:table-row>
        <table:table-row table:style-name="ro5">
          <table:table-cell table:style-name="ce2" office:value-type="string" calcext:value-type="string">
            <text:p>SCOPUS</text:p>
          </table:table-cell>
          <table:table-cell table:style-name="ce13" office:value-type="string" calcext:value-type="string">
            <text:p>Vichitvejpaisal P., Yamee N., Marsertsri P.</text:p>
          </table:table-cell>
          <table:table-cell table:style-name="ce13" office:value-type="string" calcext:value-type="string">
            <text:p>Firefighting simulation on virtual reality platform</text:p>
          </table:table-cell>
          <table:table-cell table:style-name="ce13" office:value-type="float" office:value="2016" calcext:value-type="float">
            <text:p>2016</text:p>
          </table:table-cell>
          <table:table-cell table:style-name="ce13" office:value-type="string" calcext:value-type="string">
            <text:p>Conference Paper</text:p>
          </table:table-cell>
          <table:table-cell table:style-name="ce21" office:value-type="string" calcext:value-type="string">
            <text:p>https://www.scopus.com/inward/record.uri?eid=2-s2.0-85006940249&amp;doi=10.1109%2fJCSSE.2016.7748912&amp;partnerID=40&amp;md5=1c7f17ba248b566ea2bfd5769b178245</text:p>
          </table:table-cell>
          <table:table-cell table:style-name="ce22" table:content-validation-name="val1" office:value-type="string" calcext:value-type="string">
            <text:p>CI2, CI4.</text:p>
          </table:table-cell>
          <table:table-cell table:style-name="ce25" table:content-validation-name="val1" office:value-type="string" calcext:value-type="string">
            <text:p>Tailândia</text:p>
          </table:table-cell>
          <table:table-cell table:style-name="ce25" table:content-validation-name="val1" office:value-type="string" calcext:value-type="string">
            <text:p>IEEE</text:p>
          </table:table-cell>
          <table:table-cell table:style-name="ce25" table:content-validation-name="val1" office:value-type="string" calcext:value-type="string">
            <text:p>2016 13th International Joint Conference on Computer Science and Software Engineering, JCSSE 2016</text:p>
          </table:table-cell>
          <table:table-cell table:style-name="ce29" office:value-type="string" calcext:value-type="string">
            <text:p>We propose firefighting scenarios based training system on virtual reality platform. The main objectives of our work are to provide information concerning fire incident and how to deal with this critical situation as realistic as possible. The players interact with our system by means of virtual reality head-mounted display and our custom controller that mimic the fire extinguisher. The simulated fire incidents are rendered in three dimensional first-person point of view style. Users have to deal with the fire incident situation that may occur in various ways and learn from these experiences. </text:p>
          </table:table-cell>
          <table:table-cell table:style-name="ce29" office:value-type="string" calcext:value-type="string">
            <text:p>Oculus Rift</text:p>
          </table:table-cell>
          <table:table-cell table:style-name="ce29" office:value-type="string" calcext:value-type="string">
            <text:p>- Unreal Engine.</text:p>
            <text:p>- Autodesk Maya.</text:p>
            <text:p>- Windows 10.</text:p>
          </table:table-cell>
          <table:table-cell table:style-name="ce29" office:value-type="string" calcext:value-type="string">
            <text:p>- Controle especial (adaptado) no extintor de incêndio real (Com Arduíno ).</text:p>
          </table:table-cell>
          <table:table-cell table:style-name="ce29" office:value-type="string" calcext:value-type="string">
            <text:p>- Navegação e Manipulação (Através do controle especial adaptado no extintor, usando um thumb stick pode-se navegar pelo ambiente e outro botão para ativar o extintor.)</text:p>
            <text:p/>
            <text:p>- Também é possível usar teclado, mouse e monitor.</text:p>
            <text:p/>
            <text:p>- Nó futuro pretendem implementar a navegação natural com os pés.</text:p>
            <text:p/>
          </table:table-cell>
          <table:table-cell table:style-name="ce29" office:value-type="string" calcext:value-type="string">
            <text:p>- Combate a Incêndio</text:p>
          </table:table-cell>
          <table:table-cell table:style-name="ce29" office:value-type="string" calcext:value-type="string">
            <text:p>Não fala</text:p>
          </table:table-cell>
          <table:table-cell table:style-name="ce29" office:value-type="string" calcext:value-type="string">
            <text:p>Um aplicativo. </text:p>
            <text:p>Simples, muito bom.</text:p>
          </table:table-cell>
          <table:table-cell table:style-name="ce37" table:content-validation-name="val2" office:value-type="string" calcext:value-type="string">
            <text:p>Extraído</text:p>
          </table:table-cell>
          <table:table-cell table:style-name="ce39" table:number-columns-repeated="996"/>
        </table:table-row>
        <table:table-row table:style-name="ro6">
          <table:table-cell table:style-name="ce3" office:value-type="string" calcext:value-type="string">
            <text:p>SCOPUS</text:p>
          </table:table-cell>
          <table:table-cell table:style-name="ce14" office:value-type="string" calcext:value-type="string">
            <text:p>Latoschik M.E., Lugrin J.-L., Habel M., Roth D., Seufert C., Grafe S.</text:p>
          </table:table-cell>
          <table:table-cell table:style-name="ce14" office:value-type="string" calcext:value-type="string">
            <text:p>Breaking bad behavior: Immersive training of class room management</text:p>
          </table:table-cell>
          <table:table-cell table:style-name="ce14" office:value-type="float" office:value="2016" calcext:value-type="float">
            <text:p>2016</text:p>
          </table:table-cell>
          <table:table-cell table:style-name="ce14" office:value-type="string" calcext:value-type="string">
            <text:p>Conference Paper</text:p>
          </table:table-cell>
          <table:table-cell table:style-name="ce19" office:value-type="string" calcext:value-type="string">
            <text:p>https://www.scopus.com/inward/record.uri?eid=2-s2.0-84998704927&amp;doi=10.1145%2f2993369.2996308&amp;partnerID=40&amp;md5=29d1d5b1e46c48d608183a9df3d40df2</text:p>
          </table:table-cell>
          <table:table-cell table:style-name="ce23" table:content-validation-name="val1" office:value-type="string" calcext:value-type="string">
            <text:p>CI2, CI4.</text:p>
          </table:table-cell>
          <table:table-cell table:style-name="ce26" table:content-validation-name="val1" office:value-type="string" calcext:value-type="string">
            <text:p>Alemanha</text:p>
          </table:table-cell>
          <table:table-cell table:style-name="ce26" table:content-validation-name="val1" office:value-type="string" calcext:value-type="string">
            <text:p>ACM</text:p>
          </table:table-cell>
          <table:table-cell table:style-name="ce26" table:content-validation-name="val1" office:value-type="string" calcext:value-type="string">
            <text:p>Proceedings of the ACM Symposium on Virtual Reality Software and Technology, VRST</text:p>
          </table:table-cell>
          <table:table-cell table:style-name="ce31" office:value-type="string" calcext:value-type="string">
            <text:p>This article presents a fully immersive portable low-cost Virtual Reality system to train classroom management skills. An instructor controls the simulation of a virtual classroom populated with 24 semi-autonomous virtual agents via a desktop-based graphical user interface (GUI). The GUI provides behavior control and trainee evaluation widgets alongside a non-immersive view of the class and the trainee. The trainee's interface uses an Head-Mounted Display (HMD) and earphones for output. A depth camera and the HMD's built-in motion sensors are used for tracking the trainee and for avatar animation. An initial evaluation of both interfaces confirms the system's usefulness, specifically its capability to successfully simulate critical aspects of classroom management.</text:p>
          </table:table-cell>
          <table:table-cell table:style-name="ce31" office:value-type="string" calcext:value-type="string">
            <text:p>Oculus Rift</text:p>
          </table:table-cell>
          <table:table-cell table:style-name="ce31" office:value-type="string" calcext:value-type="string">
            <text:p>- Unreal Engine</text:p>
          </table:table-cell>
          <table:table-cell table:style-name="ce31" office:value-type="string" calcext:value-type="string">
            <text:p>Kinect</text:p>
          </table:table-cell>
          <table:table-cell table:style-name="ce31" office:value-type="string" calcext:value-type="string">
            <text:p>Não fala</text:p>
          </table:table-cell>
          <table:table-cell table:style-name="ce31" office:value-type="string" calcext:value-type="string">
            <text:p>- Gerenciamento de sala de aula</text:p>
          </table:table-cell>
          <table:table-cell table:style-name="ce31" office:value-type="string" calcext:value-type="string">
            <text:p>Não fala</text:p>
          </table:table-cell>
          <table:table-cell table:style-name="ce31" office:value-type="string" calcext:value-type="string">
            <text:p>O artigo é curto, mas conclui que esta trabalho na avaliação do sistema e pretende implementar métodos de avaliação automática do sistema para o usuário em treinamento.</text:p>
            <text:p/>
            <text:p>- Um sistema RV  de baixo custo para treinamento de habilidades de gerenciamento de sala de aula. O sistema fornece um paradigma instrutor-estagiário e simula uma sala de aula virtual com 24 agentes virtuais semi-autônomos diferentes capazes de exibir uma variedade de comportamentos de alunos, incluindo exemplos típicos de comportamentos ruins ou disruptivos. O trabalho futuro <text:span text:style-name="T9">concentrara-se</text:span> na variedade aprimorada de alunos (incluindo estereótipos), agentes autônomos completos e avaliação de estagiário suportada por computador com base na análise de voz e movimento.</text:p>
          </table:table-cell>
          <table:table-cell table:style-name="ce37" table:content-validation-name="val2" office:value-type="string" calcext:value-type="string">
            <text:p>Extraído</text:p>
          </table:table-cell>
          <table:table-cell table:style-name="ce39" table:number-columns-repeated="996"/>
        </table:table-row>
        <table:table-row table:style-name="ro5">
          <table:table-cell table:style-name="ce4" office:value-type="string" calcext:value-type="string">
            <text:p>SCOPUS</text:p>
          </table:table-cell>
          <table:table-cell table:style-name="ce15" office:value-type="string" calcext:value-type="string">
            <text:p>Laura B.-P., Juanes J.A., Ruisoto P.</text:p>
          </table:table-cell>
          <table:table-cell table:style-name="ce15" office:value-type="string" calcext:value-type="string">
            <text:p>Immersive visualization anatomical environment using virtual reality devices</text:p>
          </table:table-cell>
          <table:table-cell table:style-name="ce15" office:value-type="float" office:value="2016" calcext:value-type="float">
            <text:p>2016</text:p>
          </table:table-cell>
          <table:table-cell table:style-name="ce15" office:value-type="string" calcext:value-type="string">
            <text:p>Conference Paper</text:p>
          </table:table-cell>
          <table:table-cell table:style-name="ce20" office:value-type="string" calcext:value-type="string">
            <text:p>https://www.scopus.com/inward/record.uri?eid=2-s2.0-85008221212&amp;doi=10.1145%2f3012430.3012559&amp;partnerID=40&amp;md5=da200223388bf7d4d4dc53e082c5a9fd</text:p>
          </table:table-cell>
          <table:table-cell table:style-name="ce24" table:content-validation-name="val1" office:value-type="string" calcext:value-type="string">
            <text:p>CI4.</text:p>
          </table:table-cell>
          <table:table-cell table:style-name="ce27" table:content-validation-name="val1" office:value-type="string" calcext:value-type="string">
            <text:p>Espanha</text:p>
          </table:table-cell>
          <table:table-cell table:style-name="ce27" table:content-validation-name="val1" office:value-type="string" calcext:value-type="string">
            <text:p>ACM</text:p>
          </table:table-cell>
          <table:table-cell table:style-name="ce27" table:content-validation-name="val1" office:value-type="string" calcext:value-type="string">
            <text:p>4th International Conference on Technological Ecosystem for Enhancing Multiculturality, TEEM 2016;</text:p>
          </table:table-cell>
          <table:table-cell table:style-name="ce29" office:value-type="string" calcext:value-type="string">
            <text:p>An immersive system allows the user to experience a virtual environment. For the interaction to be as natural as possible, special devices are used to immerse ourselves in a virtual environment. The use of mobile devices in teaching is already a positive element in knowledge building, since the use of these technologies increase the possibilities of interacting with different options that applications for these devices present. We used the application Anatomyou to apply the technology of stereoscopic vision systems using virtual reality glasses in order to learn human anatomy, as a complementary and additional tool to the formal teaching of anatomy.</text:p>
          </table:table-cell>
          <table:table-cell table:style-name="ce29" office:value-type="string" calcext:value-type="string">
            <text:p>Cardboard</text:p>
          </table:table-cell>
          <table:table-cell table:style-name="ce29" office:value-type="string" calcext:value-type="string">
            <text:p>Não fala</text:p>
            <text:p/>
          </table:table-cell>
          <table:table-cell table:style-name="ce29" office:value-type="string" calcext:value-type="string">
            <text:p>Não</text:p>
          </table:table-cell>
          <table:table-cell table:style-name="ce29" office:value-type="string" calcext:value-type="string">
            <text:p>Não fala</text:p>
          </table:table-cell>
          <table:table-cell table:style-name="ce29" office:value-type="string" calcext:value-type="string">
            <text:p>Anatomia</text:p>
          </table:table-cell>
          <table:table-cell table:style-name="ce29" office:value-type="string" calcext:value-type="string">
            <text:p>Não fala</text:p>
          </table:table-cell>
          <table:table-cell table:style-name="ce29" office:value-type="string" calcext:value-type="string">
            <text:p>- Apresenta um Ambiente Virtual 3D de anatomia que pode ser explorando utilizando um óculos tipo Cardboard.</text:p>
            <text:p/>
            <text:p>- Estes tipos de trabalhos contribuem para o auxilio na aprendizagem de profissionais na <text:span text:style-name="T9">área</text:span> da saúde, médicos, enfermeiros etc. Na aprendizagem básica.</text:p>
            <text:p/>
            <text:p>- Segundo os autores cada vez mais universidades estão apoiando o uso de RV no ensino.</text:p>
          </table:table-cell>
          <table:table-cell table:style-name="ce37" table:content-validation-name="val2" office:value-type="string" calcext:value-type="string">
            <text:p>Extraído</text:p>
          </table:table-cell>
          <table:table-cell table:style-name="ce39" table:number-columns-repeated="996"/>
        </table:table-row>
        <table:table-row table:style-name="ro7">
          <table:table-cell table:style-name="ce3" office:value-type="string" calcext:value-type="string">
            <text:p>SCOPUS</text:p>
          </table:table-cell>
          <table:table-cell table:style-name="ce14" office:value-type="string" calcext:value-type="string">
            <text:p>Ha G., Lee H., Lee S., Cha J., Kim S.</text:p>
          </table:table-cell>
          <table:table-cell table:style-name="ce14" office:value-type="string" calcext:value-type="string">
            <text:p>A VR serious game for fire evacuation drill with synchronized tele-collaboration among users</text:p>
          </table:table-cell>
          <table:table-cell table:style-name="ce14" office:value-type="float" office:value="2016" calcext:value-type="float">
            <text:p>2016</text:p>
          </table:table-cell>
          <table:table-cell table:style-name="ce14" office:value-type="string" calcext:value-type="string">
            <text:p>Conference Paper</text:p>
          </table:table-cell>
          <table:table-cell table:style-name="ce19" office:value-type="string" calcext:value-type="string">
            <text:p>https://www.scopus.com/inward/record.uri?eid=2-s2.0-84998591738&amp;doi=10.1145%2f2993369.2996306&amp;partnerID=40&amp;md5=219e08c794a673374636ca58a454e8fc</text:p>
          </table:table-cell>
          <table:table-cell table:style-name="ce23" table:content-validation-name="val1" office:value-type="string" calcext:value-type="string">
            <text:p>CI3.</text:p>
          </table:table-cell>
          <table:table-cell table:style-name="ce26" table:content-validation-name="val1" office:value-type="string" calcext:value-type="string">
            <text:p>Coreia do Sul</text:p>
          </table:table-cell>
          <table:table-cell table:style-name="ce26" table:content-validation-name="val1" office:value-type="string" calcext:value-type="string">
            <text:p>ACM</text:p>
          </table:table-cell>
          <table:table-cell table:style-name="ce26" table:content-validation-name="val1" office:value-type="string" calcext:value-type="string">
            <text:p>22nd ACM Conference on Virtual Reality Software and Technology, VRST 2016; Leibniz Supercomputing Centre (LRZ)Munich; Germany;</text:p>
          </table:table-cell>
          <table:table-cell table:style-name="ce31" office:value-type="string" calcext:value-type="string">
            <text:p>Immersive VR, a technology getting attention in recent years, is widely applied to the realm of serious games because it can provide users with both fun and intriguing experiences. This poster proposes a self-training VR serious game for fire evacuation drill with concurrent tele-collaboration among avatars controlled by and synchronized with multiple-users in remote places. We introduce a system architecture of both single user and its extension to multiple-user system. The single user system consists of wearable sensors and 3D VR HMD to synchronize a user's motions to one's own avatar in the virtual environment. We can easily extend the system to the multi-user mode through the Unity game cloud server. The multi-user mode enable players to experience a tele-existence so that they can collaborate in the virtual environment, and they can concurrently navigate while interacting with virtual objects as if they coexist in the same space.</text:p>
          </table:table-cell>
          <table:table-cell table:style-name="ce31" office:value-type="string" calcext:value-type="string">
            <text:p>Oculus Rift</text:p>
          </table:table-cell>
          <table:table-cell table:style-name="ce31" office:value-type="string" calcext:value-type="string">
            <text:p>Unity 3D.</text:p>
          </table:table-cell>
          <table:table-cell table:style-name="ce31" office:value-type="string" calcext:value-type="string">
            <text:p>Myo</text:p>
          </table:table-cell>
          <table:table-cell table:style-name="ce31" office:value-type="string" calcext:value-type="string">
            <text:p>Não fala <text:span text:style-name="T9">técnicas</text:span>, mas pode-se observar nas figuras cada usuário utilizando 3 myo’s um na perna direita e um em cada braço.</text:p>
            <text:p/>
            <text:p>- Comenta no texto sobre utilização de gestos, poses e movimento do corpo para controlar o avatar dentro do sistema, entende-se isso como interação natural. Mas não posso afirmar por exemplo que ele tem um Walk-in-place para navegação.</text:p>
            <text:p/>
            <text:p>- Assumo que possui locomoção por marcha, pois citam no texto, “Gait Direction”, entendi que ele quis dizer que é navegação walk-in-place na direção do campo de visão.</text:p>
          </table:table-cell>
          <table:table-cell table:style-name="ce32" office:value-type="string" calcext:value-type="string">
            <text:p>Combate a Incêndio</text:p>
          </table:table-cell>
          <table:table-cell table:style-name="ce31" office:value-type="string" calcext:value-type="string">
            <text:p>Empíricos (Questionários) Não explica com detalhes.</text:p>
          </table:table-cell>
          <table:table-cell table:style-name="ce31" office:value-type="string" calcext:value-type="string">
            <text:p>- O artigo apresenta um serious games para evacuação com caso incêndio. Sendo colaborativo com mais um jogador ao mesmo tempo.</text:p>
            <text:p/>
            <text:p>- No exemplo tem 3 jogadores, cada um com um <text:span text:style-name="T9">óculos</text:span> rift e 3 <text:span text:style-name="T9">myo's.</text:span> O custo foi estipulado (3 * rift) + (9 * myo).</text:p>
          </table:table-cell>
          <table:table-cell table:style-name="ce37" table:content-validation-name="val2" office:value-type="string" calcext:value-type="string">
            <text:p>Extraído</text:p>
          </table:table-cell>
          <table:table-cell table:style-name="ce39" table:number-columns-repeated="996"/>
        </table:table-row>
        <table:table-row table:style-name="ro8">
          <table:table-cell table:style-name="ce4" office:value-type="string" calcext:value-type="string">
            <text:p>SCOPUS</text:p>
          </table:table-cell>
          <table:table-cell table:style-name="ce15" office:value-type="string" calcext:value-type="string">
            <text:p>Alhalabi W.S.</text:p>
          </table:table-cell>
          <table:table-cell table:style-name="ce15" office:value-type="string" calcext:value-type="string">
            <text:p>Virtual reality systems enhance students’ achievements in engineering education</text:p>
          </table:table-cell>
          <table:table-cell table:style-name="ce15" office:value-type="float" office:value="2016" calcext:value-type="float">
            <text:p>2016</text:p>
          </table:table-cell>
          <table:table-cell table:style-name="ce15" office:value-type="string" calcext:value-type="string">
            <text:p>Article</text:p>
          </table:table-cell>
          <table:table-cell table:style-name="ce20" office:value-type="string" calcext:value-type="string">
            <text:p>https://www.scopus.com/inward/record.uri?eid=2-s2.0-84979662972&amp;doi=10.1080%2f0144929X.2016.1212931&amp;partnerID=40&amp;md5=3445122f2191056d55c26b9024456ab5</text:p>
          </table:table-cell>
          <table:table-cell table:style-name="ce24" table:content-validation-name="val1" office:value-type="string" calcext:value-type="string">
            <text:p>CI5.</text:p>
          </table:table-cell>
          <table:table-cell table:style-name="ce27" table:content-validation-name="val1" office:value-type="string" calcext:value-type="string">
            <text:p>Arábia Saudita</text:p>
          </table:table-cell>
          <table:table-cell table:style-name="ce27" table:content-validation-name="val1" office:value-type="string" calcext:value-type="string">
            <text:p>Taylor and Francis Ltd.</text:p>
          </table:table-cell>
          <table:table-cell table:style-name="ce27" table:content-validation-name="val1" office:value-type="string" calcext:value-type="string">
            <text:p>Behaviour and Information Technology</text:p>
          </table:table-cell>
          <table:table-cell table:style-name="ce29" office:value-type="string" calcext:value-type="string">
            <text:p>Virtual reality (VR) is being used for many applications, ranging from medicine to space and from entertainment to training. In this research paper, VR is applied in engineering education, the scope being to compare three major VR systems with the traditional education approach when we do not use any VR system (No-VR). The Corner Cave System (CCS) is compared with the Head Mounted Display (HMD) system. Both of these systems are using a tracking system to reflect the user movements in the virtual environment. The CCS uses only three coordinates: x-, y- and z-axis. The HMD system has six degrees of freedom, the x-, y- and z-axis, as well as the roll, pitch and yaw. Those two systems are also compared with HMD, as a standalone device (HMD-SA) without the tracking system where it has only roll, pitch and yaw. The objective of the study was to evaluate the impact of VR systems on the students’ achievements in engineering colleges. The research examined the effect of the four different methods and compared the scores of the students after each test. The experiments were ran over 48 students. Those systems show incredible results. © 2016 Informa UK Limited, trading as Taylor &amp; Francis Group.</text:p>
          </table:table-cell>
          <table:table-cell table:style-name="ce29" office:value-type="string" calcext:value-type="string">
            <text:p>Oculus Rift</text:p>
          </table:table-cell>
          <table:table-cell table:style-name="ce29" office:value-type="string" calcext:value-type="string">
            <text:p>Não fala</text:p>
          </table:table-cell>
          <table:table-cell table:style-name="ce29" office:value-type="string" calcext:value-type="string">
            <text:p>Câmeras</text:p>
          </table:table-cell>
          <table:table-cell table:style-name="ce29" office:value-type="string" calcext:value-type="string">
            <text:p>Não fala</text:p>
          </table:table-cell>
          <table:table-cell table:style-name="ce29" office:value-type="string" calcext:value-type="string">
            <text:p>Engenharias</text:p>
          </table:table-cell>
          <table:table-cell table:style-name="ce29" office:value-type="string" calcext:value-type="string">
            <text:p><text:span text:style-name="T9">Empírico</text:span>:</text:p>
            <text:p>- São 4 sistemas:</text:p>
            <text:p>  CCS - Coner Cave Systems</text:p>
            <text:p>,HMD – “com 8 <text:span text:style-name="T9">câmeras</text:span>”</text:p>
            <text:p> ,HMD-Sa “HMD sem <text:span text:style-name="T9">câmeras</text:span>”</text:p>
            <text:p>,No-VR – “Sem tecnologia VR”.</text:p>
            <text:p/>
            <text:p>- Com 4 grupo de 12 estudantes Grupo 1, 2, 3 e 4.</text:p>
            <text:p>- São 4 tópicos (“Astronomy”, “Transportation”, “Networking”, “Inventors”).</text:p>
            <text:p/>
            <text:p>- Cada tópico de ensino foi usado em cada ambiente.</text:p>
            <text:p/>
            <text:p>- Foi preparado um teste para todos tópicos.</text:p>
            <text:p/>
            <text:p>- Os estudantes foram expostos na seguinte forma: </text:p>
            <text:p/>
            <text:p>Group 1 = [CCS1, HMD2, HMD-SA3 and No-VR4] </text:p>
            <text:p>Group 2 = [CCS2, HMD3, HMD-SA4 and No-VR1]</text:p>
            <text:p> Group 3 = [CCS3, HMD4, HMD-SA1 and No-VR2]</text:p>
            <text:p> Group 4 = [CCS4, HMD1, HMD-SA2 and No-VR3]</text:p>
            <text:p/>
            <text:p>- Apos os estudantes realizarem o experimento foram feitos testes imediatamente.</text:p>
            <text:p/>
            <text:p>- O testes foram realizados em forma de Quiz de acordo com tópico ensinado.</text:p>
          </table:table-cell>
          <table:table-cell table:style-name="ce29" office:value-type="string" calcext:value-type="string">
            <text:p>- O artigo apresenta um estudo de avaliação de impacto de sistemas RV em estudantes de engenharia.</text:p>
            <text:p/>
            <text:p>- O artigo conclui que utilizando sistemas RV melhorou drasticamente o desempenho dos estudantes comparando os 3 tipos de sistemas de RV com um Não RV.</text:p>
            <text:p/>
            <text:p>- Dos 3 de RV o que melhor se saiu foi utilizando o HMD com rastreamento de <text:span text:style-name="T9">câmeras.</text:span></text:p>
            <text:p/>
            <text:p>- tradução da conclusão do artigo: </text:p>
            <text:p>Usando qualquer sistema VR dramaticamente melhora o desempenho do aluno. Existem diferentes sistemas VR disponíveis, a maioria dos quais pode ser usado em educação e engenharia. Neste Estudo, testamos três sistemas VR principais. Comparamos o resultado com o grupo controlado No-VR, e encontramos uma vantagem significativa de usar qualquer sistema VR em comparação com nenhum VR. No entanto, o HMD foi superior sobre os outros dois sistemas. Isso pode ser devido a um maior nível de imersão este sistema tem sobre o outro. Experiências futuras podem investigar diferentes tópicos em detalhes. Podemos investigar diferentes tópicos em detalhes. Podemos comparar o desempenho das aulas de ciências versus classes de arte, ou Matemática vs Física ou Química. Esperávamos uma resposta diferente com base no próprio tópico. No entanto, temos certeza de que este experimento fornece uma evidência qualitativa do impacto da VR sobre VR. Também mostra que quanto mais os alunos estão envolvidos no ambiente, mais eles alcançam.</text:p>
          </table:table-cell>
          <table:table-cell table:style-name="ce37" table:content-validation-name="val2" office:value-type="string" calcext:value-type="string">
            <text:p>Extraído</text:p>
          </table:table-cell>
          <table:table-cell table:style-name="ce39" table:number-columns-repeated="996"/>
        </table:table-row>
        <table:table-row table:style-name="ro9">
          <table:table-cell table:style-name="ce3" office:value-type="string" calcext:value-type="string">
            <text:p>SCOPUS</text:p>
          </table:table-cell>
          <table:table-cell table:style-name="ce14" office:value-type="string" calcext:value-type="string">
            <text:p>Tsaramirsis G., Buhari S.M., Al-Shammari K.O., Ghazi S., Nazmudeen M.S., Tsaramirsis K.</text:p>
          </table:table-cell>
          <table:table-cell table:style-name="ce14" office:value-type="string" calcext:value-type="string">
            <text:p>Towards simulation of the classroom learning experience: Virtual reality approach</text:p>
          </table:table-cell>
          <table:table-cell table:style-name="ce14" office:value-type="float" office:value="2016" calcext:value-type="float">
            <text:p>2016</text:p>
          </table:table-cell>
          <table:table-cell table:style-name="ce14" office:value-type="string" calcext:value-type="string">
            <text:p>Conference Paper</text:p>
          </table:table-cell>
          <table:table-cell table:style-name="ce19" office:value-type="string" calcext:value-type="string">
            <text:p>https://www.scopus.com/inward/record.uri?eid=2-s2.0-84997471051&amp;partnerID=40&amp;md5=83a5367da13bd1f4031106562393fc6b</text:p>
          </table:table-cell>
          <table:table-cell table:style-name="ce23" table:content-validation-name="val1" office:value-type="string" calcext:value-type="string">
            <text:p>CI2, CI4.</text:p>
          </table:table-cell>
          <table:table-cell table:style-name="ce26" table:content-validation-name="val1" office:value-type="string" calcext:value-type="string">
            <text:p>Arabia Saudita</text:p>
            <text:p>Brunei Darussalam</text:p>
            <text:p>Grécia</text:p>
          </table:table-cell>
          <table:table-cell table:style-name="ce26" table:content-validation-name="val1" office:value-type="string" calcext:value-type="string">
            <text:p>IEEE</text:p>
          </table:table-cell>
          <table:table-cell table:style-name="ce26" table:content-validation-name="val1" office:value-type="string" calcext:value-type="string">
            <text:p>Proceedings of the 10th INDIACom; 2016 3rd International Conference on Computing for Sustainable Global Development, INDIACom 2016</text:p>
          </table:table-cell>
          <table:table-cell table:style-name="ce31" office:value-type="string" calcext:value-type="string">
            <text:p>This paper describes a software tool aimed to improve teaching effectiveness. The tool is utilizing virtual reality technologies such as OCULUS RIFT, Virtual reality helmet and Unity3D game engine in an attempt to simulate a virtual classroom experience. The tool focuses on offering an asynchronous distance learning experience to the students via a 3D application, which allow students to participate in lectures, ask questions to the virtual instructors and receive pre-stored or generated answers. The key difference between traditional approach such as written material or video lectures is the generation of feeling that the student is actually there, as well as the real time interaction between the virtual instructor and the students. The work was evaluated by a number of students who attended lectures of similar difficulty delivered via a HD video recording and the virtual reality system. The results showed that our proposed solution had higher effectiveness than the video recording and it was more joyful. These results increase our confident that this type of technologies can potentially dominate the educational industry in the near future. © 2016 IEEE.</text:p>
          </table:table-cell>
          <table:table-cell table:style-name="ce31" office:value-type="string" calcext:value-type="string">
            <text:p>Oculus Rift</text:p>
          </table:table-cell>
          <table:table-cell table:style-name="ce31" office:value-type="string" calcext:value-type="string">
            <text:p>- Unity 3D</text:p>
            <text:p/>
          </table:table-cell>
          <table:table-cell table:number-columns-repeated="2" table:style-name="ce31" office:value-type="string" calcext:value-type="string">
            <text:p>Não fala</text:p>
          </table:table-cell>
          <table:table-cell table:style-name="ce31" office:value-type="string" calcext:value-type="string">
            <text:p>Educação a distancia</text:p>
          </table:table-cell>
          <table:table-cell table:style-name="ce31" office:value-type="string" calcext:value-type="string">
            <text:p>- Empírica</text:p>
            <text:p/>
            <text:p>- Dois grupos de estudantes (24), com altas notas e com baixa notas.</text:p>
            <text:p>- Os estudantes foram convidados a participar de aulas utilizando video HD e depois com Sistema RV ambas com mesmo conteúdo. </text:p>
            <text:p>- Os estudantes fizeram quizes sobre o conteúdo das aulas e os resultados foram comparados.</text:p>
            <text:p>- Estudantes do sistema de video obteveram nota de 80% já os de RV 84%, ou seja, muito próximos porém de RV foi superior.</text:p>
            <text:p>- Os grupos de estudantes foram trocados e <text:span text:style-name="T9">repetido</text:span> os testes com aulas diferentes e novamente os de RV <text:span text:style-name="T9">permaneceram</text:span> com maiores notas 76% contra 70% dos de video.</text:p>
            <text:p>- Os estudantes disseram que gostaram mais do sistema RV do que o por video.</text:p>
          </table:table-cell>
          <table:table-cell table:style-name="ce31" office:value-type="string" calcext:value-type="string">
            <text:p>- O artigo conclui um estudo de um novo método de ensino e-learning VR assíncrono, apresentando um sistema de sala de aula virtual e com testes provando um bom rendimento no ensino.</text:p>
          </table:table-cell>
          <table:table-cell table:style-name="ce37" table:content-validation-name="val2" office:value-type="string" calcext:value-type="string">
            <text:p>Extraído</text:p>
          </table:table-cell>
          <table:table-cell table:style-name="ce39" table:number-columns-repeated="996"/>
        </table:table-row>
        <table:table-row table:style-name="ro10">
          <table:table-cell table:style-name="ce4" office:value-type="string" calcext:value-type="string">
            <text:p>SCOPUS</text:p>
          </table:table-cell>
          <table:table-cell table:style-name="ce15" office:value-type="string" calcext:value-type="string">
            <text:p>Hu X., Su R., He L.</text:p>
          </table:table-cell>
          <table:table-cell table:style-name="ce15" office:value-type="string" calcext:value-type="string">
            <text:p>The Design and Implementation of the 3D Educational Game Based on VR Headsets</text:p>
          </table:table-cell>
          <table:table-cell table:style-name="ce15" office:value-type="float" office:value="2016" calcext:value-type="float">
            <text:p>2016</text:p>
          </table:table-cell>
          <table:table-cell table:style-name="ce15" office:value-type="string" calcext:value-type="string">
            <text:p>Conference Paper</text:p>
          </table:table-cell>
          <table:table-cell table:style-name="ce20" office:value-type="string" calcext:value-type="string">
            <text:p>https://www.scopus.com/inward/record.uri?eid=2-s2.0-84999273702&amp;doi=10.1109%2fISET.2016.15&amp;partnerID=40&amp;md5=10dbba1b79a65bd8fe06cfa4e8c54b26</text:p>
          </table:table-cell>
          <table:table-cell table:style-name="ce24" table:content-validation-name="val1" office:value-type="string" calcext:value-type="string">
            <text:p>CI3.</text:p>
          </table:table-cell>
          <table:table-cell table:style-name="ce27" table:content-validation-name="val1" office:value-type="string" calcext:value-type="string">
            <text:p>China</text:p>
          </table:table-cell>
          <table:table-cell table:style-name="ce27" table:content-validation-name="val1" office:value-type="string" calcext:value-type="string">
            <text:p>IEEE</text:p>
          </table:table-cell>
          <table:table-cell table:style-name="ce27" table:content-validation-name="val1" office:value-type="string" calcext:value-type="string">
            <text:p>2016 International Symposium on Educational Technology, ISET 2016; Peking UniversityBeijing; China; 19 July 2016 through 21 July 2016</text:p>
          </table:table-cell>
          <table:table-cell table:style-name="ce29" office:value-type="string" calcext:value-type="string">
            <text:p>Rapid popularization of VR equipment in human life has brought unprecedented convenience and entertainment experience. Cardboard, Oculus Rift, VR Gear and other VR headsets are gradually being accepted and recognized. The realization of VR educational games will become the key point of the application of VR technology in the field of education. This paper demonstrates how to the possibility of educational game by using VR Gear which is a VR display device produced by Samsung. The 3D educational game of a garbage classification is designed and implemented to cultivate students' green habits. This game promotes development in VR industry, provides educational resources and also supports students' autonomous learning.</text:p>
          </table:table-cell>
          <table:table-cell table:style-name="ce29" office:value-type="string" calcext:value-type="string">
            <text:p>Gear VR</text:p>
          </table:table-cell>
          <table:table-cell table:style-name="ce29" office:value-type="string" calcext:value-type="string">
            <text:p>Unity 3D.</text:p>
          </table:table-cell>
          <table:table-cell table:style-name="ce29" office:value-type="string" calcext:value-type="string">
            <text:p>Não</text:p>
          </table:table-cell>
          <table:table-cell table:style-name="ce29" office:value-type="string" calcext:value-type="string">
            <text:p>Foi utilizado o touchpad do Gear VR para interagir com o sistema. Não fala detalhes da interação.</text:p>
          </table:table-cell>
          <table:table-cell table:style-name="ce29" office:value-type="string" calcext:value-type="string">
            <text:p>Limpeza do meio ambiente (seleção/coleta de lixo).</text:p>
          </table:table-cell>
          <table:table-cell table:style-name="ce29" office:value-type="string" calcext:value-type="string">
            <text:p>Não fala</text:p>
          </table:table-cell>
          <table:table-cell table:style-name="ce29" office:value-type="string" calcext:value-type="string">
            <text:p>- O autor conclui que que jogos educacionais podem ser usados como uma ponte entre tecnologia RV e o campo educacional.</text:p>
          </table:table-cell>
          <table:table-cell table:style-name="ce37" table:content-validation-name="val2" office:value-type="string" calcext:value-type="string">
            <text:p>Extraído</text:p>
          </table:table-cell>
          <table:table-cell table:style-name="ce39" table:number-columns-repeated="996"/>
        </table:table-row>
        <table:table-row table:style-name="ro5">
          <table:table-cell table:style-name="ce5" office:value-type="string" calcext:value-type="string">
            <text:p>SCOPUS</text:p>
          </table:table-cell>
          <table:table-cell table:style-name="ce14" office:value-type="string" calcext:value-type="string">
            <text:p>Hoang T.N., Reinoso M., Vetere F., Tanin E.</text:p>
          </table:table-cell>
          <table:table-cell table:style-name="ce14" office:value-type="string" calcext:value-type="string">
            <text:p>Onebody: Remote posture guidance system using first person view in virtual environment</text:p>
          </table:table-cell>
          <table:table-cell table:style-name="ce14" office:value-type="float" office:value="2016" calcext:value-type="float">
            <text:p>2016</text:p>
          </table:table-cell>
          <table:table-cell table:style-name="ce17" office:value-type="string" calcext:value-type="string">
            <text:p>Conference Paper</text:p>
          </table:table-cell>
          <table:table-cell table:style-name="ce19" office:value-type="string" calcext:value-type="string">
            <text:p>https://www.scopus.com/inward/record.uri?eid=2-s2.0-84997079952&amp;doi=10.1145%2f2971485.2971521&amp;partnerID=40&amp;md5=d37f6166772fdaaee530c2be34d75310</text:p>
          </table:table-cell>
          <table:table-cell table:style-name="ce23" table:content-validation-name="val1" office:value-type="string" calcext:value-type="string">
            <text:p>CI4.</text:p>
          </table:table-cell>
          <table:table-cell table:style-name="ce26" table:content-validation-name="val1" office:value-type="string" calcext:value-type="string">
            <text:p>Austrália</text:p>
          </table:table-cell>
          <table:table-cell table:style-name="ce26" table:content-validation-name="val1" office:value-type="string" calcext:value-type="string">
            <text:p>ACM</text:p>
          </table:table-cell>
          <table:table-cell table:style-name="ce28" table:content-validation-name="val1" office:value-type="string" calcext:value-type="string">
            <text:p>9th Nordic Conference on Human-Computer Interaction, NordiCHI 2016;</text:p>
          </table:table-cell>
          <table:table-cell table:style-name="ce32" office:value-type="string" calcext:value-type="string">
            <text:p>We present Onebody, a virtual reality system for remote posture guidance during sports or physical activity training, such as martial arts, yoga or dance, using first person perspective. The system uses skeletal tracking of the instructor and the students, rendered as virtual avatars. Using a virtual reality headset, the student can visualise the movement of the instructor's avatar, rendered in place of their own body. Onebody provides a first person perspective of the movement instruction, allowing the student to step into the instructor's body. We conducted a study to compare the performance of Onebody in terms of posture matching accuracy and user's preference, with existing techniques of delivering movement instructions, including pre-recorded video, video conferencing and third person view virtual reality. The result indicated that Onebody offers better posture accuracy in delivering movement instructions. </text:p>
          </table:table-cell>
          <table:table-cell table:style-name="ce31" office:value-type="string" calcext:value-type="string">
            <text:p>Oculus Rift</text:p>
          </table:table-cell>
          <table:table-cell table:style-name="ce31" office:value-type="string" calcext:value-type="string">
            <text:p>Não fala</text:p>
            <text:p/>
          </table:table-cell>
          <table:table-cell table:style-name="ce31" office:value-type="string" calcext:value-type="string">
            <text:p>Kinect.</text:p>
          </table:table-cell>
          <table:table-cell table:style-name="ce31" office:value-type="string" calcext:value-type="string">
            <text:p>Navegação e Movimentação (natural)</text:p>
            <text:p>- Ou seja, através do kinect o movimento real do eskeleto humano e capturado.</text:p>
          </table:table-cell>
          <table:table-cell table:style-name="ce31" office:value-type="string" calcext:value-type="string">
            <text:p>Atividade física.</text:p>
          </table:table-cell>
          <table:table-cell table:style-name="ce31" office:value-type="string" calcext:value-type="string">
            <text:p>- Empírica (porém a avaliação foi feita para avaliar a performance da aplicação (Onebody). Para verificar se este sistema entrega uma melhor postura que outros existentes <text:span text:style-name="T9">métodos</text:span> de <text:span text:style-name="T9">instrução</text:span> remota.</text:p>
            <text:p>- Ou seja, o objetivo não é avaliar a interação, ou capacidade educacional de um sistema.</text:p>
          </table:table-cell>
          <table:table-cell table:style-name="ce31" office:value-type="string" calcext:value-type="string">
            <text:p>- O artigo apresenta um sistema de guia de postura durante atividades físicas.</text:p>
          </table:table-cell>
          <table:table-cell table:style-name="ce37" table:content-validation-name="val2" office:value-type="string" calcext:value-type="string">
            <text:p>Extraído</text:p>
          </table:table-cell>
          <table:table-cell table:style-name="ce39" table:number-columns-repeated="996"/>
        </table:table-row>
        <table:table-row table:style-name="ro11">
          <table:table-cell table:style-name="ce2" office:value-type="string" calcext:value-type="string">
            <text:p>SCOPUS</text:p>
          </table:table-cell>
          <table:table-cell table:style-name="ce13" office:value-type="string" calcext:value-type="string">
            <text:p>Elliman J., Loizou M., Loizides F.</text:p>
          </table:table-cell>
          <table:table-cell table:style-name="ce13" office:value-type="string" calcext:value-type="string">
            <text:p>Virtual reality simulation training for student nurse education</text:p>
          </table:table-cell>
          <table:table-cell table:style-name="ce13" office:value-type="float" office:value="2016" calcext:value-type="float">
            <text:p>2016</text:p>
          </table:table-cell>
          <table:table-cell table:style-name="ce13" office:value-type="string" calcext:value-type="string">
            <text:p>Conference Paper</text:p>
          </table:table-cell>
          <table:table-cell table:style-name="ce21" office:value-type="string" calcext:value-type="string">
            <text:p>https://www.scopus.com/inward/record.uri?eid=2-s2.0-85013141940&amp;doi=10.1109%2fVS-GAMES.2016.7590377&amp;partnerID=40&amp;md5=63a745f72c177fc7a69585e0557a0830</text:p>
          </table:table-cell>
          <table:table-cell table:style-name="ce22" table:content-validation-name="val1" office:value-type="string" calcext:value-type="string">
            <text:p>CI2, CI3, CI4.</text:p>
          </table:table-cell>
          <table:table-cell table:style-name="ce25" table:content-validation-name="val1" office:value-type="string" calcext:value-type="string">
            <text:p>Reino Unido</text:p>
          </table:table-cell>
          <table:table-cell table:style-name="ce25" table:content-validation-name="val1" office:value-type="string" calcext:value-type="string">
            <text:p>IEEE</text:p>
          </table:table-cell>
          <table:table-cell table:style-name="ce25" table:content-validation-name="val1" office:value-type="string" calcext:value-type="string">
            <text:p>2016 8th International Conference on Games and Virtual Worlds for Serious Applications, VS-Games 2016</text:p>
          </table:table-cell>
          <table:table-cell table:style-name="ce29" office:value-type="string" calcext:value-type="string">
            <text:p>In this paper, the current developments for Virtual Reality (VR) simulation in the Nursing Education sector is investigated with the design and implementation of a 'serious game' that utilizes the increased immersive user experience of Head-Mounted Display (HMD) headset in a task orientated simulation. A hospital ward was recreated and populated with Virtual Patients (VPs) suffering from Dementia (a neuro-degenerative disease) and various other None-Player-Characters (NPCs) such as friends, family members and hospital staff for further representation of the nursing role and responsibilities in a realistic environment. This paper identifies future areas of development for the field and its significance on student education today with foundations documented from testing with university nursing students.</text:p>
          </table:table-cell>
          <table:table-cell table:style-name="ce29" office:value-type="string" calcext:value-type="string">
            <text:p>Oculus Rift</text:p>
            <text:p>OU</text:p>
            <text:p>Cardboard</text:p>
          </table:table-cell>
          <table:table-cell table:style-name="ce29" office:value-type="string" calcext:value-type="string">
            <text:p>Não fala</text:p>
            <text:p/>
          </table:table-cell>
          <table:table-cell table:number-columns-repeated="2" table:style-name="ce29" office:value-type="string" calcext:value-type="string">
            <text:p>Não fala</text:p>
          </table:table-cell>
          <table:table-cell table:style-name="ce29" office:value-type="string" calcext:value-type="string">
            <text:p>Enfermagem</text:p>
          </table:table-cell>
          <table:table-cell table:style-name="ce29" office:value-type="string" calcext:value-type="string">
            <text:p>- Esta sendo realizado teste Empírico através de um estudo piloto com estudantes universitarios de enfermagem.</text:p>
            <text:p/>
            <text:p>- Primeiramente cinco usuario testeram o simulador sem RV e após feito um questionario com a precisão do conteúdo. Depois disso os participantes foram convidados a repetir a simulação três vezes para registrar o dedempenho do utilizador através de tentativas multiplas.</text:p>
            <text:p/>
            <text:p>- A segunda parte os parcipantes reptiram a simulação usando RV. Depois receberam outro questionario pedido dados quantitativos usando escala Likert e dados qualitativos para comentar em detalhes se a versão com oculos de RV melhorou a imersão em comparação com a primeira fase.</text:p>
          </table:table-cell>
          <table:table-cell table:style-name="ce29" office:value-type="string" calcext:value-type="string">
            <text:p>- Os autores ainda estão trabalhando na analise dos dados de feedback de teste dos usuários. <text:s/></text:p>
          </table:table-cell>
          <table:table-cell table:style-name="ce37" table:content-validation-name="val2" office:value-type="string" calcext:value-type="string">
            <text:p>Extraído</text:p>
          </table:table-cell>
          <table:table-cell table:style-name="ce39" table:number-columns-repeated="996"/>
        </table:table-row>
        <table:table-row table:style-name="ro12">
          <table:table-cell table:style-name="ce3" office:value-type="string" calcext:value-type="string">
            <text:p>SCOPUS</text:p>
          </table:table-cell>
          <table:table-cell table:style-name="ce14" office:value-type="string" calcext:value-type="string">
            <text:p>Knote A., Edenhofer S., Mammen S.V.</text:p>
          </table:table-cell>
          <table:table-cell table:style-name="ce14" office:value-type="string" calcext:value-type="string">
            <text:p>Neozoa: An immersive, interactive sandbox for the study of competing</text:p>
          </table:table-cell>
          <table:table-cell table:style-name="ce14" office:value-type="float" office:value="2016" calcext:value-type="float">
            <text:p>2016</text:p>
          </table:table-cell>
          <table:table-cell table:style-name="ce14" office:value-type="string" calcext:value-type="string">
            <text:p>Conference Paper</text:p>
          </table:table-cell>
          <table:table-cell table:style-name="ce19" office:value-type="string" calcext:value-type="string">
            <text:p>https://www.scopus.com/inward/record.uri?eid=2-s2.0-84994431005&amp;doi=10.1109%2fKELVAR.2016.7563675&amp;partnerID=40&amp;md5=ca085b2cea0942ed0eada74548ef7007</text:p>
          </table:table-cell>
          <table:table-cell table:style-name="ce23" table:content-validation-name="val1" office:value-type="string" calcext:value-type="string">
            <text:p>CI4.</text:p>
          </table:table-cell>
          <table:table-cell table:style-name="ce26" table:content-validation-name="val1" office:value-type="string" calcext:value-type="string">
            <text:p>Alemanha</text:p>
          </table:table-cell>
          <table:table-cell table:style-name="ce26" table:content-validation-name="val1" office:value-type="string" calcext:value-type="string">
            <text:p>IEEE</text:p>
          </table:table-cell>
          <table:table-cell table:style-name="ce26" table:content-validation-name="val1" office:value-type="string" calcext:value-type="string">
            <text:p>2016 IEEE Virtual Reality Workshop on K-12 Embodied Learning through Virtual and Augmented Reality, KELVAR 2016</text:p>
          </table:table-cell>
          <table:table-cell table:style-name="ce31" office:value-type="string" calcext:value-type="string">
            <text:p>In this paper, we present an interactive simulation game with the objective to understand the mutual interferences of competitive (ant) species by experiencing their behaviour in a novel way. To reach that goal, the simulation makes use of current virtual reality devices (specifically the Oculus Rift DK2) to increase the level of immersion for the user. The focus of our research lies on the design and simulation of the foraging strategies of two antagonistic ant species, as well as the creation of an accessible experimentation environment. In particular, an invasive species based on the Argentine Ant (Lipethima Humile) is introduced into an ecosystem already populated by a native species modelled along the Black Garden Ant (Lasius Niger). The user can then use virtual tools inspired by real-life means to control the spreading of ants and help the native species to survive despite being inferior to the invasive ant. Options include manipulating pheromones used by the ants for navigation and, thereby, influencing the mechanism of mutual identification, or placing obstacles that block the ants' path. Also, many key parameters that control the ants can be modified during runtime. An integrated logging mechanism allows to collect data which can be processed by standard tools. The simulation also offers a dynamic, nature-inspired interactive example of the Ant Colony Optimization principle and can help to make natural processes more accessible. © 2016 IEEE.</text:p>
          </table:table-cell>
          <table:table-cell table:style-name="ce31" office:value-type="string" calcext:value-type="string">
            <text:p>Oculus Rift</text:p>
          </table:table-cell>
          <table:table-cell table:style-name="ce31" office:value-type="string" calcext:value-type="string">
            <text:p>Unity 3D.</text:p>
          </table:table-cell>
          <table:table-cell table:style-name="ce31" office:value-type="string" calcext:value-type="string">
            <text:p>Gamepad</text:p>
          </table:table-cell>
          <table:table-cell table:style-name="ce31" office:value-type="string" calcext:value-type="string">
            <text:p>- Através de rastreamento o movimento físico do usuário e passado para dentro do sistema virtual, permitindo uma exploração intuitiva (movimentação natural).</text:p>
            <text:p/>
            <text:p>- Também foi utilizado seleção através do foco e ferramentas virtual alocadas em prateleiras virtuais, podem ser selecionadas com pressionar de botões do gamepad.</text:p>
            <text:p/>
            <text:p>- Não explica muito bem. Não da para identificar corretamente :(</text:p>
          </table:table-cell>
          <table:table-cell table:style-name="ce31" office:value-type="string" calcext:value-type="string">
            <text:p>- Biologia</text:p>
            <text:p>- Interferências mútuas das espécies competitivas de formiga</text:p>
          </table:table-cell>
          <table:table-cell table:style-name="ce31" office:value-type="string" calcext:value-type="string">
            <text:p>Não fala</text:p>
          </table:table-cell>
          <table:table-cell table:style-name="ce31" office:value-type="string" calcext:value-type="string">
            <text:p>- Os usuários iniciam a simulação com mapeamento do controle e depois colocam o HMD que com poucos minutos (dependendo da <text:span text:style-name="T9">experiência</text:span> prévia) o usuário já esta <text:span text:style-name="T9">confortável</text:span> com controle do sistema.</text:p>
            <text:p/>
            <text:p>- Apresenta um serious game RV que contribui para um melhor aprendizado dos usuários sobre os conceitos relacionado as formigas.</text:p>
          </table:table-cell>
          <table:table-cell table:style-name="ce37" table:content-validation-name="val2" office:value-type="string" calcext:value-type="string">
            <text:p>Extraído</text:p>
          </table:table-cell>
          <table:table-cell table:style-name="ce39" table:number-columns-repeated="996"/>
        </table:table-row>
        <table:table-row table:style-name="ro13">
          <table:table-cell table:style-name="ce3" office:value-type="string" calcext:value-type="string">
            <text:p>SCOPUS</text:p>
          </table:table-cell>
          <table:table-cell table:style-name="ce14" office:value-type="string" calcext:value-type="string">
            <text:p>Tanaka Y., Hirakawa M.</text:p>
          </table:table-cell>
          <table:table-cell table:style-name="ce14" office:value-type="string" calcext:value-type="string">
            <text:p>Efficient strength training in a virtual world</text:p>
          </table:table-cell>
          <table:table-cell table:style-name="ce14" office:value-type="float" office:value="2016" calcext:value-type="float">
            <text:p>2016</text:p>
          </table:table-cell>
          <table:table-cell table:style-name="ce14" office:value-type="string" calcext:value-type="string">
            <text:p>Conference Paper</text:p>
          </table:table-cell>
          <table:table-cell table:style-name="ce19" office:value-type="string" calcext:value-type="string">
            <text:p>https://www.scopus.com/inward/record.uri?eid=2-s2.0-84983483171&amp;doi=10.1109%2fICCE-TW.2016.7521030&amp;partnerID=40&amp;md5=bf803390a14be47bb4eb690c4a0d0129</text:p>
          </table:table-cell>
          <table:table-cell table:style-name="ce23" table:content-validation-name="val1" office:value-type="string" calcext:value-type="string">
            <text:p>CI4.</text:p>
          </table:table-cell>
          <table:table-cell table:style-name="ce26" table:content-validation-name="val1" office:value-type="string" calcext:value-type="string">
            <text:p>Japão</text:p>
          </table:table-cell>
          <table:table-cell table:style-name="ce26" table:content-validation-name="val1" office:value-type="string" calcext:value-type="string">
            <text:p>IEEE</text:p>
          </table:table-cell>
          <table:table-cell table:style-name="ce26" table:content-validation-name="val1" office:value-type="string" calcext:value-type="string">
            <text:p>     </text:p>
            <text:p/>
            <text:p>2016 IEEE International Conference on Consumer Electronics-Taiwan, ICCE-TW 2016</text:p>
            <text:p/>
          </table:table-cell>
          <table:table-cell table:style-name="ce31" office:value-type="string" calcext:value-type="string">
            <text:p>Virtual reality has been wide spreading thanks to the development of highly sophisticated software platforms (e.g. OSVR and EON), game engines (e.g. Unity), and head mounted displays (e.g. Oculus Rift and HoloLens). In this paper, we present a virtual reality system for fitness application. Kinect serves for capturing body motion of a user. The user sees his/her immersive first-person view in the gym through Oculus Rift, and a virtual trainer gives advice and encouragement in response to the user's motion in exercises. The system aims to help the user keep motivated, understand the correct way to train, and track his/her workouts. </text:p>
          </table:table-cell>
          <table:table-cell table:style-name="ce31" office:value-type="string" calcext:value-type="string">
            <text:p>Oculus Rift</text:p>
          </table:table-cell>
          <table:table-cell table:style-name="ce31" office:value-type="string" calcext:value-type="string">
            <text:p>Unity 3D.</text:p>
          </table:table-cell>
          <table:table-cell table:style-name="ce31" office:value-type="string" calcext:value-type="string">
            <text:p>Kinect.</text:p>
          </table:table-cell>
          <table:table-cell table:style-name="ce31" office:value-type="string" calcext:value-type="string">
            <text:p>Movimentação natural do corpo (pelo Kinect)</text:p>
          </table:table-cell>
          <table:table-cell table:style-name="ce31" office:value-type="string" calcext:value-type="string">
            <text:p>Atividade física.</text:p>
          </table:table-cell>
          <table:table-cell table:style-name="ce31" office:value-type="string" calcext:value-type="string">
            <text:p>Não fala</text:p>
          </table:table-cell>
          <table:table-cell table:style-name="ce31" office:value-type="string" calcext:value-type="string">
            <text:p>Está sendo investigando a performance do sistema.</text:p>
          </table:table-cell>
          <table:table-cell table:style-name="ce37" table:content-validation-name="val2" office:value-type="string" calcext:value-type="string">
            <text:p>Extraído</text:p>
          </table:table-cell>
          <table:table-cell table:style-name="ce39" table:number-columns-repeated="996"/>
        </table:table-row>
        <table:table-row table:style-name="ro14">
          <table:table-cell table:style-name="ce2" office:value-type="string" calcext:value-type="string">
            <text:p>SCOPUS</text:p>
          </table:table-cell>
          <table:table-cell table:style-name="ce13" office:value-type="string" calcext:value-type="string">
            <text:p>Ebert D., Gupta S., Makedon F.</text:p>
          </table:table-cell>
          <table:table-cell table:style-name="ce13" office:value-type="string" calcext:value-type="string">
            <text:p>Ogma - A virtual reality language acquisition system</text:p>
          </table:table-cell>
          <table:table-cell table:style-name="ce13" office:value-type="float" office:value="2016" calcext:value-type="float">
            <text:p>2016</text:p>
          </table:table-cell>
          <table:table-cell table:style-name="ce13" office:value-type="string" calcext:value-type="string">
            <text:p>Conference Paper</text:p>
          </table:table-cell>
          <table:table-cell table:style-name="ce21" office:value-type="string" calcext:value-type="string">
            <text:p>https://www.scopus.com/inward/record.uri?eid=2-s2.0-85006054089&amp;doi=10.1145%2f2910674.2910681&amp;partnerID=40&amp;md5=0fd2d0bcd4fda635496b1bc7636f8102</text:p>
          </table:table-cell>
          <table:table-cell table:style-name="ce22" table:content-validation-name="val1" office:value-type="string" calcext:value-type="string">
            <text:p>CI4, CI6.</text:p>
          </table:table-cell>
          <table:table-cell table:style-name="ce25" table:content-validation-name="val1" office:value-type="string" calcext:value-type="string">
            <text:p>USA</text:p>
          </table:table-cell>
          <table:table-cell table:style-name="ce25" table:content-validation-name="val1" office:value-type="string" calcext:value-type="string">
            <text:p>ACM</text:p>
          </table:table-cell>
          <table:table-cell table:style-name="ce25" table:content-validation-name="val1" office:value-type="string" calcext:value-type="string">
            <text:p>9th ACM International Conference on Pervasive Technologies Related to Assistive Environments, PETRA 2016; Corfu; Greece; 29 June 2016 through 1 July 2016; Code 124964</text:p>
          </table:table-cell>
          <table:table-cell table:style-name="ce29" office:value-type="string" calcext:value-type="string">
            <text:p>One of the traditional methods of learning a new language, or Second-Language Acquisition (SLA), is immersion, seen today as one of the most effective learning methods. Using this method, the learner relocates to a new place where the target language is the dominant language, and tries to learn the language my immersing themselves in the local environment. One of the disadvantages of this method is that relocating to a new place is not always a viable option. That's where Virtual Reality (VR) can come to our rescue. VR is an immersive technology that allows the user to wear a headmounted display to be immersed in a life-like virtual environment. In our research, we explore the possibility of utilizing the power of VR for SLA by building a system called Ogma, which helps users immerse themselves in an environment representing a foreign place. In our pilot study, we built a VR system and performed user studies by comparing learning performance using VR against the traditional method. In both cases, users were given a set of ten Swedish words to learn. Results indicated that percentage retention using our VR method was significantly higher than that of the traditional method. In addition, the effectiveness and enjoyability ratings given by users were significantly higher for the VR method. This proves that our system has potential impact on SLA by using VR technology, without suffering the disadvantages of the traditional method. Copyright 2016 is held by the owner/author(s).</text:p>
          </table:table-cell>
          <table:table-cell table:style-name="ce29" office:value-type="string" calcext:value-type="string">
            <text:p>Oculus Rift</text:p>
          </table:table-cell>
          <table:table-cell table:style-name="ce29" office:value-type="string" calcext:value-type="string">
            <text:p>Unity 3D.</text:p>
          </table:table-cell>
          <table:table-cell table:style-name="ce29" office:value-type="string" calcext:value-type="string">
            <text:p>Myo</text:p>
          </table:table-cell>
          <table:table-cell table:style-name="ce29" office:value-type="string" calcext:value-type="string">
            <text:p>Locomoção por apontamento do braço na direção desejada, (Myo), porém na explica muito bem (não da detalhes).</text:p>
          </table:table-cell>
          <table:table-cell table:style-name="ce29" office:value-type="string" calcext:value-type="string">
            <text:p>- Linguística</text:p>
            <text:p>- Idiomas</text:p>
            <text:p>- Sueco</text:p>
          </table:table-cell>
          <table:table-cell table:style-name="ce29" office:value-type="string" calcext:value-type="string">
            <text:p>Empirico: 20 participantes escolhidos para o teste com 19 tendo completados até o fim. Eles foram aleatoriamente alocados em 2 grupos, um tradicional e outro de RV.</text:p>
            <text:p/>
            <text:p>- No grupo tradicional foram dados uma lista com 10 palavras suecas e sua traduções em Inglês, que dizia para estudalas durante 5 minutos. As palavras eram lidas em voz alta e reptetidas caso desejacem. Em seguida eram dados cartões de memoria correspondendo as palavras e pedido para estudar até que eles estivessem pronto para fazer o teste.</text:p>
            <text:p/>
            <text:p>- O grupo de RV depois de terem acostumado um tempo com a forma de navegação do sistema foram introduzidos ao sistema virtual, que era um apartamento onde eles poderiam explorar de forma livremente e olhando os objetos e lendo (texto em cima do objeto) e ouvindo seus nomes em sueco. Na segunda faze as palavras eram exibidas e pronunciandos e o jogador deveria indicar qual era o objeto correspondente.</text:p>
            <text:p/>
            <text:p>- Depois disso nos dois grupos foi aplicado um teste onde era dada uma lista de palavras em inglês e eles deveriam pronunciar e escrevar em sueco. Dando 5 pontos para correto, 2,5 para quase correto e 0 pontos para incorreto. Uma semana depois eles fizeram o mesmo teste novamente. E responderam uma pesquisa para dar feedback sobre o experimento.</text:p>
          </table:table-cell>
          <table:table-cell table:style-name="ce29" office:value-type="string" calcext:value-type="string">
            <text:p>- Conclui-se que o a RV tem um grande potencial no aprendizado de novas línguas.</text:p>
            <text:p/>
            <text:p>- O participantes do <text:span text:style-name="T9">método</text:span> tradicional obtiveram uma pontuação melhor (pouco melhor) no primeiro teste, porém no segundo foi comprovado que o grupo de RV puderam recordar mais facilmente.</text:p>
          </table:table-cell>
          <table:table-cell table:style-name="ce37" table:content-validation-name="val2" office:value-type="string" calcext:value-type="string">
            <text:p>Extraído</text:p>
          </table:table-cell>
          <table:table-cell table:style-name="ce39" table:number-columns-repeated="996"/>
        </table:table-row>
        <table:table-row table:style-name="ro15">
          <table:table-cell table:style-name="ce3" office:value-type="string" calcext:value-type="string">
            <text:p>SCOPUS</text:p>
          </table:table-cell>
          <table:table-cell table:style-name="ce14" office:value-type="string" calcext:value-type="string">
            <text:p>El-Mounayri H.A., Rogers C., Fernandez E., Satterwhite J.C.</text:p>
          </table:table-cell>
          <table:table-cell table:style-name="ce14" office:value-type="string" calcext:value-type="string">
            <text:p>Assessment of STEM e-Learning in an immersive virtual reality (VR) Environment</text:p>
          </table:table-cell>
          <table:table-cell table:style-name="ce14" office:value-type="float" office:value="2016" calcext:value-type="float">
            <text:p>2016</text:p>
          </table:table-cell>
          <table:table-cell table:style-name="ce14" office:value-type="string" calcext:value-type="string">
            <text:p>Conference Paper</text:p>
          </table:table-cell>
          <table:table-cell table:style-name="ce19" office:value-type="string" calcext:value-type="string">
            <text:p>https://www.scopus.com/inward/record.uri?eid=2-s2.0-84983339214&amp;partnerID=40&amp;md5=02da9841cb106deed5db75fbfbc6a983</text:p>
          </table:table-cell>
          <table:table-cell table:style-name="ce23" table:content-validation-name="val1" office:value-type="string" calcext:value-type="string">
            <text:p>CI4.</text:p>
          </table:table-cell>
          <table:table-cell table:style-name="ce26" table:content-validation-name="val1" office:value-type="string" calcext:value-type="string">
            <text:p>USA</text:p>
          </table:table-cell>
          <table:table-cell table:style-name="ce26" table:content-validation-name="val1" office:value-type="string" calcext:value-type="string">
            <text:p>American Society for Engineering Education</text:p>
          </table:table-cell>
          <table:table-cell table:style-name="ce26" table:content-validation-name="val1" office:value-type="string" calcext:value-type="string">
            <text:p>123rd ASEE Annual Conference and Exposition; New Orleans; United States; 26 June 2016 through 29 June 2016; Code 123120</text:p>
          </table:table-cell>
          <table:table-cell table:style-name="ce31" office:value-type="string" calcext:value-type="string">
            <text:p>This paper shows the early research findings of utilizing a virtual reality environment as an educational tool for the operation of a computerized numerical control (CNC) milling machine. Based off of a previous work, the Advanced Virtual Machining Lab (AVML), this project features a virtual environment in which a virtual CNC machine is fully operable, designed to allow STEM students and training professionals to learn the use of the CNC machine without the need to be in a physical lab. Users operate in the virtual environment using an immersive virtual reality headset (i.e. Oculus Rift) and standard input devices (i.e. mouse and keyboard), both of which combined make for easy movement and realistic visuals. On-screen tutorials allow users to learn about what they need to do to operate the machine without the need for outside instruction. While designing and perfecting this environment has been the primary focus of this project thus far, the research goal is to test the ease of use and the pedagogical effectiveness of the immersive technology as it relates to education in STEM fields. Initial usability studies for this environment featured students from the graduate level CAD/CAM-Theory and Advanced Applications (ME 54600) course at IUPUI. Results from the study were tabulated with a survey using a four-point Likert scale and several open-ended questions. Findings from the survey indicate that the majority of users found the environment realistic and easy to navigate, in addition to finding the immersive technology to be beneficial. Many also indicated that they felt comfortable navigating the environment without the need for additional assistance from the survey proctors. Full details on the first usability study, including data and discussion, can be found in this paper. The general consensus from the study was that, while some features needed refinement, the immersive environment helped them learn about the operation of a CNC machine. Additional usability studies will need to be undergone to refine said features before beginning the final study, in which students learning from the immersive virtual environment will be tested against students learning from traditional methods. Details on this last study will be discussed in the final paper, which will also discuss the methods used for preparing the environment, full results and detailed discussion on each of the usability studies, and conclusions on the usability and educational effectiveness of the immersive virtual reality technology in STEM education.</text:p>
          </table:table-cell>
          <table:table-cell table:style-name="ce31" office:value-type="string" calcext:value-type="string">
            <text:p>Oculus Rift</text:p>
          </table:table-cell>
          <table:table-cell table:style-name="ce31" office:value-type="string" calcext:value-type="string">
            <text:p>Unity 3D.</text:p>
          </table:table-cell>
          <table:table-cell table:style-name="ce31" office:value-type="string" calcext:value-type="string">
            <text:p>Teclado e mouse.</text:p>
          </table:table-cell>
          <table:table-cell table:style-name="ce31" office:value-type="string" calcext:value-type="string">
            <text:p>Navegação, seleção e manipulação através de teclado e mouse convencionais.</text:p>
          </table:table-cell>
          <table:table-cell table:style-name="ce31" office:value-type="string" calcext:value-type="string">
            <text:p>- Engenharia Mecânica</text:p>
          </table:table-cell>
          <table:table-cell table:style-name="ce31" office:value-type="string" calcext:value-type="string">
            <text:p>Empíricos: Os participantes ( ao todo 7) responderam (Utilizando o site “Survey Monkey”) uma serie de testes com questões de revisão (Likert Scale), qualitativas e quantitativas. Cada item do teste correspondia relacionada com uma caracteristica dentro do ambiente virtual, legibilidade do texto, abilidade de controle do CNC, conforto com Oculus Rift, se os participantes já tinham uma experiencia previa com CNC. </text:p>
            <text:p/>
            <text:p>Algumas Questões: </text:p>
            <text:p>- “I was able to easily move within the  environment.“</text:p>
            <text:p>- “I was able to clearly read the lower  third tutorial provided.” </text:p>
            <text:p>- “I was able to read the smiley face  tutorial instructions.”</text:p>
            <text:p>- “I needed help in using this software.”</text:p>
            <text:p>- “ The environment seemed realistic.”</text:p>
            <text:p>- “I found the Oculus Rift easy to use.”</text:p>
            <text:p>- “What is your previous experience  with a CNC Machine?“</text:p>
            <text:p>- “I liked not worrying about crashing a CNC  machine.”</text:p>
          </table:table-cell>
          <table:table-cell table:style-name="ce31" office:value-type="string" calcext:value-type="string">
            <text:p>- Os resultados da pesquisa indicam que a maioria dos usuários encontrou o ambiente realista e fácil de navegar, além de acharem a tecnologia imersiva benéfica. Muitos também indicaram que se sentiam à vontade para navegar no ambiente sem a necessidade de assistência adicional dos profissionais de pesquisa.</text:p>
          </table:table-cell>
          <table:table-cell table:style-name="ce37" table:content-validation-name="val2" office:value-type="string" calcext:value-type="string">
            <text:p>Extraído</text:p>
          </table:table-cell>
          <table:table-cell table:style-name="ce39" table:number-columns-repeated="996"/>
        </table:table-row>
        <table:table-row table:style-name="ro5">
          <table:table-cell table:style-name="ce4" office:value-type="string" calcext:value-type="string">
            <text:p>SCOPUS</text:p>
          </table:table-cell>
          <table:table-cell table:style-name="ce15" office:value-type="string" calcext:value-type="string">
            <text:p>Kallioniemi P., Sharma S., Hakulinen J., Turunen M.</text:p>
          </table:table-cell>
          <table:table-cell table:style-name="ce15" office:value-type="string" calcext:value-type="string">
            <text:p>Collaborative conversational language learning with CityCompass</text:p>
          </table:table-cell>
          <table:table-cell table:style-name="ce15" office:value-type="float" office:value="2016" calcext:value-type="float">
            <text:p>2016</text:p>
          </table:table-cell>
          <table:table-cell table:style-name="ce15" office:value-type="string" calcext:value-type="string">
            <text:p>Conference Paper</text:p>
          </table:table-cell>
          <table:table-cell table:style-name="ce20" office:value-type="string" calcext:value-type="string">
            <text:p>https://www.scopus.com/inward/record.uri?eid=2-s2.0-84985993678&amp;doi=10.1145%2f2930674.2938612&amp;partnerID=40&amp;md5=98698b99b1a179cf63d9059bc762b555</text:p>
          </table:table-cell>
          <table:table-cell table:style-name="ce24" table:content-validation-name="val1" office:value-type="string" calcext:value-type="string">
            <text:p>CI4.</text:p>
          </table:table-cell>
          <table:table-cell table:style-name="ce27" table:content-validation-name="val1" office:value-type="string" calcext:value-type="string">
            <text:p>Finlândia</text:p>
          </table:table-cell>
          <table:table-cell table:style-name="ce27" table:content-validation-name="val1" office:value-type="string" calcext:value-type="string">
            <text:p>ACM</text:p>
          </table:table-cell>
          <table:table-cell table:style-name="ce27" table:content-validation-name="val1" office:value-type="string" calcext:value-type="string">
            <text:p>15th International Conference on Interaction Design and Children, IDC 2016; Manchester; United Kingdom; 21 June 2016 through 24 June 2016; Code 123251</text:p>
          </table:table-cell>
          <table:table-cell table:style-name="ce29" office:value-type="string" calcext:value-type="string">
            <text:p>CityCompass promotes collaborative conversational language learning by means of way-findings tasks situated in panoramic views of a city. Two remotely located participants have to navigate these 360 city panoramas as a tourist or a guide, to arrive at a preassigned destination. The application supports three modes of interaction and immersion: traditional mouse and keyboard interaction, embodied interaction using the Microsoft Kinect sensor and a virtual reality supporting 360 degree video panoramas on a mobile phone placed inside virtual reality googles (Samsung Gear VR). CityCompass was demoed at the Computer Supported Collaborative Work (CSCW) 2016 conference and it won the best demo award. We believe that at IDC is extremely well suited for CityCompass as it was designed for and is used by children in schools.</text:p>
          </table:table-cell>
          <table:table-cell table:style-name="ce29" office:value-type="string" calcext:value-type="string">
            <text:p>Samsung Gear VR</text:p>
          </table:table-cell>
          <table:table-cell table:style-name="ce29" office:value-type="string" calcext:value-type="string">
            <text:p>Não fala</text:p>
            <text:p>- Obs a versão Não-RV utiliza “three.js”, “webrtc” e “node.js”.</text:p>
          </table:table-cell>
          <table:table-cell table:style-name="ce29" office:value-type="string" calcext:value-type="string">
            <text:p>Não fala</text:p>
          </table:table-cell>
          <table:table-cell table:style-name="ce29" office:value-type="string" calcext:value-type="string">
            <text:p>Não</text:p>
          </table:table-cell>
          <table:table-cell table:style-name="ce29" office:value-type="string" calcext:value-type="string">
            <text:p>- <text:span text:style-name="T9">Linguística</text:span></text:p>
            <text:p>- Alemão</text:p>
            <text:p>- Finlandês</text:p>
            <text:p>- Inglês.</text:p>
          </table:table-cell>
          <table:table-cell table:style-name="ce29" office:value-type="string" calcext:value-type="string">
            <text:p>Não fala</text:p>
          </table:table-cell>
          <table:table-cell table:style-name="ce29" office:value-type="string" calcext:value-type="string">
            <text:p>- O artigo conclui que é um sistema educacional promissor para crianças em geral.</text:p>
          </table:table-cell>
          <table:table-cell table:style-name="ce37" table:content-validation-name="val2" office:value-type="string" calcext:value-type="string">
            <text:p>Extraído</text:p>
          </table:table-cell>
          <table:table-cell table:style-name="ce39" table:number-columns-repeated="996"/>
        </table:table-row>
        <table:table-row table:style-name="ro5">
          <table:table-cell table:style-name="ce3" office:value-type="string" calcext:value-type="string">
            <text:p>SCOPUS</text:p>
          </table:table-cell>
          <table:table-cell table:style-name="ce14" office:value-type="string" calcext:value-type="string">
            <text:p>Stavroulia K.-E., Ruiz-Harisiou A., Manouchou E., Georgiou K., Sella F., Lanitis A.</text:p>
          </table:table-cell>
          <table:table-cell table:style-name="ce14" office:value-type="string" calcext:value-type="string">
            <text:p>A 3D virtual environment for training teachers to identify bullying</text:p>
          </table:table-cell>
          <table:table-cell table:style-name="ce14" office:value-type="float" office:value="2016" calcext:value-type="float">
            <text:p>2016</text:p>
          </table:table-cell>
          <table:table-cell table:style-name="ce14" office:value-type="string" calcext:value-type="string">
            <text:p>Conference Paper</text:p>
          </table:table-cell>
          <table:table-cell table:style-name="ce19" office:value-type="string" calcext:value-type="string">
            <text:p>https://www.scopus.com/inward/record.uri?eid=2-s2.0-84979294107&amp;doi=10.1109%2fMELCON.2016.7495417&amp;partnerID=40&amp;md5=eacdd2a766348e79674e96d332efc690</text:p>
          </table:table-cell>
          <table:table-cell table:style-name="ce23" table:content-validation-name="val1" office:value-type="string" calcext:value-type="string">
            <text:p>CI2, CI4.</text:p>
          </table:table-cell>
          <table:table-cell table:style-name="ce26" table:content-validation-name="val1" office:value-type="string" calcext:value-type="string">
            <text:p>Chipre</text:p>
          </table:table-cell>
          <table:table-cell table:style-name="ce26" table:content-validation-name="val1" office:value-type="string" calcext:value-type="string">
            <text:p>IEEE</text:p>
          </table:table-cell>
          <table:table-cell table:style-name="ce26" table:content-validation-name="val1" office:value-type="string" calcext:value-type="string">
            <text:p>18th Mediterranean Electrotechnical Conference, MELECON 2016; Limassol; Cyprus; 18 April 2016 through 20 April 2016; Category numberCFP16MEL-USB; Code 122340</text:p>
          </table:table-cell>
          <table:table-cell table:style-name="ce31" office:value-type="string" calcext:value-type="string">
            <text:p/>
            <text:p/>
            <text:p>Incidents involving bullying in schools present a difficult challenge for educators who need to identify potentially dangerous behaviors in comparison to 'innocent' types of interstudent interactions. In this paper we investigate the use of a dedicated Virtual Reality application as a means of training educators to identify alarming bullying activities. The Virtual Reality environment simulates a typical middle school, where different bullying-related incidents take place. The virtual environment is visualized using a Virtual Reality headset in conjunction with eye tracking techniques that facilitate user interaction. In order to make realistic animations that resemble human motions, state of the art motion tracking equipment was used for generating realistic avatar movements. According to the scenario of the application, the user witness different types of student behavior and he/she has to take decisions on how to control and deal with the situation. The prototype was tested by active teachers who reported that the incidents within the simulation were similar to real life experiences and suggested that the application could be used in teacher training education providing inexperienced teachers feedback on how to recognize and manage bullying.</text:p>
          </table:table-cell>
          <table:table-cell table:style-name="ce31" office:value-type="string" calcext:value-type="string">
            <text:p>Oculus Rift</text:p>
          </table:table-cell>
          <table:table-cell table:style-name="ce31" office:value-type="string" calcext:value-type="string">
            <text:p>- Unity 3D.</text:p>
            <text:p>- Autodesk Maya.</text:p>
            <text:p>- “http://studiomugenjohncel.tu mblr.com”.</text:p>
            <text:p>- Google Sketch Up.</text:p>
          </table:table-cell>
          <table:table-cell table:style-name="ce31" office:value-type="string" calcext:value-type="string">
            <text:p>Dispositivo semelhante a um mouse, não fala mais detalhes.</text:p>
          </table:table-cell>
          <table:table-cell table:style-name="ce31" office:value-type="string" calcext:value-type="string">
            <text:p>Eye Trackgin: É um <text:span text:style-name="T9">rastreamento</text:span> do olho, como se o um cursor de mouse pudesse ser controlado com o movimento dos olhos. Porém isso pode atrapalhar pois é capaz de selecionar um objeto por estar com foco nele, sem realmente o desejo de selecionar. Para resolver utilizam um dispositivo semelhante a um mouse.</text:p>
            <text:p>- Não fala muitos detalhes</text:p>
          </table:table-cell>
          <table:table-cell table:style-name="ce31" office:value-type="string" calcext:value-type="string">
            <text:p><text:span text:style-name="T15">- Gerenciamento de sala de aula</text:span></text:p>
            <text:p><text:span text:style-name="T15">- Bullying</text:span></text:p>
          </table:table-cell>
          <table:table-cell table:style-name="ce31" office:value-type="string" calcext:value-type="string">
            <text:p>- Empírica: 10 professores de escolas (5 homens, 5 mulheres) de 20 a 45 anos. Através de 2 questionarios de Likert scale. </text:p>
            <text:p>- 1° questionario visa informações e uso de novas tecnologias.</text:p>
            <text:p>- 2° questionario foi após o uso do sistema RV.</text:p>
            <text:p>- Teste duraram 5-10 minutos. Foi lido o TCLE antes do teste.</text:p>
          </table:table-cell>
          <table:table-cell table:style-name="ce31" office:value-type="string" calcext:value-type="string">
            <text:p>- Com a analise do 1° <text:span text:style-name="T9">questionário</text:span> conclui que todos os prof. consideram o "bullying" um serio problema. A maioria disse que não eram treinados para identificar ou saber lidar com "bullying". </text:p>
            <text:p/>
            <text:p>- De acordo com os resultados, os professores acreditam que eles são capazes de reconhecer bullying mas todos expressaram  a opinião de que eles precisam de treinamento adicional para aprimorar suas habilidades em relação ao reconhecimento e confronto de incidentes de bullying.</text:p>
            <text:p/>
            <text:p> - Conclui-se que o sistema desenvolvido pode ser muito <text:span text:style-name="T9">útil</text:span> para treinar professores identificar “bullyings”. Principalmente os novatos, professores sem muita experiencia, e também para os que tem muita experiencia embora este mesmo relataram que não é tão necessário.</text:p>
            <text:p/>
            <text:p/>
          </table:table-cell>
          <table:table-cell table:style-name="ce37" table:content-validation-name="val2" office:value-type="string" calcext:value-type="string">
            <text:p>Extraído</text:p>
          </table:table-cell>
          <table:table-cell table:style-name="ce39" table:number-columns-repeated="996"/>
        </table:table-row>
        <table:table-row table:style-name="ro5">
          <table:table-cell table:style-name="ce2" office:value-type="string" calcext:value-type="string">
            <text:p>SCOPUS</text:p>
          </table:table-cell>
          <table:table-cell table:style-name="ce13" office:value-type="string" calcext:value-type="string">
            <text:p>Patrao B., Seabra J., Pedro S., Menezes P.</text:p>
          </table:table-cell>
          <table:table-cell table:style-name="ce13" office:value-type="string" calcext:value-type="string">
            <text:p>An affective interaction system to learn about physiological signals</text:p>
          </table:table-cell>
          <table:table-cell table:style-name="ce13" office:value-type="float" office:value="2015" calcext:value-type="float">
            <text:p>2015</text:p>
          </table:table-cell>
          <table:table-cell table:style-name="ce13" office:value-type="string" calcext:value-type="string">
            <text:p>Conference Paper</text:p>
          </table:table-cell>
          <table:table-cell table:style-name="ce21" office:value-type="string" calcext:value-type="string">
            <text:p>https://www.scopus.com/inward/record.uri?eid=2-s2.0-84973652542&amp;doi=10.1109%2fEXPAT.2015.7463287&amp;partnerID=40&amp;md5=947334e861684e498225992ec98ceb72</text:p>
          </table:table-cell>
          <table:table-cell table:style-name="ce22" table:content-validation-name="val1" office:value-type="string" calcext:value-type="string">
            <text:p>CI4.</text:p>
          </table:table-cell>
          <table:table-cell table:style-name="ce25" table:content-validation-name="val1" office:value-type="string" calcext:value-type="string">
            <text:p>Portugal</text:p>
          </table:table-cell>
          <table:table-cell table:style-name="ce25" table:content-validation-name="val1" office:value-type="string" calcext:value-type="string">
            <text:p>IEEE</text:p>
          </table:table-cell>
          <table:table-cell table:style-name="ce25" table:content-validation-name="val1" office:value-type="string" calcext:value-type="string">
            <text:p>3rd Experiment International Conference, exp.at 2015; University of the AzoresPonta Delgada, Sao Miguel Island Azores; Portugal; 2 June 2015 through 4 June 2015; Category numberCFP15EXP-ART; Code 121551</text:p>
          </table:table-cell>
          <table:table-cell table:style-name="ce29" office:value-type="string" calcext:value-type="string">
            <text:p>In this paper we present a Virtual Reality-based laboratory experience that enables K12 students to understand the effects that emotions may induce in our bodies. The proposed system makes use of an head-mounted display and low-cost body sensors to, respectively, create an immersive experience and collect a set of related bio-signals. During the experiment the students follow a predefined protocol for data collection, where they are put in a sequence of virtual scenarios, which aim at inducing specific sensations and emotions. Finally the acquired data is presented to the students as graphical plots and he/she is asked to correlate them with the experienced sensations or emotions. </text:p>
          </table:table-cell>
          <table:table-cell table:style-name="ce29" office:value-type="string" calcext:value-type="string">
            <text:p>Oculus Rift</text:p>
          </table:table-cell>
          <table:table-cell table:number-columns-repeated="3" table:style-name="ce29" office:value-type="string" calcext:value-type="string">
            <text:p>Não fala</text:p>
          </table:table-cell>
          <table:table-cell table:style-name="ce29" office:value-type="string" calcext:value-type="string">
            <text:p>- Psicologia</text:p>
          </table:table-cell>
          <table:table-cell table:style-name="ce29" office:value-type="string" calcext:value-type="string">
            <text:p>- Empirica, através de sencores corporais, como Electrodermal Activity, Electrocardiography, Body Temperature, Body Acceleration. Os participantes foram submetidos a 3 cenarios diferentes onde foram estimulados as emoções.</text:p>
            <text:p>- Um jardim, calmo com flores.</text:p>
            <text:p>- Um simulador de direção, com situação inesperadas.</text:p>
            <text:p>- Uma casa sombria para gerar medo.</text:p>
          </table:table-cell>
          <table:table-cell table:style-name="ce29" office:value-type="string" calcext:value-type="string">
            <text:p>- Que o sistema RV possa contribuir com uma melhor forma de estudantes entenderem as manifestações corporais.</text:p>
          </table:table-cell>
          <table:table-cell table:style-name="ce37" table:content-validation-name="val2" office:value-type="string" calcext:value-type="string">
            <text:p>Extraído</text:p>
          </table:table-cell>
          <table:table-cell table:style-name="ce39" table:number-columns-repeated="996"/>
        </table:table-row>
        <table:table-row table:style-name="ro5">
          <table:table-cell table:style-name="ce3" office:value-type="string" calcext:value-type="string">
            <text:p>SCOPUS</text:p>
          </table:table-cell>
          <table:table-cell table:style-name="ce14" office:value-type="string" calcext:value-type="string">
            <text:p>Freina L., Bottino R.</text:p>
          </table:table-cell>
          <table:table-cell table:style-name="ce14" office:value-type="string" calcext:value-type="string">
            <text:p>A visual thinking skills training in support of STEM education</text:p>
          </table:table-cell>
          <table:table-cell table:style-name="ce14" office:value-type="float" office:value="2016" calcext:value-type="float">
            <text:p>2016</text:p>
          </table:table-cell>
          <table:table-cell table:style-name="ce14" office:value-type="string" calcext:value-type="string">
            <text:p>Conference Paper</text:p>
          </table:table-cell>
          <table:table-cell table:style-name="ce19" office:value-type="string" calcext:value-type="string">
            <text:p>https://www.scopus.com/inward/record.uri?eid=2-s2.0-84996993132&amp;partnerID=40&amp;md5=a694312fbfa2a8426588e955b0adf50f</text:p>
          </table:table-cell>
          <table:table-cell table:style-name="ce23" table:content-validation-name="val1" office:value-type="string" calcext:value-type="string">
            <text:p>CI4.</text:p>
          </table:table-cell>
          <table:table-cell table:style-name="ce26" table:content-validation-name="val1" office:value-type="string" calcext:value-type="string">
            <text:p>Itália</text:p>
          </table:table-cell>
          <table:table-cell table:style-name="ce26" table:content-validation-name="val1" office:value-type="string" calcext:value-type="string">
            <text:p>Dechema e.V.</text:p>
          </table:table-cell>
          <table:table-cell table:style-name="ce26" table:content-validation-name="val1" office:value-type="string" calcext:value-type="string">
            <text:p>Proceedings of the European Conference on Games-based Learning</text:p>
          </table:table-cell>
          <table:table-cell table:style-name="ce31" office:value-type="string" calcext:value-type="string">
            <text:p>In the "A me gli occhi" project, a virtual reality game addressing spatial perspective taking is used with a group of primary school children (ages 8-10) with the aim of supporting the development of visual thinking. Several studies have demonstrated a strong correlation between spatial reasoning and success in Science, Technology, Engineering, and Mathematics (STEM). Visual thinking skills predict a young person's achievement in STEM areas; people with good spatial abilities are more likely to engage in STEM studies and later in STEM related jobs. There are great differences among people in spatial reasoning abilities; nevertheless, they can be trained with long lasting improvements affecting STEM results. An intervention to increase spatial abilities at an early age may have positive effects on the person's future. We have developed a virtual reality game specifically designed to make the player feel as if the virtual world were real, with a special attention to its usability for all, including children with mild intellectual disabilities. The game is available in three different levels of immersion. The first phase of the project focused on the identification of the optimal level of immersion for the task and the definition of the best age group to be addressed. In the second phase, which is ongoing, the children, divided into balanced teams, will participate to a tournament using the same game. Specific moments when the stronger members of the team will teach the weaker ones will be organized. At the end of the experimental period, students' ability in spatial perspective taking will be measured again. Data will be correlated to their abilities with respect to STEM subjects and improvements will be compared to those of students who have not taken part to the training phase of the project.</text:p>
          </table:table-cell>
          <table:table-cell table:style-name="ce31" office:value-type="string" calcext:value-type="string">
            <text:p>Oculus Rift</text:p>
          </table:table-cell>
          <table:table-cell table:style-name="ce31" office:value-type="string" calcext:value-type="string">
            <text:p>Unity 3D.</text:p>
          </table:table-cell>
          <table:table-cell table:style-name="ce31" office:value-type="string" calcext:value-type="string">
            <text:p>Não fala</text:p>
          </table:table-cell>
          <table:table-cell table:style-name="ce32" office:value-type="string" calcext:value-type="string">
            <text:p>Não fala</text:p>
          </table:table-cell>
          <table:table-cell table:style-name="ce31" office:value-type="string" calcext:value-type="string">
            <text:p>Spatial ability (Capacidade Espacial) para estudantes de STEM.</text:p>
          </table:table-cell>
          <table:table-cell table:style-name="ce31" office:value-type="string" calcext:value-type="string">
            <text:p>Empíricos. Não da muitos detalhes, mas os teste foi feito com idades variadas de crianças com 8-10 anos.</text:p>
            <text:p>A avaliação foca no conteúdo e não na imersão ou interação.</text:p>
          </table:table-cell>
          <table:table-cell table:style-name="ce31" office:value-type="string" calcext:value-type="string">
            <text:p>- Algumas pessoas não conseguiram usar o HMD.</text:p>
            <text:p/>
            <text:p>A conclusão é mais voltada para o quanto o treinamento de espacial melhora compreensão de matemática em alunos de STEM. Ou seja, seu foco não é na interação ou imersão.</text:p>
          </table:table-cell>
          <table:table-cell table:style-name="ce37" table:content-validation-name="val2" office:value-type="string" calcext:value-type="string">
            <text:p>Extraído</text:p>
          </table:table-cell>
          <table:table-cell table:style-name="ce39" table:number-columns-repeated="996"/>
        </table:table-row>
        <table:table-row table:style-name="ro5">
          <table:table-cell table:style-name="ce4" office:value-type="string" calcext:value-type="string">
            <text:p>SCOPUS</text:p>
          </table:table-cell>
          <table:table-cell table:style-name="ce15" office:value-type="string" calcext:value-type="string">
            <text:p>Hilfert T., Teizer J., König M.</text:p>
          </table:table-cell>
          <table:table-cell table:style-name="ce15" office:value-type="string" calcext:value-type="string">
            <text:p>First person virtual reality for evaluation and learning of construction site safety</text:p>
          </table:table-cell>
          <table:table-cell table:style-name="ce15" office:value-type="float" office:value="2016" calcext:value-type="float">
            <text:p>2016</text:p>
          </table:table-cell>
          <table:table-cell table:style-name="ce15" office:value-type="string" calcext:value-type="string">
            <text:p>Conference Paper</text:p>
          </table:table-cell>
          <table:table-cell table:style-name="ce20" office:value-type="string" calcext:value-type="string">
            <text:p>https://www.scopus.com/inward/record.uri?eid=2-s2.0-84994322776&amp;partnerID=40&amp;md5=a93a91e2292418adc834498c39e28da8</text:p>
          </table:table-cell>
          <table:table-cell table:style-name="ce24" table:content-validation-name="val1" office:value-type="string" calcext:value-type="string">
            <text:p>CI2, CI4.</text:p>
          </table:table-cell>
          <table:table-cell table:style-name="ce27" table:content-validation-name="val1" office:value-type="string" calcext:value-type="string">
            <text:p>Alemanha</text:p>
          </table:table-cell>
          <table:table-cell table:style-name="ce27" table:content-validation-name="val1" office:value-type="string" calcext:value-type="string">
            <text:p>     </text:p>
            <text:p/>
            <text:p> International Association for Automation and Robotics in Construction</text:p>
          </table:table-cell>
          <table:table-cell table:style-name="ce27" table:content-validation-name="val1" office:value-type="string" calcext:value-type="string">
            <text:p>33rd International Symposium on Automation and Robotics in Construction, ISARC 2016; Auburn; United States; 18 July 2016 through 21 July 2016; Code 124190</text:p>
          </table:table-cell>
          <table:table-cell table:style-name="ce29" office:value-type="string" calcext:value-type="string">
            <text:p>Early hazard recognition in the construction environment plays a pivotal role in accident prevention. Modern technological advances in the field of visualization and display hardware enable unrivaled situational experiences when using headmounted displays. Low-cost hardware, high refresh rates and increasing resolutions of devices enable immersion into a virtual world with useful safety applications for the architecture, engineering, and construction (AEC) industry. Realistic particle effects and audio simulation support the perception of human test subjects experiencing a construction site from a first person view. Such test infrastructure and environment generate more accurate reactions to dangers emerging from hazardous site conditions. The scope of the presented work is developing the framework for gathering scientific data that, once analyzed, defines new approaches towards situational awareness and learning. The particular application we investigate is the understanding of the safety behavior of pedestrian workers performing tasks near heavy equipment. To create a realistic virtual reality environment, we are importing building information modeling (BIM) data into the Unreal Engine 4 for visualization with modern, lowcost HMD hardware. The developed first person virtual reality infrastructure allows us to test human behavior in several unsafe work scenarios that are common in practice. While the test subjects experience the hazards in a safe test environment, their learning is made analyzable through the use of computational logging operating on a multitude set of data records collected in the virtual environment. Results are presented that show the potential impact of the developed method on existing construction safety applications, including but not limited to rapid hazard evaluation and learning.</text:p>
          </table:table-cell>
          <table:table-cell table:style-name="ce29" office:value-type="string" calcext:value-type="string">
            <text:p>- Oculus Rift</text:p>
            <text:p>Ou</text:p>
            <text:p>- HTC Vive.</text:p>
          </table:table-cell>
          <table:table-cell table:style-name="ce29" office:value-type="string" calcext:value-type="string">
            <text:p>Unreal Engine 4</text:p>
          </table:table-cell>
          <table:table-cell table:style-name="ce29" office:value-type="string" calcext:value-type="string">
            <text:p/>
            <text:p/>
            <text:p>- Gamepad</text:p>
          </table:table-cell>
          <table:table-cell table:style-name="ce29" office:value-type="string" calcext:value-type="string">
            <text:p>Navegação e seleção através de controles, “gamepad”.</text:p>
          </table:table-cell>
          <table:table-cell table:style-name="ce29" office:value-type="string" calcext:value-type="string">
            <text:p>- Segurança do trabalho em construção civil.</text:p>
          </table:table-cell>
          <table:table-cell table:style-name="ce29" office:value-type="string" calcext:value-type="string">
            <text:p>Empíricos: Analise da direção do olhar “eye tracking”. Através de arquivos de log. </text:p>
            <text:p>- O foco maior e na analise do usuário conseguir detectar o risco. E não na interação do sistema. Para mais informação a seção “4.3 Data loggin” parece explicar melhor.</text:p>
          </table:table-cell>
          <table:table-cell table:style-name="ce29" office:value-type="string" calcext:value-type="string">
            <text:p>- Conclui que a analise do comportamento humano situações de risco é muito importante. E propõe um conceito de desenvolvimento de sistema RV para analise de riscos em ambiente de construção.</text:p>
          </table:table-cell>
          <table:table-cell table:style-name="ce37" table:content-validation-name="val2" office:value-type="string" calcext:value-type="string">
            <text:p>Extraído</text:p>
          </table:table-cell>
          <table:table-cell table:style-name="ce39" table:number-columns-repeated="996"/>
        </table:table-row>
        <table:table-row table:style-name="ro5">
          <table:table-cell table:style-name="ce2" office:value-type="string" calcext:value-type="string">
            <text:p>SCOPUS</text:p>
          </table:table-cell>
          <table:table-cell table:style-name="ce13" office:value-type="string" calcext:value-type="string">
            <text:p>Rasheed F., Onkar P., Narula M.</text:p>
          </table:table-cell>
          <table:table-cell table:style-name="ce13" office:value-type="string" calcext:value-type="string">
            <text:p>Immersive virtual reality to enhance the spatial awareness of students</text:p>
          </table:table-cell>
          <table:table-cell table:style-name="ce13" office:value-type="float" office:value="2015" calcext:value-type="float">
            <text:p>2015</text:p>
          </table:table-cell>
          <table:table-cell table:style-name="ce13" office:value-type="string" calcext:value-type="string">
            <text:p>Conference Paper</text:p>
          </table:table-cell>
          <table:table-cell table:style-name="ce21" office:value-type="string" calcext:value-type="string">
            <text:p>https://www.scopus.com/inward/record.uri?eid=2-s2.0-84959298853&amp;doi=10.1145%2f2835966.2836288&amp;partnerID=40&amp;md5=6462e23a110bd5ceaff69b5a641e624a</text:p>
          </table:table-cell>
          <table:table-cell table:style-name="ce22" table:content-validation-name="val1" office:value-type="string" calcext:value-type="string">
            <text:p>CI6.</text:p>
          </table:table-cell>
          <table:table-cell table:style-name="ce25" table:content-validation-name="val1" office:value-type="string" calcext:value-type="string">
            <text:p>Índia</text:p>
          </table:table-cell>
          <table:table-cell table:style-name="ce25" table:content-validation-name="val1" office:value-type="string" calcext:value-type="string">
            <text:p>ACM</text:p>
          </table:table-cell>
          <table:table-cell table:style-name="ce25" table:content-validation-name="val1" office:value-type="string" calcext:value-type="string">
            <text:p>7th International conference on Human Computer Interaction, IndiaHCI 2015; Indian Institute of Technology Guwahati (IITG)Guwahati; India; 17 December 2015 through 19 December 2015; Code 119171</text:p>
          </table:table-cell>
          <table:table-cell table:style-name="ce29" office:value-type="string" calcext:value-type="string">
            <text:p>This paper presents a study on the effectiveness of virtual reality as a medium to enhance the spatial awareness and interest of students in the subject of history in rural Indian schools. Students of rural schools of the Indian village of Kandi in Telangana were provided with a Virtual Reality solution which helped them to view a remote historical place in full immersion. The historical site which was chosen for this project was the Golconda Fort. It was in the same state as that of the school, yet most of the students had not visited the place. Each student was given a 15 minutes session with the Virtual Reality module. In parallel, another set of students were taught about the fort in regular teaching methods. The two set of students were then given a written objective exam to analyze their learning. The two sets were then reversed and combined by giving regular teaching method to the students who used virtual reality previously and vice versa. These students were then given the test and the results were analyzed. It was found that spatial awareness including perception of colors, direction and size increased in the Virtual Reality based system. Factual data was more accurately interpreted when students were provided the information through regular teaching methods.</text:p>
          </table:table-cell>
          <table:table-cell table:style-name="ce29" office:value-type="string" calcext:value-type="string">
            <text:p>Google Cardboard</text:p>
          </table:table-cell>
          <table:table-cell table:style-name="ce29" office:value-type="string" calcext:value-type="string">
            <text:p>Unity 3D.</text:p>
            <text:p>Cardboard SDK.</text:p>
          </table:table-cell>
          <table:table-cell table:style-name="ce29" office:value-type="string" calcext:value-type="string">
            <text:p>Não fala</text:p>
          </table:table-cell>
          <table:table-cell table:style-name="ce29" office:value-type="string" calcext:value-type="string">
            <text:p>Foram utilizada o botão padrão do Cardbord, onde para se locomover para o próximo estagio do sistema, um clique <text:s/>e para voltar para o anterior dois cliques.</text:p>
          </table:table-cell>
          <table:table-cell table:style-name="ce29" office:value-type="string" calcext:value-type="string">
            <text:p>- História</text:p>
          </table:table-cell>
          <table:table-cell table:style-name="ce29" office:value-type="string" calcext:value-type="string">
            <text:p>Empírico atráves de questionarios sobre o conteudo aprendido.</text:p>
            <text:p>- Foi dividos os participantes em dois grupos, um com RV e outro com métodos tradicionais. Os estudantes passaram por um modulo básico de ensino sobre o sistema (+- 15 min). Os estudantes que usaram o RV ficaram em um espaço livre na sala que foi capaz de suportar todos os movimentos.</text:p>
            <text:p>- O mesmo conteudo foi passado por um professor para o grupo de alunos sem RV. A após um estudo o mesmo teste foi aplicado aos estudantes. Além de obter um feddback dos estudantes.</text:p>
            <text:p>- Em seguida, o grupo que usou VR foi ensinado pelo método de ensino regular e vice-versa e, em seguida, o mesmo exame foi tomada por todos os alunos. Formando no final 3 grupos: Com RV, Sem RV e Combinado C/ e S/ RV.</text:p>
            <text:p/>
            <text:p>- O grupo combinado obtiveram melhor acuracia nas respostas.</text:p>
          </table:table-cell>
          <table:table-cell table:style-name="ce29" office:value-type="string" calcext:value-type="string">
            <text:p>- Conclui que o uso da RV pode aumentar o interesse dos alunos em aprender a historia da cidade local em relação a métodos de ensino regular na escola rural da Índia.</text:p>
            <text:p>- A RV pode ser um complemento para educação</text:p>
            <text:p>- Alguns <text:span text:style-name="T9">aspectos</text:span> o grupo com RV se saiu melhor, como a <text:span text:style-name="T9">identificação</text:span> de cores e outras o grupo sem RV se saiu melhor, na resposta as questões.</text:p>
            <text:p>- Outras questões relevantes e que o grupo de RV que utilizou os sistema por mais tempo (+ 30 min) começaram a ter problema nos olhos (coceira, polimento, esfregando, fricção). Isso pode ser um novo campo de <text:span text:style-name="T9">investigação</text:span> caso ainda ninguém o fez.</text:p>
          </table:table-cell>
          <table:table-cell table:style-name="ce37" table:content-validation-name="val2" office:value-type="string" calcext:value-type="string">
            <text:p>Extraído</text:p>
          </table:table-cell>
          <table:table-cell table:style-name="ce39" table:number-columns-repeated="996"/>
        </table:table-row>
        <table:table-row table:style-name="ro5">
          <table:table-cell table:style-name="ce3" office:value-type="string" calcext:value-type="string">
            <text:p>SCOPUS</text:p>
          </table:table-cell>
          <table:table-cell table:style-name="ce14" office:value-type="string" calcext:value-type="string">
            <text:p>Restivo M.T., Urbano D., Chouzal F.</text:p>
          </table:table-cell>
          <table:table-cell table:style-name="ce14" office:value-type="string" calcext:value-type="string">
            <text:p>Hi kids: That's funny! Mechanics 3D Virtual lab</text:p>
          </table:table-cell>
          <table:table-cell table:style-name="ce14" office:value-type="float" office:value="2015" calcext:value-type="float">
            <text:p>2015</text:p>
          </table:table-cell>
          <table:table-cell table:style-name="ce14" office:value-type="string" calcext:value-type="string">
            <text:p>Conference Paper</text:p>
          </table:table-cell>
          <table:table-cell table:style-name="ce19" office:value-type="string" calcext:value-type="string">
            <text:p>https://www.scopus.com/inward/record.uri?eid=2-s2.0-84962429268&amp;doi=10.1109%2fIMCTL.2015.7359593&amp;partnerID=40&amp;md5=5973a4e86cb8ae82d699b0de881af7e0</text:p>
          </table:table-cell>
          <table:table-cell table:style-name="ce23" table:content-validation-name="val1" office:value-type="string" calcext:value-type="string">
            <text:p>CI4.</text:p>
          </table:table-cell>
          <table:table-cell table:style-name="ce26" table:content-validation-name="val1" office:value-type="string" calcext:value-type="string">
            <text:p>Portugal</text:p>
          </table:table-cell>
          <table:table-cell table:style-name="ce26" table:content-validation-name="val1" office:value-type="string" calcext:value-type="string">
            <text:p>IEEE</text:p>
          </table:table-cell>
          <table:table-cell table:style-name="ce26" table:content-validation-name="val1" office:value-type="string" calcext:value-type="string">
            <text:p>International Conference on Interactive Mobile Communication Technologies and Learning, IMCL 2015; Thessaloniki; Greece; 19 November 2015 through 20 November 2015; Category numberCFP15IMH-ART; Code 118756</text:p>
          </table:table-cell>
          <table:table-cell table:style-name="ce31" office:value-type="string" calcext:value-type="string">
            <text:p>The Universidade Júnior, Junior University, is a pioneering initiative of University of Porto taking place during July, since 2005. At the Faculty of Engineering of University of Porto different activities are regularly offered in many of its nine departments and oriented for STEM areas also concerned with trying to contribute to foster young students into these areas. The use of emerging technologies is highly accepted by youngsters. So, some of the activities proposed in the context of the Junior University rely on them. Given the great attractiveness created by the use of remote experimentation, virtual reality and augmented reality with haptics interaction, a new application was developed. It is based on the integration of the Oculus Rift Development Kit 2 with a developed set of virtual reality applications. The present work reports results of the use of the Oculus Rift to create the user emersion in a virtual room where different experiments are available and can be touched by using 1 DOF haptic. The authors are concerned in evaluating aspects as motivation, adequateness and its immersive capabilities. This work presents a preliminary evaluation study.</text:p>
          </table:table-cell>
          <table:table-cell table:style-name="ce31" office:value-type="string" calcext:value-type="string">
            <text:p>Oculus Rift</text:p>
          </table:table-cell>
          <table:table-cell table:style-name="ce31" office:value-type="string" calcext:value-type="string">
            <text:p>Não fala</text:p>
          </table:table-cell>
          <table:table-cell table:style-name="ce31" office:value-type="string" calcext:value-type="string">
            <text:p>- Dispositivo háptico.</text:p>
            <text:p>- joystick</text:p>
          </table:table-cell>
          <table:table-cell table:style-name="ce31" office:value-type="string" calcext:value-type="string">
            <text:p>Manipulação direta com dispositivo háptico, simulando a força real para movimentar objetos.</text:p>
            <text:p>- Locomoção <text:span text:style-name="T9">através</text:span> dos controles Joysticks e movimentação da <text:span text:style-name="T9">direção</text:span> da cabeça.</text:p>
          </table:table-cell>
          <table:table-cell table:style-name="ce31" office:value-type="string" calcext:value-type="string">
            <text:p>- STEM</text:p>
            <text:p>- Mecânica.</text:p>
          </table:table-cell>
          <table:table-cell table:style-name="ce31" office:value-type="string" calcext:value-type="string">
            <text:p>Avaliação empírica, com 19 estudantes e questionários sobre o conteúdo apresentado e sobre a imersão no estilo escala Likert.</text:p>
          </table:table-cell>
          <table:table-cell table:style-name="ce31" office:value-type="string" calcext:value-type="string">
            <text:p>- <text:s/>laboratório virtual é capaz de motivar os alunos e tem boa usabilidade geral.</text:p>
          </table:table-cell>
          <table:table-cell table:style-name="ce37" table:content-validation-name="val2" office:value-type="string" calcext:value-type="string">
            <text:p>Extraído</text:p>
          </table:table-cell>
          <table:table-cell table:style-name="ce39" table:number-columns-repeated="996"/>
        </table:table-row>
        <table:table-row table:style-name="ro5">
          <table:table-cell table:style-name="ce6" office:value-type="string" calcext:value-type="string">
            <text:p>SCOPUS</text:p>
          </table:table-cell>
          <table:table-cell table:style-name="ce13" office:value-type="string" calcext:value-type="string">
            <text:p>Araullo J., Potter L.E.</text:p>
          </table:table-cell>
          <table:table-cell table:style-name="ce13" office:value-type="string" calcext:value-type="string">
            <text:p>The emerging technology consumer: Designing NUI interaction for learning and retention</text:p>
          </table:table-cell>
          <table:table-cell table:style-name="ce13" office:value-type="float" office:value="2015" calcext:value-type="float">
            <text:p>2015</text:p>
          </table:table-cell>
          <table:table-cell table:style-name="ce13" office:value-type="string" calcext:value-type="string">
            <text:p>Conference Paper</text:p>
          </table:table-cell>
          <table:table-cell table:style-name="ce21" office:value-type="string" calcext:value-type="string">
            <text:p>https://www.scopus.com/inward/record.uri?eid=2-s2.0-84963623644&amp;doi=10.1145%2f2838739.2838830&amp;partnerID=40&amp;md5=d15b74da8cfa970973d237893c44c85a</text:p>
          </table:table-cell>
          <table:table-cell table:style-name="ce22" table:content-validation-name="val1" office:value-type="string" calcext:value-type="string">
            <text:p>CI5.</text:p>
          </table:table-cell>
          <table:table-cell table:style-name="ce25" table:content-validation-name="val1" office:value-type="string" calcext:value-type="string">
            <text:p>Austrália</text:p>
          </table:table-cell>
          <table:table-cell table:style-name="ce25" table:content-validation-name="val1" office:value-type="string" calcext:value-type="string">
            <text:p>ACM</text:p>
          </table:table-cell>
          <table:table-cell table:style-name="ce25" table:content-validation-name="val1" office:value-type="string" calcext:value-type="string">
            <text:p>27th Australian Computer-Human Interaction Conference, OzCHI 2015; The University of MelbourneParkville; Australia; 7 December 2015 through 10 December 2015; Code 119362</text:p>
          </table:table-cell>
          <table:table-cell table:style-name="ce29" office:value-type="string" calcext:value-type="string">
            <text:p>Natural User Interfaces (NUIs) paired with new, emerging technologies are moving into the consumer mainstream, however there is still a lack of standard guidance when it comes to designing for these technologies. This impacts the facilitation and maximisation of user learning and retention of any new interaction techniques. In this paper, we present a case study investigating current approaches to interaction design in NUIs in relation to two emerging technologies: the Oculus Rift virtual reality headset and the Leap Motion controller. We recommend a set of four guidelines, the application of which will help to facilitate user learning of interaction methods and techniques, and maximise user satisfaction in future NUIs.</text:p>
          </table:table-cell>
          <table:table-cell table:style-name="ce29" office:value-type="string" calcext:value-type="string">
            <text:p>Oculus Rift</text:p>
          </table:table-cell>
          <table:table-cell table:style-name="ce29" office:value-type="string" calcext:value-type="string">
            <text:p>Não fala</text:p>
          </table:table-cell>
          <table:table-cell table:style-name="ce29" office:value-type="string" calcext:value-type="string">
            <text:p>Leap Motion</text:p>
          </table:table-cell>
          <table:table-cell table:style-name="ce29" office:value-type="string" calcext:value-type="string">
            <text:p>Manipulação direta com Leap Motion</text:p>
            <text:p>- Em um dos jogos simulava um volante pode se locomover como se tivesse virando o volante e controlando a direção.</text:p>
            <text:p>- Também foi utilizada interação por teclado e mouse em outros jogos testados. (4 jogos ao todo; dois sem leap motion e 2 com leap motion).</text:p>
          </table:table-cell>
          <table:table-cell table:style-name="ce29" office:value-type="string" calcext:value-type="string">
            <text:p>- Não fala</text:p>
          </table:table-cell>
          <table:table-cell table:style-name="ce29" office:value-type="string" calcext:value-type="string">
            <text:p>- Empírica com 16 participantes, identificados por pseudonômios. Eram dadas as tarefas e durante a realização foi observado por um investigador. </text:p>
            <text:p>- Apos acada jogo era aplicado um curto questionario para eles descreverem suas percepções e experiências.</text:p>
            <text:p>- Dois jogos utilizam o Oculus Rift como dispositivo de exibição . E outros dois jogos utilizaram Oculus Rift combinados com Leap Motion.</text:p>
          </table:table-cell>
          <table:table-cell table:style-name="ce29" office:value-type="string" calcext:value-type="string">
            <text:p>- Conclui algumas guidlines para desenvolvimento de NUIs RV: </text:p>
            <text:p>- Fornecer feedback informativo e aumentado sobre objetivos e interação;</text:p>
            <text:p>- Usar feedback natural e inerente para refletir e reforçar as ações físicas do usuário dentro de sua NUI;</text:p>
            <text:p>- Evitar criar interações não naturais que exijam destreza significativa ou Finesse;</text:p>
            <text:p>- Permita que os usuários repitam ações e se treinem para se familiarizarem com seu conjunto de interações.</text:p>
          </table:table-cell>
          <table:table-cell table:style-name="ce37" table:content-validation-name="val2" office:value-type="string" calcext:value-type="string">
            <text:p>Extraído</text:p>
          </table:table-cell>
          <table:table-cell table:style-name="ce39" table:number-columns-repeated="996"/>
        </table:table-row>
        <table:table-row table:style-name="ro16">
          <table:table-cell table:style-name="ce3" office:value-type="string" calcext:value-type="string">
            <text:p>SCOPUS</text:p>
          </table:table-cell>
          <table:table-cell table:style-name="ce14" office:value-type="string" calcext:value-type="string">
            <text:p>Norrby M., Grebner C., Eriksson J., Boström J.</text:p>
          </table:table-cell>
          <table:table-cell table:style-name="ce14" office:value-type="string" calcext:value-type="string">
            <text:p>Molecular Rift: Virtual Reality for Drug Designers</text:p>
          </table:table-cell>
          <table:table-cell table:style-name="ce14" office:value-type="float" office:value="2015" calcext:value-type="float">
            <text:p>2015</text:p>
          </table:table-cell>
          <table:table-cell table:style-name="ce14" office:value-type="string" calcext:value-type="string">
            <text:p>Article</text:p>
          </table:table-cell>
          <table:table-cell table:style-name="ce19" office:value-type="string" calcext:value-type="string">
            <text:p>https://www.scopus.com/inward/record.uri?eid=2-s2.0-84947967391&amp;doi=10.1021%2facs.jcim.5b00544&amp;partnerID=40&amp;md5=4c9b39329eca2d6679a8a9355a0a5f42</text:p>
          </table:table-cell>
          <table:table-cell table:style-name="ce23" table:content-validation-name="val1" office:value-type="string" calcext:value-type="string">
            <text:p>CI4.</text:p>
          </table:table-cell>
          <table:table-cell table:style-name="ce26" table:content-validation-name="val1" office:value-type="string" calcext:value-type="string">
            <text:p>Suécia</text:p>
          </table:table-cell>
          <table:table-cell table:style-name="ce26" table:content-validation-name="val1" office:value-type="string" calcext:value-type="string">
            <text:p>American Chemical Society</text:p>
          </table:table-cell>
          <table:table-cell table:style-name="ce26" table:content-validation-name="val1" office:value-type="string" calcext:value-type="string">
            <text:p>     </text:p>
            <text:p/>
            <text:p>Journal of Chemical Information and Modeling</text:p>
            <text:p>Volume 55, Issue 11, 23 November 2015, Pages 2475-2484</text:p>
          </table:table-cell>
          <table:table-cell table:style-name="ce31" office:value-type="string" calcext:value-type="string">
            <text:p>Recent advances in interaction design have created new ways to use computers. One example is the ability to create enhanced 3D environments that simulate physical presence in the real world-a virtual reality. This is relevant to drug discovery since molecular models are frequently used to obtain deeper understandings of, say, ligand-protein complexes. We have developed a tool (Molecular Rift), which creates a virtual reality environment steered with hand movements. Oculus Rift, a head-mounted display, is used to create the virtual settings. The program is controlled by gesture-recognition, using the gaming sensor MS Kinect v2, eliminating the need for standard input devices. The Open Babel toolkit was integrated to provide access to powerful cheminformatics functions. Molecular Rift was developed with a focus on usability, including iterative test-group evaluations. We conclude with reflections on virtual reality's future capabilities in chemistry and education. Molecular Rift is open source and can be downloaded from GitHub</text:p>
          </table:table-cell>
          <table:table-cell table:style-name="ce31" office:value-type="string" calcext:value-type="string">
            <text:p>Oculus Rift</text:p>
          </table:table-cell>
          <table:table-cell table:style-name="ce31" office:value-type="string" calcext:value-type="string">
            <text:p>Unity 3D.</text:p>
          </table:table-cell>
          <table:table-cell table:style-name="ce31" office:value-type="string" calcext:value-type="string">
            <text:p>Kinect</text:p>
            <text:p>Teclado e mouse</text:p>
          </table:table-cell>
          <table:table-cell table:style-name="ce32" office:value-type="string" calcext:value-type="string">
            <text:p><text:span text:style-name="T10">- Molecular Rift é dividido em 2 partes uma com dicional – GUI (não RV) é um ambiente RV para visualização dos modelos moleculares.</text:span></text:p>
            <text:p><text:span text:style-name="T10">- O menu inicial e </text:span><text:span text:style-name="T11">controlado</text:span><text:span text:style-name="T10"> de forma tradicional com teclado e mouse, pois facilita a digitação, cujo ainda é um desafio no em RV.</text:span></text:p>
            <text:p><text:span text:style-name="T10">- No artigo tem uma “tabela 2” mostrando quais teclas foram utilizadas e suas funções dentro do jogo, ex: (key: W) (action: move forward).</text:span></text:p>
            <text:p><text:span text:style-name="T10">- Para controlar o ambiente RV foram implementados alguns gestos que podem ser conferidos na figura 2.</text:span></text:p>
            <text:p><text:span text:style-name="T10">- Os gestos incluem movimentação, rotação, translação, zoom, visão central, visão do menu, movimento do cursor e cursor cliques.</text:span></text:p>
          </table:table-cell>
          <table:table-cell table:style-name="ce31" office:value-type="string" calcext:value-type="string">
            <text:p>Química.</text:p>
          </table:table-cell>
          <table:table-cell table:style-name="ce31" office:value-type="string" calcext:value-type="string">
            <text:p>Empírico com usuários divididos em grupos para avaliar a usabilidade.</text:p>
            <text:p>- Um primeiro grupo de nove funcionarios com abilidadas em química medicinal fornecendo feedbak da usabilidade.</text:p>
            <text:p>- Outros grupos de usuários de um simposio interno de ciências atingindo um grupo maior que o primeiro. Este grupo foi usado para obeter informação dos gestos mais comuns e da usabilidade em geral.</text:p>
            <text:p>- Estes testes forneceram dados quantitativos através de UX.</text:p>
            <text:p>- Para mais detalhes fazer a leitura completa, porém não parece muito bem explicado.</text:p>
          </table:table-cell>
          <table:table-cell table:style-name="ce31" office:value-type="string" calcext:value-type="string">
            <text:p>- Molecular Rift uma ferramenta de visualização representa uma nova geração de ferramentas de visualização molecular. </text:p>
            <text:p>- A Interação natural – NUI e comparada com Interação padrão (teclado e mouse).</text:p>
            <text:p>- Para utilizar a NUI precisa de um <text:span text:style-name="T9">rápido</text:span> treino para <text:span text:style-name="T9">usuários</text:span> se adaptarem.</text:p>
            <text:p>- O Molecular Rift tem o foco na usabilidade recebendo positivos feedback de vários grupos.</text:p>
          </table:table-cell>
          <table:table-cell table:style-name="ce37" table:content-validation-name="val2" office:value-type="string" calcext:value-type="string">
            <text:p>Extraído</text:p>
          </table:table-cell>
          <table:table-cell table:style-name="ce39" table:number-columns-repeated="996"/>
        </table:table-row>
        <table:table-row table:style-name="ro17">
          <table:table-cell table:style-name="ce2" office:value-type="string" calcext:value-type="string">
            <text:p>SCOPUS</text:p>
          </table:table-cell>
          <table:table-cell table:style-name="ce13" office:value-type="string" calcext:value-type="string">
            <text:p>Kayatt P., Nakamura R.</text:p>
          </table:table-cell>
          <table:table-cell table:style-name="ce13" office:value-type="string" calcext:value-type="string">
            <text:p>Influence of a head-mounted display on user experience and performance in a virtual reality-based sports application</text:p>
          </table:table-cell>
          <table:table-cell table:style-name="ce13" office:value-type="float" office:value="2015" calcext:value-type="float">
            <text:p>2015</text:p>
          </table:table-cell>
          <table:table-cell table:style-name="ce13" office:value-type="string" calcext:value-type="string">
            <text:p>Conference Paper</text:p>
          </table:table-cell>
          <table:table-cell table:style-name="ce21" office:value-type="string" calcext:value-type="string">
            <text:p>https://www.scopus.com/inward/record.uri?eid=2-s2.0-84979700592&amp;doi=10.1145%2f2824893.2824895&amp;partnerID=40&amp;md5=207afbf6ffd7e1cf313ec9397a9e37f4</text:p>
          </table:table-cell>
          <table:table-cell table:style-name="ce22" table:content-validation-name="val1" office:value-type="string" calcext:value-type="string">
            <text:p>CI4, CI5.</text:p>
          </table:table-cell>
          <table:table-cell table:style-name="ce25" table:content-validation-name="val1" office:value-type="string" calcext:value-type="string">
            <text:p>Brasil</text:p>
          </table:table-cell>
          <table:table-cell table:style-name="ce25" table:content-validation-name="val1" office:value-type="string" calcext:value-type="string">
            <text:p>ACM</text:p>
          </table:table-cell>
          <table:table-cell table:style-name="ce25" table:content-validation-name="val1" office:value-type="string" calcext:value-type="string">
            <text:p>7th Latin American Conference on Human Computer Interaction, CLIHC 2015; Cordoba; Argentina; 18 November 2015 through 21 November 2015; Code 122512</text:p>
          </table:table-cell>
          <table:table-cell table:style-name="ce29" office:value-type="string" calcext:value-type="string">
            <text:p>Head-mounted displays (HMDs) are advertised as a solution to increase the sensation of immersion of users in virtual environments. Historically, however, research has found that technological limitations of those devices caused poor experiences and discomfort on users, limiting their applicability. We evaluated a device of the current generation of low-cost, high-performance HMDs in the context of a ball sports training application to find out if those problems remain. The results indicate that, while users reported increased immersion with the HMD, their performance in the test varied only slightly. © 2015 Copyright held by the owner/author(s). Publication rights licensed to ACM</text:p>
          </table:table-cell>
          <table:table-cell table:style-name="ce29" office:value-type="string" calcext:value-type="string">
            <text:p>Oculus Rift</text:p>
          </table:table-cell>
          <table:table-cell table:style-name="ce29" office:value-type="string" calcext:value-type="string">
            <text:p>Unity 3D.</text:p>
            <text:p>- Google Warehouse.</text:p>
            <text:p>- Google Sketchup.</text:p>
          </table:table-cell>
          <table:table-cell table:style-name="ce29" office:value-type="string" calcext:value-type="string">
            <text:p>Gamepad</text:p>
          </table:table-cell>
          <table:table-cell table:style-name="ce29" office:value-type="string" calcext:value-type="string">
            <text:p>- Acionando os botões para dar o salto na direção correspondente.</text:p>
            <text:p>- Movimentação corporal e direção do campo de visão para direção do salto (não deixa muito claro, eu deduzi isso, pelo que li, a direção do salto e na direção do campo de visão) para confirmar deve-se reler ou entra em contato com os autores.</text:p>
          </table:table-cell>
          <table:table-cell table:style-name="ce29" office:value-type="string" calcext:value-type="string">
            <text:p>- Atividade Física</text:p>
            <text:p>- Jogos de esporte de bola.</text:p>
            <text:p>- Futebol</text:p>
          </table:table-cell>
          <table:table-cell table:style-name="ce29" office:value-type="string" calcext:value-type="string">
            <text:p>Empírico, foi medido quantitativamente e com aplicaçẽos de questionarios para avaliação de UX e auto-avaliação.</text:p>
            <text:p>- O artigo apresenta questões aplicadas no questionarios, como:</text:p>
            <text:p>- Quanto vocẽ se sentiu imersivo na aplicação? Com as opções: 1 não imersivo, 2 um pouco imersivo, 3 moderadamente imersivo, 4 bastante imersivo e 5 muito imersivo.</text:p>
            <text:p>- Nos testes um grupo de 5 membros usaram o Oculus Rift equanto outro grupo de 5 usaram uma tela Led de 19”. Todos estudantes de graduação entre 23 a 29 anos.</text:p>
            <text:p>- Os resultados da avaliação estão descritos em uma seção do artigo, para mais detalhes consultar e fazer uma leitura completa deste tópico.</text:p>
          </table:table-cell>
          <table:table-cell table:style-name="ce29" office:value-type="string" calcext:value-type="string">
            <text:p>- O artigo conclui que o HMD tem um impacto positivo no desempenho, sem impactos negativos sobre a experiência do usuário, para o domínio selecionado (jogos de bola).</text:p>
            <text:p>- Espera-se que estes resultados incentivem novos pesquisadores trabalharem com essa nova geração de HMD em aplicações de esportes. </text:p>
            <text:p>- Os usuários relataram um aumento de imersão com HMD.</text:p>
          </table:table-cell>
          <table:table-cell table:style-name="ce37" table:content-validation-name="val2" office:value-type="string" calcext:value-type="string">
            <text:p>Extraído</text:p>
          </table:table-cell>
          <table:table-cell table:style-name="ce39" table:number-columns-repeated="996"/>
        </table:table-row>
        <table:table-row table:style-name="ro5">
          <table:table-cell table:style-name="ce4" office:value-type="string" calcext:value-type="string">
            <text:p>SCOPUS</text:p>
          </table:table-cell>
          <table:table-cell table:style-name="ce15" office:value-type="string" calcext:value-type="string">
            <text:p>Mathur A.S.</text:p>
          </table:table-cell>
          <table:table-cell table:style-name="ce15" office:value-type="string" calcext:value-type="string">
            <text:p>Low cost virtual reality for medical training</text:p>
          </table:table-cell>
          <table:table-cell table:style-name="ce15" office:value-type="float" office:value="2015" calcext:value-type="float">
            <text:p>2015</text:p>
          </table:table-cell>
          <table:table-cell table:style-name="ce15" office:value-type="string" calcext:value-type="string">
            <text:p>Conference Paper</text:p>
          </table:table-cell>
          <table:table-cell table:style-name="ce20" office:value-type="string" calcext:value-type="string">
            <text:p>https://www.scopus.com/inward/record.uri?eid=2-s2.0-84954483974&amp;doi=10.1109%2fVR.2015.7223437&amp;partnerID=40&amp;md5=669b6ae9b3f3186c56fc8249ff46c9d5</text:p>
          </table:table-cell>
          <table:table-cell table:style-name="ce24" table:content-validation-name="val1" office:value-type="string" calcext:value-type="string">
            <text:p>CI4.</text:p>
          </table:table-cell>
          <table:table-cell table:style-name="ce27" table:content-validation-name="val1" office:value-type="string" calcext:value-type="string">
            <text:p>Índia</text:p>
          </table:table-cell>
          <table:table-cell table:style-name="ce27" table:content-validation-name="val1" office:value-type="string" calcext:value-type="string">
            <text:p><text:s/>IEEE</text:p>
          </table:table-cell>
          <table:table-cell table:style-name="ce27" table:content-validation-name="val1" office:value-type="string" calcext:value-type="string">
            <text:p>IEEE Virtual Reality Conference, VR 2015; Arles; France; 23 March 2015 through 27 March 2015; Category numberCFP15VIR-ART; Code 117260</text:p>
          </table:table-cell>
          <table:table-cell table:style-name="ce29" office:value-type="string" calcext:value-type="string">
            <text:p>This demo depicts a low cost virtual reality set-up that may be used for medical training and instruction purposes. Using devices such as the Oculus Rift and Razer Hydra, an immersive experience, including hand interactivity can be given. Software running on a PC integrates these devices and presents an interactive and immersive training environment, where trainees are asked to perform a mixed bag of both, simple and complex tasks. These tasks range from identification of certain organs to performing of an actual incision. Trainees learn by doing, albeit in the virtual world. Components of the system are relatively affordable and simple to use, thereby making such a set-up incredibly easy to deploy.</text:p>
          </table:table-cell>
          <table:table-cell table:style-name="ce29" office:value-type="string" calcext:value-type="string">
            <text:p>Oculus Rift</text:p>
          </table:table-cell>
          <table:table-cell table:style-name="ce29" office:value-type="string" calcext:value-type="string">
            <text:p>Unity 3D.</text:p>
          </table:table-cell>
          <table:table-cell table:style-name="ce29" office:value-type="string" calcext:value-type="string">
            <text:p>Razer <text:s text:c="2"/>Hydra</text:p>
          </table:table-cell>
          <table:table-cell table:style-name="ce35" office:value-type="string" calcext:value-type="string">
            <text:p>Manipulação e Seleção (Com movimentação 6DOF das duas mãos por controles físicos).</text:p>
          </table:table-cell>
          <table:table-cell table:style-name="ce29" office:value-type="string" calcext:value-type="string">
            <text:p>- Anatomia</text:p>
            <text:p>- Medicina</text:p>
          </table:table-cell>
          <table:table-cell table:style-name="ce29" office:value-type="string" calcext:value-type="string">
            <text:p>Não fala</text:p>
          </table:table-cell>
          <table:table-cell table:style-name="ce29" office:value-type="string" calcext:value-type="string">
            <text:p>- O artigo conclui que é um sistema de baixo custo e de <text:span text:style-name="T9">fácil</text:span> implementação, que pode servir de exemplos futuros para ouras implementações</text:p>
            <text:p>- tradução da conclusão: </text:p>
            <text:p>O protótipo ilustra claramente a viabilidade de um sistema de treinamento de realidade virtual de baixo custo. Quando utilizado no contexto do treinamento médico, ele ajuda os formandos e os alunos a compreender a anatomia humana em três dimensões completas. Embora a presença do feedback háptico seja ausente, o seguimento da mão sozinha adiciona um nível inteiramente novo da interatividade tridimensional. Isto é suportado pela fidelidade visual imersiva de Oculus Rift e rastreamento de cabeça. Os estagiários sentem-se imersos no cenário e podem ser treinados de forma independente ou sob a orientação de um treinador ou supervisor. Vários casos de uso diferentes e aplicações variadas no ensino médio e em outras formas de treinamento prático podem emergir desse conceito. O fato de que o sistema é relativamente barato e fácil de usar também pode ajudar na sua ampla adoção.</text:p>
          </table:table-cell>
          <table:table-cell table:style-name="ce37" table:content-validation-name="val2" office:value-type="string" calcext:value-type="string">
            <text:p>Extraído</text:p>
          </table:table-cell>
          <table:table-cell table:style-name="ce39" table:number-columns-repeated="996"/>
        </table:table-row>
        <table:table-row table:style-name="ro5">
          <table:table-cell table:style-name="ce3" office:value-type="string" calcext:value-type="string">
            <text:p>SCOPUS</text:p>
          </table:table-cell>
          <table:table-cell table:style-name="ce14" office:value-type="string" calcext:value-type="string">
            <text:p>Crespo R., García R., Quiroz S.</text:p>
          </table:table-cell>
          <table:table-cell table:style-name="ce14" office:value-type="string" calcext:value-type="string">
            <text:p>Virtual reality simulator for robotics learning</text:p>
          </table:table-cell>
          <table:table-cell table:style-name="ce14" office:value-type="float" office:value="2015" calcext:value-type="float">
            <text:p>2015</text:p>
          </table:table-cell>
          <table:table-cell table:style-name="ce14" office:value-type="string" calcext:value-type="string">
            <text:p>Conference Paper</text:p>
          </table:table-cell>
          <table:table-cell table:style-name="ce19" office:value-type="string" calcext:value-type="string">
            <text:p>https://www.scopus.com/inward/record.uri?eid=2-s2.0-84963743789&amp;doi=10.1109%2fICBL.2015.7387635&amp;partnerID=40&amp;md5=66f88b345a0befbcc4745aa26992ae99</text:p>
          </table:table-cell>
          <table:table-cell table:style-name="ce23" table:content-validation-name="val1" office:value-type="string" calcext:value-type="string">
            <text:p>CI2, CI4.</text:p>
          </table:table-cell>
          <table:table-cell table:style-name="ce26" table:content-validation-name="val1" office:value-type="string" calcext:value-type="string">
            <text:p>México</text:p>
          </table:table-cell>
          <table:table-cell table:style-name="ce26" table:content-validation-name="val1" office:value-type="string" calcext:value-type="string">
            <text:p>IEEE</text:p>
          </table:table-cell>
          <table:table-cell table:style-name="ce26" table:content-validation-name="val1" office:value-type="string" calcext:value-type="string">
            <text:p>International Conference on Interactive Collaborative and Blended Learning, ICBL 2015; Tecnologico de Monterrey, Mexico City CampusMexico City; Mexico; 9 December 2015 through 11 December 2015; Category numberCFP15E16-ART; Code 119260</text:p>
          </table:table-cell>
          <table:table-cell table:style-name="ce31" office:value-type="string" calcext:value-type="string">
            <text:p>The overall purpose of this project is to test the impact and potential benefits of Virtual Reality technology by creating a virtual simulator for the operation of the Mitsubishi Movemaster RV-M1 Robot. The project aims to be a proposal for education innovation by increasing the student's interactivity with the robot's features inside a virtual environment, developed using the game engine Unity and the Oculus Rift headset for the virtual visualization. By using this virtual simulator, on site operation time is decreased, mainly by allowing off-line programming of the equipment. It also allows universities without or with limited industrial machinery to provide their students a way to learn and practice on industrial automation and robotics simulation topics without inconvenience. The virtual simulator is designed to decrease the student's learning curve by displaying a complete virtual environment where the tridimensional model of the robotic arm can be visualized and programmed according to the real model's parameters and specifications.</text:p>
          </table:table-cell>
          <table:table-cell table:style-name="ce31" office:value-type="string" calcext:value-type="string">
            <text:p>Oculus Rift</text:p>
          </table:table-cell>
          <table:table-cell table:style-name="ce31" office:value-type="string" calcext:value-type="string">
            <text:p>Unity 3D.</text:p>
            <text:p>Blender</text:p>
            <text:p>Skech-up</text:p>
          </table:table-cell>
          <table:table-cell table:style-name="ce31" office:value-type="string" calcext:value-type="string">
            <text:p>Razer <text:s text:c="2"/>Hydra</text:p>
          </table:table-cell>
          <table:table-cell table:style-name="ce31" office:value-type="string" calcext:value-type="string">
            <text:p>Manipulação e Seleção (Com movimentação 6DOF das duas mãos por controles físicos).</text:p>
          </table:table-cell>
          <table:table-cell table:style-name="ce31" office:value-type="string" calcext:value-type="string">
            <text:p>- Engenharia Mecânica</text:p>
          </table:table-cell>
          <table:table-cell table:style-name="ce31" office:value-type="string" calcext:value-type="string">
            <text:p>Avaliação empírica, porém não da os detalhes, apenas apresenta alguns resultados</text:p>
          </table:table-cell>
          <table:table-cell table:style-name="ce31" office:value-type="string" calcext:value-type="string">
            <text:p>- Conclui que o sistema tem um grande potencial e é mais seguro que manipular <text:span text:style-name="T9">robôs</text:span> reais.</text:p>
            <text:p>- Tradução: </text:p>
            <text:p>Com base nos resultados obtidos e testes, pode-se determinar que o aplicativo tem um alto potencial para se tornar uma ferramenta de aprendizagem de engenharia muito confiável. O sistema é totalmente funcional e é apresentado em um estágio a partir do qual pode ser modificado para ser usado com diferentes plataformas, sistemas operacionais, controladores e diferentes modelos de robôs. Futuras modificações podem ser feitas para o aplicativo facilmente usando o Unity Game Engine. O estágio posterior de pesquisa será concentrado na implementação de algoritmos mais eficientes de pathfinding e na melhoria da interface do usuário, a fim de torná-lo mais amigável e útil de acordo com as necessidades do usuário.</text:p>
          </table:table-cell>
          <table:table-cell table:style-name="ce37" table:content-validation-name="val2" office:value-type="string" calcext:value-type="string">
            <text:p>Extraído</text:p>
          </table:table-cell>
          <table:table-cell table:style-name="ce39" table:number-columns-repeated="996"/>
        </table:table-row>
        <table:table-row table:style-name="ro5">
          <table:table-cell table:style-name="ce2" office:value-type="string" calcext:value-type="string">
            <text:p>SCOPUS</text:p>
          </table:table-cell>
          <table:table-cell table:style-name="ce13" office:value-type="string" calcext:value-type="string">
            <text:p>Sharma S., Rajeev S.P., Devearux P.</text:p>
          </table:table-cell>
          <table:table-cell table:style-name="ce13" office:value-type="string" calcext:value-type="string">
            <text:p>An immersive collaborative virtual environment of a university campus for performing virtual campus evacuation drills and tours for campus safety</text:p>
          </table:table-cell>
          <table:table-cell table:style-name="ce13" office:value-type="float" office:value="2015" calcext:value-type="float">
            <text:p>2015</text:p>
          </table:table-cell>
          <table:table-cell table:style-name="ce13" office:value-type="string" calcext:value-type="string">
            <text:p>Conference Paper</text:p>
          </table:table-cell>
          <table:table-cell table:style-name="ce21" office:value-type="string" calcext:value-type="string">
            <text:p>https://www.scopus.com/inward/record.uri?eid=2-s2.0-84959453510&amp;doi=10.1109%2fCTS.2015.7210404&amp;partnerID=40&amp;md5=45d81d47f0417c4df424bc4c6850dc16</text:p>
          </table:table-cell>
          <table:table-cell table:style-name="ce22" table:content-validation-name="val1" office:value-type="string" calcext:value-type="string">
            <text:p>CI4.</text:p>
          </table:table-cell>
          <table:table-cell table:style-name="ce25" table:content-validation-name="val1" office:value-type="string" calcext:value-type="string">
            <text:p>EUA</text:p>
          </table:table-cell>
          <table:table-cell table:style-name="ce25" table:content-validation-name="val1" office:value-type="string" calcext:value-type="string">
            <text:p>IEEE</text:p>
          </table:table-cell>
          <table:table-cell table:style-name="ce25" table:content-validation-name="val1" office:value-type="string" calcext:value-type="string">
            <text:p>16th International Conference on Collaboration Technologies and Systems, CTS 2015; Westin Atlanta Airport HotelAtlanta; United States; 1 June 2015 through 5 June 2015; Category numberCFP1516A-CDR; Code 116937</text:p>
          </table:table-cell>
          <table:table-cell table:style-name="ce29" office:value-type="string" calcext:value-type="string">
            <text:p>The use of a collaborative virtual reality environment for training and virtual tours has been increasingly recognized an as alternative to traditional reallife tours for university campuses. Our proposed application shows an immersive collaborative virtual reality environment for performing virtual online campus tours and evacuation drills using Oculus Rift head mounted displays. The immersive collaborative virtual reality environment also offers a unique way for training in emergencies for campus safety. The participant can enter the collaborative virtual reality environment setup on the cloud and participate in the evacuation drill or a tour which leads to considerable cost advantages over large scale real life exercises. This paper presents an experimental design approach to gather data on human behavior and emergency response in a university campus environment among a set of players in an immersive virtual reality environment. We present three ways for controlling crowd behavior: by defining rules for computer simulated agents, by providing controls to the users to navigate in the VR environment as autonomous agents, and by providing controls to the users with a keyboard/ joystick along with an immersive VR head set in real time. Our contribution lies in our approach to combine these three methods of behavior in order to perform virtual evacuation drills and virtual tours in a multi-user virtual reality environment for a university campus. Results from this study can be used to measure the effectiveness of current safety, security, and evacuation procedure for campus safety.</text:p>
          </table:table-cell>
          <table:table-cell table:style-name="ce29" office:value-type="string" calcext:value-type="string">
            <text:p>Oculus Rift</text:p>
          </table:table-cell>
          <table:table-cell table:style-name="ce29" office:value-type="string" calcext:value-type="string">
            <text:p>Unity 3D.</text:p>
            <text:p>3D Studio Max</text:p>
          </table:table-cell>
          <table:table-cell table:style-name="ce29" office:value-type="string" calcext:value-type="string">
            <text:p>Teclado e mouse.</text:p>
          </table:table-cell>
          <table:table-cell table:style-name="ce35" office:value-type="string" calcext:value-type="string">
            <text:p>Navegação, seleção e manipulação através de teclado e mouse convencionais.</text:p>
          </table:table-cell>
          <table:table-cell table:style-name="ce29" office:value-type="string" calcext:value-type="string">
            <text:p>Evacuação de ambientes</text:p>
          </table:table-cell>
          <table:table-cell table:style-name="ce35" office:value-type="string" calcext:value-type="string">
            <text:p>Não fala</text:p>
          </table:table-cell>
          <table:table-cell table:style-name="ce29" office:value-type="string" calcext:value-type="string">
            <text:p>- Conclui-se que o sistema pode ajudar na melhor elaboração de estrategias de evacuação durante emergenciais.</text:p>
          </table:table-cell>
          <table:table-cell table:style-name="ce37" table:content-validation-name="val2" office:value-type="string" calcext:value-type="string">
            <text:p>Extraído</text:p>
          </table:table-cell>
          <table:table-cell table:style-name="ce39" table:number-columns-repeated="996"/>
        </table:table-row>
        <table:table-row table:style-name="ro5">
          <table:table-cell table:style-name="ce3" office:value-type="string" calcext:value-type="string">
            <text:p>SCOPUS</text:p>
          </table:table-cell>
          <table:table-cell table:style-name="ce14" office:value-type="string" calcext:value-type="string">
            <text:p>Huang Y., Churches L., Reilly B.</text:p>
          </table:table-cell>
          <table:table-cell table:style-name="ce14" office:value-type="string" calcext:value-type="string">
            <text:p>A Case Study on Virtual Reality American Football Training</text:p>
          </table:table-cell>
          <table:table-cell table:style-name="ce14" office:value-type="float" office:value="2015" calcext:value-type="float">
            <text:p>2015</text:p>
          </table:table-cell>
          <table:table-cell table:style-name="ce14" office:value-type="string" calcext:value-type="string">
            <text:p>Conference Paper</text:p>
          </table:table-cell>
          <table:table-cell table:style-name="ce19" office:value-type="string" calcext:value-type="string">
            <text:p>https://www.scopus.com/inward/record.uri?eid=2-s2.0-84984920603&amp;doi=10.1145%2f2806173.2806178&amp;partnerID=40&amp;md5=512524bca7607b4ad6e046d15df6cedf</text:p>
          </table:table-cell>
          <table:table-cell table:style-name="ce23" table:content-validation-name="val1" office:value-type="string" calcext:value-type="string">
            <text:p>CI4.</text:p>
          </table:table-cell>
          <table:table-cell table:style-name="ce26" table:content-validation-name="val1" office:value-type="string" calcext:value-type="string">
            <text:p>Não fala</text:p>
          </table:table-cell>
          <table:table-cell table:style-name="ce26" table:content-validation-name="val1" office:value-type="string" calcext:value-type="string">
            <text:p>ACM</text:p>
          </table:table-cell>
          <table:table-cell table:style-name="ce26" table:content-validation-name="val1" office:value-type="string" calcext:value-type="string">
            <text:p>2015 Virtual Reality International Conference, VRIC 2015; Laval; France; 8 April 2015 through 10 April 2015; Code 123221</text:p>
          </table:table-cell>
          <table:table-cell table:style-name="ce31" office:value-type="string" calcext:value-type="string">
            <text:p>We present a study of American football training through the use of virtual reality. We developed a proprietary training software SIDEKIQ designed for professional training of student athletes in an immersive virtual reality environment, where trainees experience the football gameplays created by their coaches on desktop PCs, Oculus Rift or even CAVE-like facility. A user evaluation was conducted to quantify the effectiveness of the VR training over a 3-day training session. The result showed on average 30% overall improvement in the scores collected from the assessment</text:p>
          </table:table-cell>
          <table:table-cell table:style-name="ce31" office:value-type="string" calcext:value-type="string">
            <text:p>Oculus Rift</text:p>
          </table:table-cell>
          <table:table-cell table:style-name="ce31" office:value-type="string" calcext:value-type="string">
            <text:p>Não fala</text:p>
          </table:table-cell>
          <table:table-cell table:style-name="ce31" office:value-type="string" calcext:value-type="string">
            <text:p>Joystick (para o treinador, não para o jogador)</text:p>
          </table:table-cell>
          <table:table-cell table:style-name="ce31" office:value-type="string" calcext:value-type="string">
            <text:p>Não fala direito, deu a entender que o treinador que fica observando o usuário jogar, utiliza um joystick para configurar e interagir com jogo. Assim ele fica observando a reação do jogador.</text:p>
          </table:table-cell>
          <table:table-cell table:style-name="ce31" office:value-type="string" calcext:value-type="string">
            <text:p>Atividade física.</text:p>
            <text:p>Futebol Americano</text:p>
          </table:table-cell>
          <table:table-cell table:style-name="ce31" office:value-type="string" calcext:value-type="string">
            <text:p>Empíricas, com 17 jogadores de futebol. Com Questionarios é observação. Porém não entra em detalhes da interação, fala coisa com coisa nesta parte (não entendi muito bem, mas o foco e na avaliação da jogada do futebol).</text:p>
          </table:table-cell>
          <table:table-cell table:style-name="ce31" office:value-type="string" calcext:value-type="string">
            <text:p>A aplicação VR permite que os alunos a serem treinados de forma mais eficiente dentro da mesma quantidade de tempo de um treinamento real.</text:p>
          </table:table-cell>
          <table:table-cell table:style-name="ce37" table:content-validation-name="val2" office:value-type="string" calcext:value-type="string">
            <text:p>Extraído</text:p>
          </table:table-cell>
          <table:table-cell table:style-name="ce39" table:number-columns-repeated="996"/>
        </table:table-row>
        <table:table-row table:style-name="ro5">
          <table:table-cell table:style-name="ce2" office:value-type="string" calcext:value-type="string">
            <text:p>SCOPUS</text:p>
          </table:table-cell>
          <table:table-cell table:style-name="ce13" office:value-type="string" calcext:value-type="string">
            <text:p>Grabowski A., Jankowski J.</text:p>
          </table:table-cell>
          <table:table-cell table:style-name="ce13" office:value-type="string" calcext:value-type="string">
            <text:p>Virtual Reality-based pilot training for underground coal miners</text:p>
          </table:table-cell>
          <table:table-cell table:style-name="ce13" office:value-type="float" office:value="2015" calcext:value-type="float">
            <text:p>2015</text:p>
          </table:table-cell>
          <table:table-cell table:style-name="ce13" office:value-type="string" calcext:value-type="string">
            <text:p>Article</text:p>
          </table:table-cell>
          <table:table-cell table:style-name="ce21" office:value-type="string" calcext:value-type="string">
            <text:p>https://www.scopus.com/inward/record.uri?eid=2-s2.0-84908577504&amp;doi=10.1016%2fj.ssci.2014.09.017&amp;partnerID=40&amp;md5=814a4e335d2f10703a2f90f14b63d308</text:p>
          </table:table-cell>
          <table:table-cell table:style-name="ce22" table:content-validation-name="val1" office:value-type="string" calcext:value-type="string">
            <text:p>CI4, CI6.</text:p>
          </table:table-cell>
          <table:table-cell table:style-name="ce25" table:content-validation-name="val1" office:value-type="string" calcext:value-type="string">
            <text:p>Polônia</text:p>
          </table:table-cell>
          <table:table-cell table:style-name="ce25" table:content-validation-name="val1" office:value-type="string" calcext:value-type="string">
            <text:p>Elsevier</text:p>
          </table:table-cell>
          <table:table-cell table:style-name="ce25" table:content-validation-name="val1" office:value-type="string" calcext:value-type="string">
            <text:p/>
            <text:p>Safety Science</text:p>
            <text:p>Volume 72, February 01, 2015, Pages 310-314</text:p>
          </table:table-cell>
          <table:table-cell table:style-name="ce29" office:value-type="string" calcext:value-type="string">
            <text:p>Accidents at works statistics show that mining industry is one of the most dangerous. Therefore there is a need for new solutions, which will improve professional adaptation process and will simultaneously have significant impact on improvement of occupational health and safety situation, especially among the youngest employees. Using the technology of Virtual Reality (VR) allows the acquisition and practice the correct behavior by the miners in a controlled, safe environment. In the paper the results of pilot training with the participation of 21 people employed in the mining industry are presented. Each of the trainees took part in the two simulations, using different motion capture systems: Razer Hydra or vision based system. Head Mounted Displays (HMDs) with different field of view (FoV), wide (110 degrees) and relatively narrow (45 degrees), are also compared. Trainees consider used system use- ful and feel the positive effects of training even after three months. In almost all cases high immersive VR combined with wide FoV is assessed as the best solution for training. The results of the experiment encouraged owners of training facilities cooperating with polish mines to introduce VR training to basic training for youngest miners.</text:p>
          </table:table-cell>
          <table:table-cell table:style-name="ce29" office:value-type="string" calcext:value-type="string">
            <text:p>Sony HMZ-T1</text:p>
            <text:p>Oculus Rift</text:p>
          </table:table-cell>
          <table:table-cell table:style-name="ce29" office:value-type="string" calcext:value-type="string">
            <text:p>Não fala</text:p>
          </table:table-cell>
          <table:table-cell table:style-name="ce29" office:value-type="string" calcext:value-type="string">
            <text:p>- Razer Hydra</text:p>
            <text:p>- Luva Virtual </text:p>
          </table:table-cell>
          <table:table-cell table:style-name="ce29" office:value-type="string" calcext:value-type="string">
            <text:p>Oculus Rift + Luvas virtuais com manipulação direta e como locomoção, ele não fala mas no texto indica movimentação natural, ou seja, deduzo “walk-in-place”.</text:p>
            <text:p/>
            <text:p>- Sony HMZ + Razer Hydra, só que através de controles para locomoção, seleção e manipulação.</text:p>
          </table:table-cell>
          <table:table-cell table:style-name="ce29" office:value-type="string" calcext:value-type="string">
            <text:p>Mineração.</text:p>
          </table:table-cell>
          <table:table-cell table:style-name="ce29" office:value-type="string" calcext:value-type="string">
            <text:p>Empíricas com 21 participantes (minerarodores). </text:p>
            <text:p>- Foram utilizados dois sistemas RV, um HMD totalmente Imersivo (Oculus Riftt) e outro parcialmente imersivo (Sony HMZ).</text:p>
            <text:p>- Quase a metade usaram o Oculus Rift.</text:p>
            <text:p>- Aplicação de questionarios Lickert scale.</text:p>
          </table:table-cell>
          <table:table-cell table:style-name="ce29" office:value-type="string" calcext:value-type="string">
            <text:p>- Conclui que é um bom sistema para treinar novos mineradores com menos riscos de acidentes.</text:p>
          </table:table-cell>
          <table:table-cell table:style-name="ce37" table:content-validation-name="val2" office:value-type="string" calcext:value-type="string">
            <text:p>Extraído</text:p>
          </table:table-cell>
          <table:table-cell table:style-name="ce39" table:number-columns-repeated="996"/>
        </table:table-row>
        <table:table-row table:style-name="ro5">
          <table:table-cell table:style-name="ce3" office:value-type="string" calcext:value-type="string">
            <text:p>SCOPUS</text:p>
          </table:table-cell>
          <table:table-cell table:style-name="ce14" office:value-type="string" calcext:value-type="string">
            <text:p>Quishpe-Armas J.A., Cedeño-Viveros L.D., Meléndez-Campos J., Suárez-Mora C.A., Camacho-Leon S.</text:p>
          </table:table-cell>
          <table:table-cell table:style-name="ce14" office:value-type="string" calcext:value-type="string">
            <text:p>An Immersive 3D Virtual Learning Environment for Analyzing the Atomic Structure of MEMS-Relevant Materials</text:p>
          </table:table-cell>
          <table:table-cell table:style-name="ce14" office:value-type="float" office:value="2015" calcext:value-type="float">
            <text:p>2015</text:p>
          </table:table-cell>
          <table:table-cell table:style-name="ce14" office:value-type="string" calcext:value-type="string">
            <text:p>Conference Paper</text:p>
          </table:table-cell>
          <table:table-cell table:style-name="ce19" office:value-type="string" calcext:value-type="string">
            <text:p>https://www.scopus.com/inward/record.uri?eid=2-s2.0-84964053023&amp;doi=10.1016%2fj.procs.2015.12.265&amp;partnerID=40&amp;md5=6a87f094957bf7993565e78a4328f54e</text:p>
          </table:table-cell>
          <table:table-cell table:style-name="ce23" table:content-validation-name="val1" office:value-type="string" calcext:value-type="string">
            <text:p>CI4.</text:p>
          </table:table-cell>
          <table:table-cell table:style-name="ce26" table:content-validation-name="val1" office:value-type="string" calcext:value-type="string">
            <text:p>México</text:p>
          </table:table-cell>
          <table:table-cell table:style-name="ce26" table:content-validation-name="val1" office:value-type="string" calcext:value-type="string">
            <text:p>Elsevier</text:p>
          </table:table-cell>
          <table:table-cell table:style-name="ce26" table:content-validation-name="val1" office:value-type="string" calcext:value-type="string">
            <text:p>3rd International Conference on Virtual and Augmented Reality in Education, VARE 2015; Monterrey; Mexico; 19 November 2015 through 21 November 2015; Code 123208</text:p>
          </table:table-cell>
          <table:table-cell table:style-name="ce31" office:value-type="string" calcext:value-type="string">
            <text:p>In this paper, an immersive three-dimensional (3D) virtual learning environment based on the Oculus head-mounted display is presented for analyzing the atomic structure of monocrystalline materials relevant to Micro-Electro-Mechanical Systems (MEMS), e.g. Silicon (Si), Chromium (Cr), Titanium (Ti) and Copper (Cu). This environment allows the real-time visualization and interactive analysis of key crystal lattice parameters, e.g. number of atoms in the lattice, atomic packing factor, linear atomic density, surface atomic density, volumetric density, etc.</text:p>
          </table:table-cell>
          <table:table-cell table:style-name="ce31" office:value-type="string" calcext:value-type="string">
            <text:p>Oculus Rift</text:p>
          </table:table-cell>
          <table:table-cell table:style-name="ce31" office:value-type="string" calcext:value-type="string">
            <text:p>Não fala</text:p>
          </table:table-cell>
          <table:table-cell table:style-name="ce31" office:value-type="string" calcext:value-type="string">
            <text:p>Gamepad</text:p>
          </table:table-cell>
          <table:table-cell table:style-name="ce31" office:value-type="string" calcext:value-type="string">
            <text:p>Através de controles, (Obs.: não comenta nada) mas pela figura 1 pode-se ver que é um gamepad.</text:p>
          </table:table-cell>
          <table:table-cell table:style-name="ce31" office:value-type="string" calcext:value-type="string">
            <text:p>MEMS:</text:p>
            <text:p>- Química</text:p>
            <text:p>- Física</text:p>
          </table:table-cell>
          <table:table-cell table:style-name="ce31" office:value-type="string" calcext:value-type="string">
            <text:p>Não fala</text:p>
          </table:table-cell>
          <table:table-cell table:style-name="ce31" office:value-type="string" calcext:value-type="string">
            <text:p>Este trabalho mostrou a concepção, desenvolvimento e avaliação de um ambiente 3D para analisar a estrutura atômica da matéria, o que, juntamente com estratégias de ensino adequadas, pode favorecer a aquisição de habilidades e atitudes apropriadas à profissão de estudantes universitários da área MEMS .</text:p>
          </table:table-cell>
          <table:table-cell table:style-name="ce37" table:content-validation-name="val2" office:value-type="string" calcext:value-type="string">
            <text:p>Extraído</text:p>
          </table:table-cell>
          <table:table-cell table:style-name="ce39" table:number-columns-repeated="996"/>
        </table:table-row>
        <table:table-row table:style-name="ro18">
          <table:table-cell table:style-name="ce4" office:value-type="string" calcext:value-type="string">
            <text:p>SCOPUS</text:p>
          </table:table-cell>
          <table:table-cell table:style-name="ce15" office:value-type="string" calcext:value-type="string">
            <text:p>Tanaka E.H., Paludo J.A., Cordeiro C.S., Domingues L.R., Gadbem E.V., Euflausino A.</text:p>
          </table:table-cell>
          <table:table-cell table:style-name="ce15" office:value-type="string" calcext:value-type="string">
            <text:p>Using immersive virtual reality for electrical substation training</text:p>
          </table:table-cell>
          <table:table-cell table:style-name="ce15" office:value-type="float" office:value="2015" calcext:value-type="float">
            <text:p>2015</text:p>
          </table:table-cell>
          <table:table-cell table:style-name="ce15" office:value-type="string" calcext:value-type="string">
            <text:p>Conference Paper</text:p>
          </table:table-cell>
          <table:table-cell table:style-name="ce20" office:value-type="string" calcext:value-type="string">
            <text:p>https://www.scopus.com/inward/record.uri?eid=2-s2.0-84964931451&amp;partnerID=40&amp;md5=712583dc1f5fe9575c175d2f12520ea2</text:p>
          </table:table-cell>
          <table:table-cell table:style-name="ce24" table:content-validation-name="val1" office:value-type="string" calcext:value-type="string">
            <text:p>CI2, CI4.</text:p>
          </table:table-cell>
          <table:table-cell table:style-name="ce27" table:content-validation-name="val1" office:value-type="string" calcext:value-type="string">
            <text:p>Brasil</text:p>
          </table:table-cell>
          <table:table-cell table:style-name="ce27" table:content-validation-name="val1" office:value-type="string" calcext:value-type="string">
            <text:p>IADIS</text:p>
          </table:table-cell>
          <table:table-cell table:style-name="ce27" table:content-validation-name="val1" office:value-type="string" calcext:value-type="string">
            <text:p>International Conference on e-Learning 2015, E-LEARNING 2015; Las Palmas de Gran Canaria; Spain; 21 July 2015 through 24 July 2015; Code 119136</text:p>
            <text:p/>
          </table:table-cell>
          <table:table-cell table:style-name="ce29" office:value-type="string" calcext:value-type="string">
            <text:p>Usually, distribution electricians are called upon to solve technical problems found in electrical substations. In this project, we apply problem-based learning to a training program for electricians, with the help of a virtual reality environment that simulates a real substation. Using this virtual substation, users may safely practice maneuvers with varying degrees of complexity. To improve the user's sense of immersion, interactive devices such as the Oculus Rift virtual reality headset are going to be adopted. The project's stakeholders had a good impression of the device and believe that the proposed methodology will improve the training and effect positively the electricians' performance, reducing accidents inside the substation area and decreasing the time required to reestablish the power supply after a failure.</text:p>
          </table:table-cell>
          <table:table-cell table:style-name="ce29" office:value-type="string" calcext:value-type="string">
            <text:p>Oculus Rift</text:p>
          </table:table-cell>
          <table:table-cell table:style-name="ce29" office:value-type="string" calcext:value-type="string">
            <text:p>Unreal Enginge 4</text:p>
          </table:table-cell>
          <table:table-cell table:style-name="ce29" office:value-type="string" calcext:value-type="string">
            <text:p>Joystick</text:p>
            <text:p>Teclado e mouse</text:p>
          </table:table-cell>
          <table:table-cell table:style-name="ce29" office:value-type="string" calcext:value-type="string">
            <text:p>Não entra em detalhes, mas a interação pode ser por teclado e mouse ou joystick.</text:p>
          </table:table-cell>
          <table:table-cell table:style-name="ce29" office:value-type="string" calcext:value-type="string">
            <text:p>Eletricidade</text:p>
          </table:table-cell>
          <table:table-cell table:style-name="ce29" office:value-type="string" calcext:value-type="string">
            <text:p>Não fala</text:p>
          </table:table-cell>
          <table:table-cell table:style-name="ce29" office:value-type="string" calcext:value-type="string">
            <text:p>Este trabalho apresentou o projeto de uma subestação virtual sendo desenvolvida como um ambiente de RV imerso, que oferece uma área de treinamento segura e representa com precisão o comportamento e operação do sistema modelado. O ambiente proposto deve suprimir parcialmente a atual falta de prática de eletricistas em subestações reais, permitindo-lhes explorar a subestação virtual e praticar manobras básicas e de emergência, aplicando todos os conceitos aprendidos nas aulas teóricas com segurança e sem pressão externa. Uma melhoria no desempenho dos eletricistas também é esperada, sob a forma de taxas de acidentes reduzidas e menor tempo para restabelecer o fornecimento de energia. Na avaliação informal com as partes interessadas, verificou-se que esperavam um cenário 3D concebido antes do início da simulação das manobras, expondo que ter um ambiente realista pode chamar mais atenção do que um caso de simulação sem características externas. No entanto, eles foram positivos com o progresso do projeto e com o sentido imersivo dado pelo uso do Rift Oculus. Outros dispositivos interativos (por exemplo, aqueles com detecção de movimento) estão sendo analisados ​​para melhorar a experiência no ambiente VR.</text:p>
          </table:table-cell>
          <table:table-cell table:style-name="ce37" table:content-validation-name="val2" office:value-type="string" calcext:value-type="string">
            <text:p>Extraído</text:p>
          </table:table-cell>
          <table:table-cell table:style-name="ce39" table:number-columns-repeated="996"/>
        </table:table-row>
        <table:table-row table:style-name="ro19">
          <table:table-cell table:style-name="ce3" office:value-type="string" calcext:value-type="string">
            <text:p>SCOPUS</text:p>
          </table:table-cell>
          <table:table-cell table:style-name="ce14" office:value-type="string" calcext:value-type="string">
            <text:p>Bharathi A.K.B.G., Tucker C.S.</text:p>
          </table:table-cell>
          <table:table-cell table:style-name="ce14" office:value-type="string" calcext:value-type="string">
            <text:p>Investigating the impact of interactive immersive virtual reality environments in enhancing task performance in online engineering design activities</text:p>
          </table:table-cell>
          <table:table-cell table:style-name="ce14" office:value-type="float" office:value="2015" calcext:value-type="float">
            <text:p>2015</text:p>
          </table:table-cell>
          <table:table-cell table:style-name="ce14" office:value-type="string" calcext:value-type="string">
            <text:p>Conference Paper</text:p>
          </table:table-cell>
          <table:table-cell table:style-name="ce19" office:value-type="string" calcext:value-type="string">
            <text:p>https://www.scopus.com/inward/record.uri?eid=2-s2.0-84979021234&amp;doi=10.1115%2fDETC2015-47388&amp;partnerID=40&amp;md5=8f1d67a725b3b5bd8d2b090c7f842367</text:p>
          </table:table-cell>
          <table:table-cell table:style-name="ce23" table:content-validation-name="val1" office:value-type="string" calcext:value-type="string">
            <text:p>CI1, CI4.</text:p>
          </table:table-cell>
          <table:table-cell table:style-name="ce26" table:content-validation-name="val1" office:value-type="string" calcext:value-type="string">
            <text:p>EUA</text:p>
          </table:table-cell>
          <table:table-cell table:style-name="ce26" table:content-validation-name="val1" office:value-type="string" calcext:value-type="string">
            <text:p>American Society of Mechanical Engineers (ASME)</text:p>
          </table:table-cell>
          <table:table-cell table:style-name="ce26" table:content-validation-name="val1" office:value-type="string" calcext:value-type="string">
            <text:p>ASME 2015 International Design Engineering Technical Conferences and Computers and Information in Engineering Conference, IDETC/CIE 2015; Boston; United States; 2 August 2015 through 5 August 2015; Code 119755</text:p>
          </table:table-cell>
          <table:table-cell table:style-name="ce31" office:value-type="string" calcext:value-type="string">
            <text:p>he objective of this paper is to test the hypothesis that immersive virtual reality environments such as those achievable through the head-mounted displays, enhance task performance in online engineering design activities. In this paper, task performance is measured by the time to complete a given engineering activity. Over the last decade, a wide range of virtual reality applications have been developed based on non-immersive and immersive virtual reality systems for educational purposes. However, a major limitation of nonimmersive virtual reality systems is the lack of an immersive experience that not only provides content to students, but also enables them to interact and learn in a completely 360 degree immersive environment. The authors of this work have developed a replica of a physical engineering laboratory in an interactive virtual learning environment. This research measures the difference in task performance between i) students exposed to an immersive virtual reality system and ii) students exposed to a non-immersive virtual reality system, in the interactive virtual environment developed by the research team. This research seeks to explore whether statistically significant differences in performance exist between these groups. Knowledge gained from testing this hypothesis will inform educators about the value and impact of immersive virtual reality technologies in enhancing online education. A case study involving 54 students in a product functional analysis task is used to test the hypothesis.</text:p>
          </table:table-cell>
          <table:table-cell table:style-name="ce31" office:value-type="string" calcext:value-type="string">
            <text:p>Oculus Rift</text:p>
          </table:table-cell>
          <table:table-cell table:style-name="ce31" office:value-type="string" calcext:value-type="string">
            <text:p>Unity 3D.</text:p>
          </table:table-cell>
          <table:table-cell table:style-name="ce31" office:value-type="string" calcext:value-type="string">
            <text:p>Joystick</text:p>
          </table:table-cell>
          <table:table-cell table:style-name="ce31" office:value-type="string" calcext:value-type="string">
            <text:p>A interação foi feita por joystick, tanto o grupo com RV e o sem RV(neste caso olhando apenas para o monitor) quando o de RV com visão em 360°.</text:p>
          </table:table-cell>
          <table:table-cell table:style-name="ce31" office:value-type="string" calcext:value-type="string">
            <text:p>- Na verdade não tem</text:p>
            <text:p>- Pois só tem que mexer em objetos (cafeteira) mas ele fala que é engenharia.</text:p>
            <text:p>- Atividades de design de engenharia. ?</text:p>
          </table:table-cell>
          <table:table-cell table:style-name="ce31" office:value-type="string" calcext:value-type="string">
            <text:p>- Empírica com 54 estudantes.</text:p>
            <text:p>- Foram divididos grupos com e sem RV. E aplicações de questionarios Figura 1.</text:p>
            <text:p>- Os dois grupos foram submetidos ao mesmo sistema e afazerem a mesta tarefa.</text:p>
          </table:table-cell>
          <table:table-cell table:style-name="ce31" office:value-type="string" calcext:value-type="string">
            <text:p>- Com resultado em média os <text:span text:style-name="T9">usuário</text:span> de sistema RV demoraram menos tempo para <text:span text:style-name="T9">executar</text:span> a tarefa, sendo 23.21 segundos grupo RV contra 49,04 segundos grupo Não-RV. Uma das respostas para isso é que a capacidade de imersão que mantendo a perspectiva do usuário. (Obs no meu trabalho posso contar o tempo tbm)</text:p>
            <text:p/>
            <text:p>- Grupo RV disse que a qualidade do Oculus Rift é muita alta deixando a muito realista e interessante, porém usando o joystick faz a experiencia ser menos <text:span text:style-name="T9">realística.</text:span> Isso enfatiza a necessidade de explicar o uso de luvas digitais.  (Obs no meu <text:span text:style-name="T9">trabalho</text:span> posso fazer essa pergunta.)</text:p>
            <text:p/>
            <text:p>- Ele fala que a imersão é uma das mais importantes <text:span text:style-name="T9">características</text:span> que contribui para o sentido de <text:span text:style-name="T9">presença</text:span> em RV.</text:p>
            <text:p/>
            <text:p>- A exploração melhor de sistema RV imersivos podem fornecer plataformas mais realistas com maior senso de presença que permitem estudantes participaram remotante de atividas de seu local, facilitando a educação a distancia.</text:p>
          </table:table-cell>
          <table:table-cell table:style-name="ce37" table:content-validation-name="val2" office:value-type="string" calcext:value-type="string">
            <text:p>Extraído</text:p>
          </table:table-cell>
          <table:table-cell table:style-name="ce39" table:number-columns-repeated="996"/>
        </table:table-row>
        <table:table-row table:style-name="ro20">
          <table:table-cell table:style-name="ce2" office:value-type="string" calcext:value-type="string">
            <text:p>SCOPUS</text:p>
          </table:table-cell>
          <table:table-cell table:style-name="ce13" office:value-type="string" calcext:value-type="string">
            <text:p>Liu Y.</text:p>
          </table:table-cell>
          <table:table-cell table:style-name="ce13" office:value-type="string" calcext:value-type="string">
            <text:p>Virtual neurosurgical education for image-guided deep brain stimulation neurosurgery</text:p>
          </table:table-cell>
          <table:table-cell table:style-name="ce13" office:value-type="float" office:value="2015" calcext:value-type="float">
            <text:p>2015</text:p>
          </table:table-cell>
          <table:table-cell table:style-name="ce13" office:value-type="string" calcext:value-type="string">
            <text:p>Conference Paper</text:p>
          </table:table-cell>
          <table:table-cell table:style-name="ce21" office:value-type="string" calcext:value-type="string">
            <text:p>https://www.scopus.com/inward/record.uri?eid=2-s2.0-84922571930&amp;doi=10.1109%2fICALIP.2014.7009869&amp;partnerID=40&amp;md5=e0847eec0a609a60d6d1ac9c21e454cf</text:p>
          </table:table-cell>
          <table:table-cell table:style-name="ce22" table:content-validation-name="val1" office:value-type="string" calcext:value-type="string">
            <text:p>CI2, CI4.</text:p>
          </table:table-cell>
          <table:table-cell table:style-name="ce25" table:content-validation-name="val1" office:value-type="string" calcext:value-type="string">
            <text:p>EUA</text:p>
          </table:table-cell>
          <table:table-cell table:style-name="ce25" table:content-validation-name="val1" office:value-type="string" calcext:value-type="string">
            <text:p>IEEE</text:p>
          </table:table-cell>
          <table:table-cell table:style-name="ce25" table:content-validation-name="val1" office:value-type="string" calcext:value-type="string">
            <text:p>4th International Conference on Audio, Language and Image Processing, ICALIP 2014; Marriott Shanghai ParkviewNo. 333, West Guangzhong Road, Zhabei DistrictShanghai; China; 7 July 2014 through 9 July 2014; Category numberCFP1450D-PRT; Code 110070</text:p>
            <text:p/>
          </table:table-cell>
          <table:table-cell table:style-name="ce29" office:value-type="string" calcext:value-type="string">
            <text:p>Deep brain stimulation is an effective neurosurgical procedure widely used to treat patients suffering from neurological disorders such as Parkinson's disease, essential tremor, and dystonia. Traditional ways of learning to operate such neurosurgery can be non-intuitive, costly, highly pressured, and time limited. With the development of virtual reality technology, such issues may be resolved. Immersive virtual environments use a stereoscopic head-mounted display and data glove to create high fidelity virtual experiences. Users can interact with three-dimensional models by peering over/in/through the object and perceive relationships at their true scale. This stands in contrast to traditional computer-aided infrastructure in which images are viewed as stacks of two-dimensional slices, or, at best, disembodied renderings. Various data sources such as video and audio could also be integrated into the environment to enrich the available information. Despite substantial innovation for entertainment and consumer media, applications of immersive virtual environment technologies in medical applications remain yet to be explored. In this paper, we consider potential applications of such technologies for deep brain stimulation patients with brain magnetic resonance imaging data. Our environment allows users to view brain scans at scale and interact with virtual models including anatomical structures and neural fiber tracts using a data glove. Micro-electrode recordings, stored as wav sound files, are integrated into the system, which permits the user to learn the different patterns of neuronal firing at different brain location. The system creates opportunities to study and optimize interfaces for medical data visualization and neurosurgical education.</text:p>
          </table:table-cell>
          <table:table-cell table:style-name="ce29" office:value-type="string" calcext:value-type="string">
            <text:p>NVISOR SX60</text:p>
          </table:table-cell>
          <table:table-cell table:style-name="ce29" office:value-type="string" calcext:value-type="string">
            <text:p>Não fala</text:p>
          </table:table-cell>
          <table:table-cell table:style-name="ce29" office:value-type="string" calcext:value-type="string">
            <text:p>Luva de Dados (5DT).</text:p>
            <text:p>InterSense IS 900 precision.</text:p>
          </table:table-cell>
          <table:table-cell table:style-name="ce29" office:value-type="string" calcext:value-type="string">
            <text:p>Manipulação direta com luvas de dados, a interação e feita através de gestos, por exemplo, apontando com o dedo indicador da mão direta pode deixar os eletrodos visíveis ou invisíveis (mais detalhes no texto, porém o texto não explica de forma precisa).</text:p>
          </table:table-cell>
          <table:table-cell table:style-name="ce29" office:value-type="string" calcext:value-type="string">
            <text:p>Anatomia (neurocirurgia)</text:p>
          </table:table-cell>
          <table:table-cell table:style-name="ce29" office:value-type="string" calcext:value-type="string">
            <text:p>Não fala</text:p>
          </table:table-cell>
          <table:table-cell table:style-name="ce29" office:value-type="string" calcext:value-type="string">
            <text:p>- Conclui-se que esse tipo de sistema pode contribuir para treinamento médico, oferecendo maior oportunidade de aprendizagem em procedimentos cirúrgicos. O desenvolvimento desses tipos de sistemas podem ser mais promissores com surgimento de dispositivos de mais baixo custo. Pretende-se testar (avaliar) o sistema em aplicações reais com médicos em universidades.</text:p>
          </table:table-cell>
          <table:table-cell table:style-name="ce37" table:content-validation-name="val2" office:value-type="string" calcext:value-type="string">
            <text:p>Extraído</text:p>
          </table:table-cell>
          <table:table-cell table:style-name="ce39" table:number-columns-repeated="996"/>
        </table:table-row>
        <table:table-row table:style-name="ro5">
          <table:table-cell table:style-name="ce3" office:value-type="string" calcext:value-type="string">
            <text:p>SCOPUS</text:p>
          </table:table-cell>
          <table:table-cell table:style-name="ce14" office:value-type="string" calcext:value-type="string">
            <text:p>Fogarty J., El-Tawil S., McCormick J.</text:p>
          </table:table-cell>
          <table:table-cell table:style-name="ce14" office:value-type="string" calcext:value-type="string">
            <text:p>Exploring structural behavior and component detailing in virtual reality</text:p>
          </table:table-cell>
          <table:table-cell table:style-name="ce14" office:value-type="float" office:value="2015" calcext:value-type="float">
            <text:p>2015</text:p>
          </table:table-cell>
          <table:table-cell table:style-name="ce14" office:value-type="string" calcext:value-type="string">
            <text:p>Conference Paper</text:p>
          </table:table-cell>
          <table:table-cell table:style-name="ce19" office:value-type="string" calcext:value-type="string">
            <text:p>https://www.scopus.com/inward/record.uri?eid=2-s2.0-84929245516&amp;doi=10.1061%2f9780784479117.221&amp;partnerID=40&amp;md5=51616eb46472be04a0ee13b40c921bc4</text:p>
          </table:table-cell>
          <table:table-cell table:style-name="ce23" table:content-validation-name="val1" office:value-type="string" calcext:value-type="string">
            <text:p>CI4.</text:p>
          </table:table-cell>
          <table:table-cell table:style-name="ce26" table:content-validation-name="val1" office:value-type="string" calcext:value-type="string">
            <text:p>EUA</text:p>
          </table:table-cell>
          <table:table-cell table:style-name="ce26" table:content-validation-name="val1" office:value-type="string" calcext:value-type="string">
            <text:p>American Society of Civil Engineers (ASCE)</text:p>
          </table:table-cell>
          <table:table-cell table:style-name="ce26" table:content-validation-name="val1" office:value-type="string" calcext:value-type="string">
            <text:p>Structures Congress 2015; Portland; United States; 23 April 2015 through 25 April 2015; Code 111967</text:p>
            <text:p/>
          </table:table-cell>
          <table:table-cell table:style-name="ce31" office:value-type="string" calcext:value-type="string">
            <text:p>The ability of structural engineering educators to introduce to students complex 3D spatial arrangements typically has been limited to 2D drawings or physical models. To more fully explore all facets of a structure and better understand structural behavior at the member and system level, models undergoing different modes of deformation and failure are deployed in a virtual reality setting. The virtual reality environment developed allows users to interact with a structure through a head mounted device and hand system in a CAVE-like immersive environment or with a virtual reality headset such as the Oculus Rift. The use of a portable headset allows the virtual reality models to be directly accessible in the classroom. The models, which can be modified and expanded, enable students to view a wide variety of structures under different loadings from any number of vantage points unlike a physical model that may be limited by cost and safety concerns.</text:p>
          </table:table-cell>
          <table:table-cell table:style-name="ce31" office:value-type="string" calcext:value-type="string">
            <text:p>Oculus Rift</text:p>
          </table:table-cell>
          <table:table-cell table:style-name="ce31" office:value-type="string" calcext:value-type="string">
            <text:p>AutoCAd</text:p>
          </table:table-cell>
          <table:table-cell table:number-columns-repeated="2" table:style-name="ce31" office:value-type="string" calcext:value-type="string">
            <text:p>Não fala</text:p>
          </table:table-cell>
          <table:table-cell table:style-name="ce31" office:value-type="string" calcext:value-type="string">
            <text:p>Engenharia Civil (graduação em aço).</text:p>
          </table:table-cell>
          <table:table-cell table:style-name="ce31" office:value-type="string" calcext:value-type="string">
            <text:p>Avaliação empírica com 47 estudantes do curso e 24 estudantes voluntários. Ele fala sobre resultado e pontos na parte qualitativa mas não entendi nada. E nos resultados qualitativo percebe-se que foram feitas entrevistas (no artigo mostra algumas tabelas com um código, descrição e um exemplo de resposta dos entrevistado (sumarizadas)) Tabela 3.</text:p>
          </table:table-cell>
          <table:table-cell table:style-name="ce31" office:value-type="string" calcext:value-type="string">
            <text:p>Conclui-se que o desenvolvimentos de modelos de design para (graduação em aço) pode ajudar a aumentar o entendimento do aluno em relação tradicional sala de aula.</text:p>
          </table:table-cell>
          <table:table-cell table:style-name="ce37" table:content-validation-name="val2" office:value-type="string" calcext:value-type="string">
            <text:p>Extraído</text:p>
          </table:table-cell>
          <table:table-cell table:style-name="ce39" table:number-columns-repeated="996"/>
        </table:table-row>
        <table:table-row table:style-name="ro21">
          <table:table-cell table:style-name="ce7" office:value-type="string" calcext:value-type="string">
            <text:p>SCOPUS</text:p>
          </table:table-cell>
          <table:table-cell table:style-name="ce14" office:value-type="string" calcext:value-type="string">
            <text:p>Satoh Y., Li Y., Zhu X., Rizwan-uddin</text:p>
          </table:table-cell>
          <table:table-cell table:style-name="ce14" office:value-type="string" calcext:value-type="string">
            <text:p>3D virtual facilities with interactive instructions for nuclear education and training</text:p>
          </table:table-cell>
          <table:table-cell table:style-name="ce14" office:value-type="float" office:value="2015" calcext:value-type="float">
            <text:p>2015</text:p>
          </table:table-cell>
          <table:table-cell table:style-name="ce14" office:value-type="string" calcext:value-type="string">
            <text:p>Conference Paper</text:p>
          </table:table-cell>
          <table:table-cell table:style-name="ce19" office:value-type="string" calcext:value-type="string">
            <text:p>https://www.scopus.com/inward/record.uri?eid=2-s2.0-84959065458&amp;partnerID=40&amp;md5=bcac0bea6de9e812a5b1152267c43483</text:p>
          </table:table-cell>
          <table:table-cell table:style-name="ce23" table:content-validation-name="val1" office:value-type="string" calcext:value-type="string">
            <text:p>CI1, CI4.</text:p>
          </table:table-cell>
          <table:table-cell table:style-name="ce26" table:content-validation-name="val1" office:value-type="string" calcext:value-type="string">
            <text:p>Japão</text:p>
            <text:p>EUA</text:p>
          </table:table-cell>
          <table:table-cell table:style-name="ce26" table:content-validation-name="val1" office:value-type="string" calcext:value-type="string">
            <text:p><text:s/>American Society of Mechanical Engineers (ASME)</text:p>
          </table:table-cell>
          <table:table-cell table:style-name="ce26" table:content-validation-name="val1" office:value-type="string" calcext:value-type="string">
            <text:p>23rd International Conference on Nuclear Engineering: Nuclear Power - Reliable Global Energy, ICONE 2015; Makuhari MesseChiba; Japan; 17 May 2015 through 21 May 2015; Code 118695</text:p>
          </table:table-cell>
          <table:table-cell table:style-name="ce31" office:value-type="string" calcext:value-type="string">
            <text:p>Efficient and effective education and training of nuclear engineering students and future operators are critical for the safe operation and maintenance of nuclear power plants. Students and future operators used to receive some of the education and training at university laboratories and research reactors. With many university research reactors now shutdown, both students and future operators are deprived of this valuable training source. With an eye toward this need and to take advantage of recent developments in human machine interface technologies, we have focused on the development of 3D virtual laboratories for nuclear engineering education and training as well as to conduct virtual experiments. These virtual laboratories are expected to supplement currently available resources and education and training experiences. Resent focus is on adding interactivity and physics model to allow trainees to conduct virtual experiments. This paper reports some recent extensions to our virtual nuclear education laboratory and research reactor laboratory. These include head mounted display as well as hand tracking devices for virtual operations.</text:p>
          </table:table-cell>
          <table:table-cell table:style-name="ce31" office:value-type="string" calcext:value-type="string">
            <text:p>não tenho acesso.</text:p>
          </table:table-cell>
          <table:table-cell table:style-name="ce31" office:value-type="string" calcext:value-type="string">
            <text:p>não tenho acesso</text:p>
          </table:table-cell>
          <table:table-cell table:number-columns-repeated="2" table:style-name="ce31" office:value-type="string" calcext:value-type="string">
            <text:p>Não tenho acesso</text:p>
          </table:table-cell>
          <table:table-cell table:style-name="ce31" office:value-type="string" calcext:value-type="string">
            <text:p>Engenharia Nuclear</text:p>
          </table:table-cell>
          <table:table-cell table:style-name="ce31" office:value-type="string" calcext:value-type="string">
            <text:p>Não tenho acesso</text:p>
          </table:table-cell>
          <table:table-cell table:style-name="ce31" office:value-type="string" calcext:value-type="string">
            <text:p>não tenho acesso</text:p>
          </table:table-cell>
          <table:table-cell table:style-name="ce37" table:content-validation-name="val2" office:value-type="string" calcext:value-type="string">
            <text:p>Extraído</text:p>
          </table:table-cell>
          <table:table-cell table:style-name="ce39" table:number-columns-repeated="996"/>
        </table:table-row>
        <table:table-row table:style-name="ro5">
          <table:table-cell table:style-name="ce2" office:value-type="string" calcext:value-type="string">
            <text:p>SCOPUS</text:p>
          </table:table-cell>
          <table:table-cell table:style-name="ce13" office:value-type="string" calcext:value-type="string">
            <text:p>Gong X., Liu Y., Jiao Y., Wang B., Zhou J., Yu H.</text:p>
          </table:table-cell>
          <table:table-cell table:style-name="ce13" office:value-type="string" calcext:value-type="string">
            <text:p>A novel earthquake education system based on virtual reality</text:p>
          </table:table-cell>
          <table:table-cell table:style-name="ce13" office:value-type="float" office:value="2015" calcext:value-type="float">
            <text:p>2015</text:p>
          </table:table-cell>
          <table:table-cell table:style-name="ce13" office:value-type="string" calcext:value-type="string">
            <text:p>Article</text:p>
          </table:table-cell>
          <table:table-cell table:style-name="ce21" office:value-type="string" calcext:value-type="string">
            <text:p>https://www.scopus.com/inward/record.uri?eid=2-s2.0-84948800076&amp;doi=10.1587%2ftransinf.2015EDP7165&amp;partnerID=40&amp;md5=ad13cd276fd22f1e0b57b4a9c25e7d0f</text:p>
          </table:table-cell>
          <table:table-cell table:style-name="ce22" table:content-validation-name="val1" office:value-type="string" calcext:value-type="string">
            <text:p>CI1, CI4.</text:p>
          </table:table-cell>
          <table:table-cell table:style-name="ce25" table:content-validation-name="val1" office:value-type="string" calcext:value-type="string">
            <text:p>China</text:p>
          </table:table-cell>
          <table:table-cell table:style-name="ce25" table:content-validation-name="val1" office:value-type="string" calcext:value-type="string">
            <text:p>Maruzen Co., Ltd.</text:p>
            <text:p/>
          </table:table-cell>
          <table:table-cell table:style-name="ce25" table:content-validation-name="val1" office:value-type="string" calcext:value-type="string">
            <text:p>A novel earthquake education system based on virtual reality</text:p>
          </table:table-cell>
          <table:table-cell table:style-name="ce29" office:value-type="string" calcext:value-type="string">
            <text:p>An earthquake is a destructive natural disaster, which cannot be predicted accurately and causes devastating damage and losses. In fact, many of the damages can be prevented if people know what to do during and after earthquakes. Earthquake education is the most important method to raise public awareness and mitigate the damage caused by earthquakes. Generally, earthquake education consists of conducting traditional earthquake drills in schools or communities and experiencing an earthquake through the use of an earthquake simulator. However, these approaches are unrealistic or expensive to apply, especially in underdeveloped areas where earthquakes occur frequently. In this paper. An earthquake drill simulation system based on virtual reality (VR) technology is proposed. A User is immersed in a 3D virtual earthquake environment through a head mounted display and is able to control the avatar in a virtual scene via Kinect to respond to the simulated earthquake environment generated by SIGVerse, a simulation platform. It is a cost effective solution and is easy to deploy. The design and implementation of this VR system is proposed and a dormitory earthquake simulation is conducted. Results show that powerful earthquakes can be simulated successfully and the VR technology can be applied in the earthquake drills. © Copyright 2015 The Institute of Electronics, Information and Communication Engineers.</text:p>
          </table:table-cell>
          <table:table-cell table:style-name="ce29" office:value-type="string" calcext:value-type="string">
            <text:p>VUZIX Wrap 1200 HMD</text:p>
          </table:table-cell>
          <table:table-cell table:style-name="ce29" office:value-type="string" calcext:value-type="string">
            <text:p><text:s/>SIGVerse</text:p>
          </table:table-cell>
          <table:table-cell table:style-name="ce29" office:value-type="string" calcext:value-type="string">
            <text:p>Kinect</text:p>
            <text:p>Teclado e mouse</text:p>
          </table:table-cell>
          <table:table-cell table:style-name="ce29" office:value-type="string" calcext:value-type="string">
            <text:p>Navegação natural através do Kinect capturando os movimentos do corpo do usuário e transferindo para o avatar usando o Marching in place com direção no campo de visão (até que em fim um falou).</text:p>
            <text:p/>
            <text:p>- Outro gesto, a varredura do braço, também é reconhecido como uma mudança na direção do avatar para simplificar o controle. Por exemplo, quando o usuário move o braço direito da esquerda para a direita, o avatar gira 45 graus no sentido horário. Com base nessas duas ações, o usuário pode facilmente controlar a direção do movimento no ambiente virtual</text:p>
          </table:table-cell>
          <table:table-cell table:style-name="ce29" office:value-type="string" calcext:value-type="string">
            <text:p>Terremoto</text:p>
          </table:table-cell>
          <table:table-cell table:style-name="ce29" office:value-type="string" calcext:value-type="string">
            <text:p>Avaliação empírica com 2 grupos de estudantes, um com mouse, teclado e monitor e outro com HMD e Kinect.</text:p>
            <text:p>- 16 voluntarios experiementaram e deram uma pontuação.</text:p>
          </table:table-cell>
          <table:table-cell table:style-name="ce29" office:value-type="string" calcext:value-type="string">
            <text:p>- Conclui-se que o desempenho da precisão não é bom o suficiente porque o controle de direção e velocidade através do sensor de movimento não pode ser tão preciso quanto o do mouse e teclado. O desempenho pode ser melhorado fornecendo ao sistema mais dados iniciais para reconhecimento e mais tempo para que o usuário se familiarize com o novo modo de interação.</text:p>
            <text:p>- No artigo tem uma tabela interessante com pontuação dadas pelos participantes No-VR e VR:</text:p>
            <text:p>- ease of use (4.06 / VR 4.50)</text:p>
            <text:p>- fidelity (3.88 / 4.06)</text:p>
            <text:p>- precision (4.25 / 3.69)</text:p>
            <text:p>- immersion (3.69 / 4.36).</text:p>
          </table:table-cell>
          <table:table-cell table:style-name="ce37" table:content-validation-name="val2" office:value-type="string" calcext:value-type="string">
            <text:p>Extraído</text:p>
          </table:table-cell>
          <table:table-cell table:style-name="ce39" table:number-columns-repeated="996"/>
        </table:table-row>
        <table:table-row table:style-name="ro22">
          <table:table-cell table:style-name="ce3" office:value-type="string" calcext:value-type="string">
            <text:p>SCOPUS</text:p>
          </table:table-cell>
          <table:table-cell table:style-name="ce14" office:value-type="string" calcext:value-type="string">
            <text:p>Lai C., McMahan R.P.</text:p>
          </table:table-cell>
          <table:table-cell table:style-name="ce14" office:value-type="string" calcext:value-type="string">
            <text:p>Virtual reality ladder climbing for mine safety training</text:p>
          </table:table-cell>
          <table:table-cell table:style-name="ce14" office:value-type="float" office:value="2015" calcext:value-type="float">
            <text:p>2015</text:p>
          </table:table-cell>
          <table:table-cell table:style-name="ce14" office:value-type="string" calcext:value-type="string">
            <text:p>Conference Paper</text:p>
          </table:table-cell>
          <table:table-cell table:style-name="ce19" office:value-type="string" calcext:value-type="string">
            <text:p>https://www.scopus.com/inward/record.uri?eid=2-s2.0-84954289498&amp;partnerID=40&amp;md5=349caf4ab7ec778af080b15a3dd47fb8</text:p>
          </table:table-cell>
          <table:table-cell table:style-name="ce23" table:content-validation-name="val1" office:value-type="string" calcext:value-type="string">
            <text:p>CI2, CI4.</text:p>
          </table:table-cell>
          <table:table-cell table:style-name="ce26" table:content-validation-name="val1" office:value-type="string" calcext:value-type="string">
            <text:p>EUA</text:p>
          </table:table-cell>
          <table:table-cell table:style-name="ce26" table:content-validation-name="val1" office:value-type="string" calcext:value-type="string">
            <text:p>Society for Mining, Metallurgy and Exploration (SME)</text:p>
          </table:table-cell>
          <table:table-cell table:style-name="ce26" table:content-validation-name="val1" office:value-type="string" calcext:value-type="string">
            <text:p>37th International Symposium on Application of Computers and Operations Research in the Mineral Industry, APCOM 2015; Westmark Fairbanks Hotel and Conference CenterFairbanks; United States; 23 May 2015 through 27 May 2015; Code 114356</text:p>
          </table:table-cell>
          <table:table-cell table:style-name="ce31" office:value-type="string" calcext:value-type="string">
            <text:p>Safety is an important issue in the mining industry, and ladder safety is a significant yet often-overlooked aspect. In the U.S., more than a thousand slip and fall accidents occur at mining locations each year. Prior research indicates that more than a third of slips and falls occur while getting on and off equipment, machines, and vehicles. Root causes of these accidents appear to be inadequate training, the routineness of mounting and dismounting equipment, and an abundance of vertically fixed ladders that require extra caution. More effective solutions for training ladder safety are needed. To address this issue, a virtual reality (VR) system for training safe ladder climbing strategies has been developed. This VR system uses a motion capture system to track and analyze the movements of the trainee's hands and feet. A head-mounted display (HMD) provides an immersive view of the virtual mining equipment and a vertically fixed ladder. A three-dimensional interaction technique allows the trainee to virtually climb up and down the ladder. When the trainee does not use the three-point control strategy to safely climb, virtually restricted capabilities prohibit the trainee from improperly completing the training task. Since the training environment is virtual, adverse events can accompany the restricted capabilities, such as falling off the ladder and sustaining artificial injury. This highlights the potential risks stemming from poor physical form and decision-making to the trainee. The new VR training system has the potential to reduce the number of slip and fall accidents in the mining industry.</text:p>
          </table:table-cell>
          <table:table-cell table:style-name="ce31" office:value-type="string" calcext:value-type="string">
            <text:p>Oculus Rift</text:p>
          </table:table-cell>
          <table:table-cell table:style-name="ce31" office:value-type="string" calcext:value-type="string">
            <text:p>Não fala</text:p>
          </table:table-cell>
          <table:table-cell table:style-name="ce31" office:value-type="string" calcext:value-type="string">
            <text:p>Usa dois sistemas de rastreamentos:</text:p>
            <text:p>- 16 <text:span text:style-name="T9">Câmeras</text:span> Vicon MX.</text:p>
            <text:p>OU</text:p>
            <text:p>- 17 sensores YEI 3-Space (visto na Figura 1 anexados ao corpo). Cada sensor de 3-Space é uma unidade de medição inercial (IMU) composta por um acelerômetro de 3 eixos, um giroscópio e uma bússola.</text:p>
            <text:p/>
            <text:p>Também usa: </text:p>
            <text:p>- 2 Nintendo Wii Remote controllers. (cada um com direito a vibração para feedbeack e com 11 botões).</text:p>
          </table:table-cell>
          <table:table-cell table:style-name="ce31" office:value-type="string" calcext:value-type="string">
            <text:p>Interação Natural, chamada de “Climbing Interaction Techinique”, com os controles Wii remote, que usam apenas dois botões para simular a pegada da mão, o rastreamento do corpo.</text:p>
            <text:p/>
            <text:p>Para um melhor entendimento necessita-se olhar as figuras no artigo, mas uma forma <text:span text:style-name="T9">simplificada</text:span>:</text:p>
            <text:p>- é baseada no WIP, caminhar ou machar no lugar, o <text:span text:style-name="T9">usuário</text:span> segura na escada com a mão esquerda(<text:span text:style-name="T9">pressionando</text:span> um botão) e levanta a perna esquerda simulando que esta colocando o pé na escada e <text:span text:style-name="T9">elevando</text:span> a outra mão e abaixando o pé (como se estivesse sumindo) e depois continuando alterando entra mãos e pés, ( e importante ressaltar que deve-se sempre manter 2 pontos de apoio, uma das mãos e um dos pés na escada). Um ponto negativo e que não tem um feedback <text:span text:style-name="T9">háptico</text:span> para os pés.</text:p>
            <text:p/>
            <text:p>- Para descer e semelhante, fazendo o movimento só que ao inverso.</text:p>
          </table:table-cell>
          <table:table-cell table:style-name="ce31" office:value-type="string" calcext:value-type="string">
            <text:p>Minerações.</text:p>
            <text:p>(Subir escadas verticais).</text:p>
          </table:table-cell>
          <table:table-cell table:style-name="ce31" office:value-type="string" calcext:value-type="string">
            <text:p>Não fala</text:p>
          </table:table-cell>
          <table:table-cell table:style-name="ce31" office:value-type="string" calcext:value-type="string">
            <text:p>Neste trabalho, apresentamos um novo sistema VR para treinar a estratégia de controle de três pontos para escadas de escalada.</text:p>
            <text:p/>
            <text:p>- É um novo método de interação 3D imersivo, não conheci outro método parecido, mas os autores falaram que desenvolveram este método, então assumem-se que eles pesquisaram antes e não encontraram outro parecido ou desta forma.</text:p>
          </table:table-cell>
          <table:table-cell table:style-name="ce37" table:content-validation-name="val2" office:value-type="string" calcext:value-type="string">
            <text:p>Extraído</text:p>
          </table:table-cell>
          <table:table-cell table:style-name="ce39" table:number-columns-repeated="996"/>
        </table:table-row>
        <table:table-row table:style-name="ro23">
          <table:table-cell table:style-name="ce2" office:value-type="string" calcext:value-type="string">
            <text:p>SCOPUS</text:p>
          </table:table-cell>
          <table:table-cell table:style-name="ce13" office:value-type="string" calcext:value-type="string">
            <text:p>Abed H., Pernelle P., Carron T., Benamar C., Kechiche M., Baert P.</text:p>
          </table:table-cell>
          <table:table-cell table:style-name="ce13" office:value-type="string" calcext:value-type="string">
            <text:p>Serious game framework focusing on industrial traing: Application to steel industry</text:p>
          </table:table-cell>
          <table:table-cell table:style-name="ce13" office:value-type="float" office:value="2015" calcext:value-type="float">
            <text:p>2015</text:p>
          </table:table-cell>
          <table:table-cell table:style-name="ce13" office:value-type="string" calcext:value-type="string">
            <text:p>Conference Paper</text:p>
          </table:table-cell>
          <table:table-cell table:style-name="ce21" office:value-type="string" calcext:value-type="string">
            <text:p>https://www.scopus.com/inward/record.uri?eid=2-s2.0-84955134969&amp;partnerID=40&amp;md5=34cec6144ed65704c9435f52ce269e5f</text:p>
          </table:table-cell>
          <table:table-cell table:style-name="ce22" table:content-validation-name="val1" office:value-type="string" calcext:value-type="string">
            <text:p>CI3, CI4.</text:p>
          </table:table-cell>
          <table:table-cell table:style-name="ce25" table:content-validation-name="val1" office:value-type="string" calcext:value-type="string">
            <text:p>França</text:p>
            <text:p>Tunísia</text:p>
          </table:table-cell>
          <table:table-cell table:style-name="ce25" table:content-validation-name="val1" office:value-type="string" calcext:value-type="string">
            <text:p>     </text:p>
            <text:p/>
            <text:p>Dechema e.V.</text:p>
            <text:p/>
          </table:table-cell>
          <table:table-cell table:style-name="ce25" table:content-validation-name="val1" office:value-type="string" calcext:value-type="string">
            <text:p>     </text:p>
            <text:p/>
            <text:p>Proceedings of the European Conference on Games-based Learning</text:p>
            <text:p/>
          </table:table-cell>
          <table:table-cell table:style-name="ce29" office:value-type="string" calcext:value-type="string">
            <text:p>  Serious  games  are  growing  more  and  more  in  the  contex</text:p>
            <text:p>t  of  lifelong  training  and  in</text:p>
            <text:p>itial  education.  They  cover  </text:p>
            <text:p>several  areas  (human  science,  engineering  science,  life  science,  ...)  that  are  used  for  industrial  or  academic  purposes.  </text:p>
            <text:p>However, some fields induce specific issues. Thus, in the indust</text:p>
            <text:p>rial area, the constraints inherent to the activity impact the </text:p>
            <text:p>development  of  a  scenario  and  implementation  of  a  serious  ga</text:p>
            <text:p>ming  environment.  Indeed,  the  objective  of  the  industry  </text:p>
            <text:p>training must both lead to the acquisition of knowledge and th</text:p>
            <text:p>e transfer of skills. Moreover, the actual validation of these </text:p>
            <text:p>skills is paramount especially if their uses are located on an</text:p>
            <text:p> industrial site, where there are often risks associated with the</text:p>
            <text:p>security of persons and equipment. In many industries, some</text:p>
            <text:p> regulatory constraints impose </text:p>
            <text:p>an obligation of means for the </text:p>
            <text:p>training of staff. In the sector of pro</text:p>
            <text:p>duction, the proliferation of interim requir</text:p>
            <text:p>es inevitably targeted training. Finally, it</text:p>
            <text:p> should </text:p>
            <text:p>be  noted  that  even  for  permanent  staff,  alternation  and  frag</text:p>
            <text:p>mentation  of  training  periods  seriously  complicate  the  deep  </text:p>
            <text:p>learning task. Finally, we can wonder if the serious game can br</text:p>
            <text:p>ing relevant answers to specific</text:p>
            <text:p> problems of training in an </text:p>
            <text:p>industrial context? This article offers so</text:p>
            <text:p>me answers to this question. Thus, in this</text:p>
            <text:p> work, we propose a serious game scripting </text:p>
            <text:p>framework adapted to the industrial contex</text:p>
            <text:p>t. This scripting framework is structured</text:p>
            <text:p> around two approaches: the first defines </text:p>
            <text:p>a global framework for scheduling a fun or </text:p>
            <text:p>playful scenario. Moreover, this framewor</text:p>
            <text:p>k allows to take into account the phases </text:p>
            <text:p>of availability of learners while maintaini</text:p>
            <text:p>ng motivation. The second approach define</text:p>
            <text:p>s an immersive framework for validating </text:p>
            <text:p>acquired  and  security  compliance  that  is  </text:p>
            <text:p>based  on  two  complementary  purposes:  Us</text:p>
            <text:p>e  of  alternate  obse</text:p>
            <text:p>rvation  activities  </text:p>
            <text:p>(games / real) and an immersive </text:p>
            <text:p>simulation (Virtual Reality) fo</text:p>
            <text:p>r security. In partnership with a company in the steel industry,</text:p>
            <text:p>we have developed a prototype of serious game in order to implement this scripting framework. The prototype is based on </text:p>
            <text:p>a generic game platform, on a tablet with </text:p>
            <text:p>use of RFID tag, and with an immersive vi</text:p>
            <text:p>rtual reality Head-Mounted-Display (HMD </text:p>
            <text:p>type  Oculus®).  In  this  article  we  will  present  the  actions  realiz</text:p>
            <text:p>ed  in  the  context  of  a  professional  activity  related  to  the  </text:p>
            <text:p>manipulation of a bridge crane. </text:p>
          </table:table-cell>
          <table:table-cell table:style-name="ce29" office:value-type="string" calcext:value-type="string">
            <text:p>Oculus Rift</text:p>
          </table:table-cell>
          <table:table-cell table:style-name="ce29" office:value-type="string" calcext:value-type="string">
            <text:p>Unity 3D.</text:p>
          </table:table-cell>
          <table:table-cell table:style-name="ce29" office:value-type="string" calcext:value-type="string">
            <text:p>Kinect.</text:p>
          </table:table-cell>
          <table:table-cell table:style-name="ce29" office:value-type="string" calcext:value-type="string">
            <text:p>Navegação natural através do kinect porem não da muitos detalhes.</text:p>
          </table:table-cell>
          <table:table-cell table:style-name="ce29" office:value-type="string" calcext:value-type="string">
            <text:p>Empresa de aço</text:p>
          </table:table-cell>
          <table:table-cell table:style-name="ce29" office:value-type="string" calcext:value-type="string">
            <text:p>Não fala</text:p>
          </table:table-cell>
          <table:table-cell table:style-name="ce29" office:value-type="string" calcext:value-type="string">
            <text:p>- Traduzi a conclusão original:</text:p>
            <text:p/>
            <text:p>-Neste artigo, mostramos o interesse de jogos sérios no campo da formação profissional para abordar questões específicas: disponibilidade, segurança, avaliação de know-how e rogeneidade hete. Eles mantêm a mesma motivação mesmo que a formação seja fragmentada devido à indisponibilidade de pessoal. Além disso, é muito útil para algumas fases perigosas para simular um processo ou um equipamento (aqui uma prensa hidráulica 2t e um guindaste de ponte para chapas de aço maciças). Para atingir esse objetivo, utilizamos tecnologias inovadoras de realidade virtual integradas em um ambiente de jogo sério para podermos avaliar o kn ow-how com aspecto de simulação. A realidade virtual pode ser utilizada para aumentar o nível de imersão, a noção de presença no ambiente virtual e isola / protege o operador. Nós adicionamos algum efeito de balanço para atrair a atenção dos jogadores e para validar sua expertisewith também usar interfaces tangíveis (alavancas de controle de ponte que poderíamos gastar habilidades de manipulação). Mostramos também que o rastreamento é muito importante primeiro, para aumentar o nível de presença eo nível de interações e em segundo lugar, ser capaz de avaliar a progressão de aprendizagem. No entanto, observa-se, por vezes, algumas dificuldades relativas ao acompanhamento eficaz: se o rastreamento não é estável, é preferível removê-lo da cena e para re lugar com um simples métodos de navegação (botões de mouse e teclado ...). Por uma questão de fato, se o rastreamento não é estável, ele pode retornar contraditórios informações que podem perturbar o campo de visão e pode reduzir th e nível de imersão e a qualidade da aprendizagem. Entre as perspectivas atuais, é possível melhorar dois aspectos: o primeiro diz respeito à imersão através da adição de um ambiente sonoro multidimensional. A segunda diz respeito à integração na realidade virtual / jogo que poderia ser reforçada, em particular, por uma geração de rastreio comum ea troca de informações ou indicadores em ambos os ambientes.</text:p>
          </table:table-cell>
          <table:table-cell table:style-name="ce37" table:content-validation-name="val2" office:value-type="string" calcext:value-type="string">
            <text:p>Extraído</text:p>
          </table:table-cell>
          <table:table-cell table:style-name="ce39" table:number-columns-repeated="996"/>
        </table:table-row>
        <table:table-row table:style-name="ro5">
          <table:table-cell table:style-name="ce3" office:value-type="string" calcext:value-type="string">
            <text:p>SCOPUS</text:p>
          </table:table-cell>
          <table:table-cell table:style-name="ce14" office:value-type="string" calcext:value-type="string">
            <text:p>Moesgaard T., Witt M., Fiss J., Warming C., Klubien J., Schoenau-Fog H.</text:p>
          </table:table-cell>
          <table:table-cell table:style-name="ce14" office:value-type="string" calcext:value-type="string">
            <text:p>Implicit and explicit information mediation in a virtual reality museum installation and its effects on retention and learning outcomes</text:p>
          </table:table-cell>
          <table:table-cell table:style-name="ce14" office:value-type="float" office:value="2015" calcext:value-type="float">
            <text:p>2015</text:p>
          </table:table-cell>
          <table:table-cell table:style-name="ce14" office:value-type="string" calcext:value-type="string">
            <text:p>Conference Paper</text:p>
          </table:table-cell>
          <table:table-cell table:style-name="ce19" office:value-type="string" calcext:value-type="string">
            <text:p>https://www.scopus.com/inward/record.uri?eid=2-s2.0-84955098026&amp;partnerID=40&amp;md5=40c7e19cf2f0aa648ca359df6fc262ba</text:p>
          </table:table-cell>
          <table:table-cell table:style-name="ce23" table:content-validation-name="val1" office:value-type="string" calcext:value-type="string">
            <text:p>CI4.</text:p>
          </table:table-cell>
          <table:table-cell table:style-name="ce26" table:content-validation-name="val1" office:value-type="string" calcext:value-type="string">
            <text:p>Dinamarca</text:p>
          </table:table-cell>
          <table:table-cell table:style-name="ce26" table:content-validation-name="val1" office:value-type="string" calcext:value-type="string">
            <text:p>     </text:p>
            <text:p/>
            <text:p>Dechema e.V.</text:p>
            <text:p/>
          </table:table-cell>
          <table:table-cell table:style-name="ce26" table:content-validation-name="val1" office:value-type="string" calcext:value-type="string">
            <text:p>     </text:p>
            <text:p/>
            <text:p>Proceedings of the European Conference on Games-based Learning</text:p>
            <text:p/>
          </table:table-cell>
          <table:table-cell table:style-name="ce31" office:value-type="string" calcext:value-type="string">
            <text:p>Much research is currently being done in the area of Virtual Reality. This is due to the imminent release of several </text:p>
            <text:p>new pieces of gaming hardware that promises to bring the Vi</text:p>
            <text:p>rtual Reality (VR) experience in</text:p>
            <text:p>to the homes and public spaces </text:p>
            <text:p>of ordinary people. This study attempts to build on the established literature to create a new form of game-technology based </text:p>
            <text:p>museum learning experience which uses VR to give the user a chance to visit the past. Greve Museum has been looking for </text:p>
            <text:p>a new way to visualize historical places like Mosede Fort, </text:p>
            <text:p>an old World War I battery south of Copenhagen in Denmark and </text:p>
            <text:p>the application developed for this study is a game-based Virtual Reality experience, which places the user at this Fort during </text:p>
            <text:p>World War I using the Oculus Rift Head Mounted Display. The application development was based on theories from other </text:p>
            <text:p>works concerned with education theory in games as well as </text:p>
            <text:p>engagement theory. The experiment explored the amount of </text:p>
            <text:p>knowledge retained, depending on how the information was mediated through the game. One version of the game had all </text:p>
            <text:p>the information given by a narrator and the other worked entirely through dialogue and other diegetic sources. The findings </text:p>
            <text:p>indicate  that  the  implicit  procedure  only  was  a  tad  better  su</text:p>
            <text:p>ited  for  information  retention  overall,  but  that  the  explicit  </text:p>
            <text:p>procedure gave the user a chance to gain better understanding </text:p>
            <text:p>of the situation. The study furthermore leads to several areas </text:p>
            <text:p>of discussion; partly how the setup affected people positive</text:p>
            <text:p>ly but also possible future aspects for the implementation.  </text:p>
          </table:table-cell>
          <table:table-cell table:style-name="ce31" office:value-type="string" calcext:value-type="string">
            <text:p>Oculus Rift</text:p>
          </table:table-cell>
          <table:table-cell table:style-name="ce31" office:value-type="string" calcext:value-type="string">
            <text:p>Unity 3D.</text:p>
          </table:table-cell>
          <table:table-cell table:style-name="ce31" office:value-type="string" calcext:value-type="string">
            <text:p>não fala</text:p>
          </table:table-cell>
          <table:table-cell table:style-name="ce31" office:value-type="string" calcext:value-type="string">
            <text:p>não fala.</text:p>
          </table:table-cell>
          <table:table-cell table:style-name="ce31" office:value-type="string" calcext:value-type="string">
            <text:p>Historia (Primeira Guerra Mundial).</text:p>
          </table:table-cell>
          <table:table-cell table:style-name="ce31" office:value-type="string" calcext:value-type="string">
            <text:p>Sim, empíricos com questionários após os testes. Também os participantes foram gravados durante a experiência.</text:p>
            <text:p>- Além do participante mais duas pessoas acompanharam o teste, um na parte técnica e outro observando o comportamento do usuário e o auxiliando.</text:p>
          </table:table-cell>
          <table:table-cell table:style-name="ce31" office:value-type="string" calcext:value-type="string">
            <text:p>Tradução da conclusão:</text:p>
            <text:p/>
            <text:p>- Um desafio importante ao testar as diferenças dentro da realidade virtual, especialmente com uma instalação supostamente divertida, é o efeito de novidade e as pessoas que respondem a isso por não conseguir se concentrar no conteúdo. Esperamos que a tecnologia VR vai continuar a aumentar em popularidade e para algumas pessoas um dia será tão aclimatado a ele como eles são para a TV. Embora este estudo tenha mostrado indícios de que há pontos fortes tanto na mediação implícita quanto na explícita de informação, com uma pequena vantagem a ser implícita, concluímos que será difícil obter dados reais sobre a eficácia da aprendizagem da VR, como por muito tempo a novidade de VR é tão distrativa quanto é atualmente. No entanto, o fator de novidade pode jogar a favor de uma instalação real na exposição Mosede Fort como ele poderia apenas atrair as pessoas com seu fator de novidade e só mais tarde começar a transmitir conhecimento como ele foi projetado para fazer. Em termos de qual método de mediação é melhor para ensinar história quando se trabalha com tecnologia baseada em jogos, é importante lembrar que estas são ferramentas a serem usadas em combinação e que não é necessariamente mais eficaz do que o outro. Se é um entendimento de uma situação específica que você deseja transmitir, então parece que fazê-lo com dinâmico e diegetic eventos é uma boa estratégia.</text:p>
          </table:table-cell>
          <table:table-cell table:style-name="ce37" table:content-validation-name="val2" office:value-type="string" calcext:value-type="string">
            <text:p>Extraído</text:p>
          </table:table-cell>
          <table:table-cell table:style-name="ce39" table:number-columns-repeated="996"/>
        </table:table-row>
        <table:table-row table:style-name="ro5">
          <table:table-cell table:style-name="ce7" office:value-type="string" calcext:value-type="string">
            <text:p>SCOPUS</text:p>
          </table:table-cell>
          <table:table-cell table:style-name="ce13" office:value-type="string" calcext:value-type="string">
            <text:p>Brodsky Y., Carbognani F., Melotti E.</text:p>
          </table:table-cell>
          <table:table-cell table:style-name="ce13" office:value-type="string" calcext:value-type="string">
            <text:p>The use of immersive virtual reality and motion tracking in astronaut training and space system design</text:p>
          </table:table-cell>
          <table:table-cell table:style-name="ce13" office:value-type="float" office:value="2015" calcext:value-type="float">
            <text:p>2015</text:p>
          </table:table-cell>
          <table:table-cell table:style-name="ce13" office:value-type="string" calcext:value-type="string">
            <text:p>Conference Paper</text:p>
          </table:table-cell>
          <table:table-cell table:style-name="ce21" office:value-type="string" calcext:value-type="string">
            <text:p>https://www.scopus.com/inward/record.uri?eid=2-s2.0-84991434562&amp;partnerID=40&amp;md5=b9d54fe08e9951d58366ca0c73f628bc</text:p>
          </table:table-cell>
          <table:table-cell table:style-name="ce22" table:content-validation-name="val1" office:value-type="string" calcext:value-type="string">
            <text:p>CI2, CI4.</text:p>
          </table:table-cell>
          <table:table-cell table:style-name="ce25" table:content-validation-name="val1" office:value-type="string" calcext:value-type="string">
            <text:p/>
            <text:p>Israel, Ítalia e Finlândia.</text:p>
          </table:table-cell>
          <table:table-cell table:style-name="ce25" table:content-validation-name="val1" office:value-type="string" calcext:value-type="string">
            <text:p><text:s/>International Astronautical Federation, IAF</text:p>
          </table:table-cell>
          <table:table-cell table:style-name="ce25" table:content-validation-name="val1" office:value-type="string" calcext:value-type="string">
            <text:p>66th International Astronautical Congress 2015: Space - The Gateway for Mankind's Future, IAC 2015; Jerusalem; Israel; 12 October 2015 through 16 October 2015; Code 122921</text:p>
          </table:table-cell>
          <table:table-cell table:style-name="ce29" office:value-type="string" calcext:value-type="string">
            <text:p>Virtual Reality has been shown to be an effective simulation tool, though its fidelity as a planetary exploration analogue is insufficient. The authors propose the use of an Immersive Virtual Reality (IVR) system a5 a tool for astronaut training, space system design, and space life sciences research. While many applications are foreseen for IVR in human spaceflight, this paper discusses only terrain reconnaissance and mission planning, surface EVA training, neurovestibular adaptation, robotic operations, and spacecraft and habitat design. The IVR solution augments the Oculus Rift head mounted display with motion and gesture tracking, enabled by the Kinect sensor and a purpose-built omnidirectional treadmill. Fidelity of simulation for ambulation on extra-Terrestrial planetary surfaces is further increased through the use of custom-built reduced gravity simulator, which replicates an astronaut's centre of gravity dynamics on the surface of a selected planetary body. The IVR system has been deployed and tested at four analogue Mars missions in Austria and Italy, using 3D terrains generated from satellite and digital elevation model imagery, stereoimage pairs, and arrays of photographs for 3D photogrammetry. It has demonstrated value in numerous applications, and its evaluation for others is ongoing. Mission and flight planners have identified it as an invaluable tool in mission design, site selection, traverse planning, and protocol development. It has successfully addressed many of the challenges encountered by Apollo moonwalking astronauts by enabling crews to familiarize themselves with the terrain to be explored a priori, substantially reducing uncertainty in traverse paths and distances, scientific site selection, and hazard identification. The IVR system is being used in ongoing neurovestibular adaptation research. Decoupling of the vestibulospinal reflex, as seen in astronauts upon returning from long-duration spaceflight, has been reproduced using IVR. These areas of research are ongoing, and the system is foreseen as an integral planning and preparation and astronaut tool for future exploration of extra-Terrestrial planetary bodies, particularly unique for its low operating costs and unprecedented fidelity for planetary surfaces. It is expected to substantially aid in risk mitigation in the next era of human space exploration to previously unexplored bodies.</text:p>
          </table:table-cell>
          <table:table-cell table:style-name="ce29" office:value-type="string" calcext:value-type="string">
            <text:p>Oculus Rift</text:p>
          </table:table-cell>
          <table:table-cell table:style-name="ce29" office:value-type="string" calcext:value-type="string">
            <text:p>não fala</text:p>
          </table:table-cell>
          <table:table-cell table:style-name="ce29" office:value-type="string" calcext:value-type="string">
            <text:p>Kinect.</text:p>
            <text:p>Esteira Ominiderecional.</text:p>
          </table:table-cell>
          <table:table-cell table:style-name="ce29" office:value-type="string" calcext:value-type="string">
            <text:p>Interação natural com reconhecimento de gestos. E navegação natural com esteira omnidirecional</text:p>
          </table:table-cell>
          <table:table-cell table:style-name="ce29" office:value-type="string" calcext:value-type="string">
            <text:p>Exploração de espacial em superfícies planetárias extraterrestres.</text:p>
          </table:table-cell>
          <table:table-cell table:style-name="ce29" office:value-type="string" calcext:value-type="string">
            <text:p>Não fala</text:p>
          </table:table-cell>
          <table:table-cell table:style-name="ce29" office:value-type="string" calcext:value-type="string">
            <text:p>Essas áreas de pesquisa estão em andamento e o sistema está previsto como uma ferramenta integral de planejamento e preparação e astronauta para a exploração futura de corpos planetários extraterrestres, particularmente únicos por seus baixos custos operacionais e fidelidade sem precedentes para superfícies planetárias. Espera-se que ajude substancialmente a mitigação de risco na próxima era de exploração espacial humana a corpos previamente inexplorados.</text:p>
          </table:table-cell>
          <table:table-cell table:style-name="ce37" table:content-validation-name="val2" office:value-type="string" calcext:value-type="string">
            <text:p>Extraído</text:p>
          </table:table-cell>
          <table:table-cell table:style-name="ce39" table:number-columns-repeated="996"/>
        </table:table-row>
        <table:table-row table:style-name="ro24">
          <table:table-cell table:style-name="ce3" office:value-type="string" calcext:value-type="string">
            <text:p>SCOPUS</text:p>
          </table:table-cell>
          <table:table-cell table:style-name="ce14" office:value-type="string" calcext:value-type="string">
            <text:p>Ball S., Bluteau P., Clouder L., Adefila A., Graham S.</text:p>
          </table:table-cell>
          <table:table-cell table:style-name="ce14" office:value-type="string" calcext:value-type="string">
            <text:p>MyShoes: An immersive simulation of dementia</text:p>
          </table:table-cell>
          <table:table-cell table:style-name="ce14" office:value-type="float" office:value="2015" calcext:value-type="float">
            <text:p>2015</text:p>
          </table:table-cell>
          <table:table-cell table:style-name="ce14" office:value-type="string" calcext:value-type="string">
            <text:p>Conference Paper</text:p>
          </table:table-cell>
          <table:table-cell table:style-name="ce19" office:value-type="string" calcext:value-type="string">
            <text:p>https://www.scopus.com/inward/record.uri?eid=2-s2.0-84940646342&amp;partnerID=40&amp;md5=108c428b3d958654cd39c7d5de2ea41d</text:p>
          </table:table-cell>
          <table:table-cell table:style-name="ce23" table:content-validation-name="val1" office:value-type="string" calcext:value-type="string">
            <text:p>CI2, CI4.</text:p>
          </table:table-cell>
          <table:table-cell table:style-name="ce26" table:content-validation-name="val1" office:value-type="string" calcext:value-type="string">
            <text:p>Reindo Unido</text:p>
          </table:table-cell>
          <table:table-cell table:style-name="ce26" table:content-validation-name="val1" office:value-type="string" calcext:value-type="string">
            <text:p>Academic Conferences Limited</text:p>
          </table:table-cell>
          <table:table-cell table:style-name="ce26" table:content-validation-name="val1" office:value-type="string" calcext:value-type="string">
            <text:p>10th International Conference on e-Learning, ICEL 2015; College of the BahamasNassau; Bahamas; 25 June 2015 through 26 June 2015; Code 113636</text:p>
          </table:table-cell>
          <table:table-cell table:style-name="ce31" office:value-type="string" calcext:value-type="string">
            <text:p>This paper presents preliminary findings from an immersive simulation of dementia. The myShoes project aims to promote health care professionals' affective empathy for people with dementia through exposure to an embodied experience. Simulation provides a safe and feasible means of exposing students to defined situations. However, immersive technologies go a step further by providing an embodied experience through which students can feel what it is like to be on the receiving end of care; in the patient's shoes. Simulated activities can trigger emotions, such as confusion and frustration caused by the inability to complete simple tasks, process sensory information or do certain tasks repeatedly. Coupling age related visual and auditory overlay filters with misdirection, misperception, object switching and sleight of hand, along with other techniques, can offer an experience not easily accomplished through standard role play. The project involved the development, testing and piloting of a prototype simulation using an Oculus Rift virtual reality headset. Three learning technologists worked closely with a specialist team consisting of a dementia care expert, a clinical psychologist, a mental health nurse, a physiotherapist and an educational researcher to develop an authentic experience using popular game development tools, including Unity, Blender and 3D assets. The 'think aloud technique' was used to gain feedback from a multi-professional cohort of student health and social care professionals during the user testing and pilot phases of the project. Pre and post-simulation questionnaires were administered to establish personality/emotional resilience and responses to the activities. Findings suggest that the project has been successful in simulating a range of aspects of dementia with which students can identify and its applicability in and beyond pre-registration training is being explored.</text:p>
          </table:table-cell>
          <table:table-cell table:style-name="ce31" office:value-type="string" calcext:value-type="string">
            <text:p>Oculus Rift</text:p>
          </table:table-cell>
          <table:table-cell table:style-name="ce31" office:value-type="string" calcext:value-type="string">
            <text:p>Unity 3D.</text:p>
            <text:p>Blender 3D.</text:p>
          </table:table-cell>
          <table:table-cell table:number-columns-repeated="2" table:style-name="ce31" office:value-type="string" calcext:value-type="string">
            <text:p>Não fala</text:p>
          </table:table-cell>
          <table:table-cell table:style-name="ce31" office:value-type="string" calcext:value-type="string">
            <text:p>Saúde (Cuidados com paciente, com demência)</text:p>
          </table:table-cell>
          <table:table-cell table:style-name="ce31" office:value-type="string" calcext:value-type="string">
            <text:p>Teste piloto, com profissionais da área de saúde, usando a técnica de pensar em voz alta e questionarios após as seções de teste.</text:p>
            <text:p/>
            <text:p>-não da muitos detalhes</text:p>
          </table:table-cell>
          <table:table-cell table:style-name="ce31" office:value-type="string" calcext:value-type="string">
            <text:p>O artigo conclui que é sistema simula bem o paciente com demência, sendo uma auxilio para alunos(enfermeiras, pessoas que cuidam em casa) que trabalhos com esses pacientes melhorarem sua formação, aprendizagem, e cuidados a se tomar com eles.</text:p>
          </table:table-cell>
          <table:table-cell table:style-name="ce37" table:content-validation-name="val2" office:value-type="string" calcext:value-type="string">
            <text:p>Extraído</text:p>
          </table:table-cell>
          <table:table-cell table:style-name="ce39" table:number-columns-repeated="996"/>
        </table:table-row>
        <table:table-row table:style-name="ro25">
          <table:table-cell table:style-name="ce2" office:value-type="string" calcext:value-type="string">
            <text:p>SCOPUS</text:p>
          </table:table-cell>
          <table:table-cell table:style-name="ce13" office:value-type="string" calcext:value-type="string">
            <text:p>Górski F., Buń P., Wichniarek R., Zawadzki P., Hamrol A.</text:p>
          </table:table-cell>
          <table:table-cell table:style-name="ce13" office:value-type="string" calcext:value-type="string">
            <text:p>Immersive City Bus Configuration System for Marketing and Sales Education</text:p>
          </table:table-cell>
          <table:table-cell table:style-name="ce13" office:value-type="float" office:value="2015" calcext:value-type="float">
            <text:p>2015</text:p>
          </table:table-cell>
          <table:table-cell table:style-name="ce13" office:value-type="string" calcext:value-type="string">
            <text:p>Conference Paper</text:p>
          </table:table-cell>
          <table:table-cell table:style-name="ce21" office:value-type="string" calcext:value-type="string">
            <text:p>https://www.scopus.com/inward/record.uri?eid=2-s2.0-84963997690&amp;doi=10.1016%2fj.procs.2015.12.230&amp;partnerID=40&amp;md5=619cb885adfd5099da93bf3ddd796aa8</text:p>
          </table:table-cell>
          <table:table-cell table:style-name="ce22" table:content-validation-name="val1" office:value-type="string" calcext:value-type="string">
            <text:p>CI1, CI4.</text:p>
          </table:table-cell>
          <table:table-cell table:style-name="ce25" table:content-validation-name="val1" office:value-type="string" calcext:value-type="string">
            <text:p>Polônia</text:p>
          </table:table-cell>
          <table:table-cell table:style-name="ce25" table:content-validation-name="val1" office:value-type="string" calcext:value-type="string">
            <text:p>Elsevier</text:p>
          </table:table-cell>
          <table:table-cell table:style-name="ce25" table:content-validation-name="val1" office:value-type="string" calcext:value-type="string">
            <text:p>3rd International Conference on Virtual and Augmented Reality in Education, VARE 2015; Monterrey; Mexico; 19 November 2015 through 21 November 2015; Code 123208</text:p>
          </table:table-cell>
          <table:table-cell table:style-name="ce29" office:value-type="string" calcext:value-type="string">
            <text:p>The paper presents a Virtual Reality system developed as a result of cooperation of the University and an industrial company - a major city bus manufacturer. Main objective of work presented in the paper was to obtain a tool suitable for daily work with the clients on configuration of visual features of customized city buses. A city bus can have more than 100 visible features (options), which can be changed to obtain virtually infinite configuration possibilities. Visual representation of many of these features was largely unavailable before the presented work was commenced, resulting in certain problems in process of communication between salesmen and clients. The developed Virtual Reality system allows for visual representation of the bus functions during the configuration process, so it solves many problems in the client-company communication. It is also a knowledge base of all visual options which can be changed in scope of the configuration process - knowledge from many departments of the company was used to develop it, including knowledge unknown to representatives of sales and marketing. As a result, the immersive configurator can be effectively used to train salesmen and marketing representatives in terms of technical knowledge about customization capabilities of the offered product. The paper presents shortly the overview and functions of the whole system. The system is a large, multi-modal solution built of many software and hardware components and is also integrated with other, existing systems. It allows to display high-quality images of a configured bus in real-time in stereoscopic 3D on a large screen, as well as using professional Head-Mounted Display or low-cost systems (e.g. Oculus Rift) for a virtual walk inside the configured bus, with full integration between all the visualization instances. Interaction with the system is divided into several groups of functions - configuration, navigation, animation and extra functions. Different devices are used for interaction: joystick, gyroscopic mouse and gesture recognition systems like Kinect can be used for navigation and animation, while most of the configuration and extra functions are launched using a graphical user interface, operated using a touch screen or a tablet. Efficiency of the system in the visual configuration process was confirmed by representatives of the company. Capabilities of the system for education was tested using a sample of non-technical users from the sales and marketing department, using the system and then leaving their impressions in a survey study. It confirmed high effectiveness of the system in terms of presenting variability of the product features in a clear visual way. Immersive aspect of the system was also valued very high - usage of the stereoscopic 3D and Head-Mounted Device allowed to present the bus in a more realistic way than it was possible earlier. In the near future, the system will be fully developed and implemented to use in the sales process. </text:p>
          </table:table-cell>
          <table:table-cell table:style-name="ce29" office:value-type="string" calcext:value-type="string">
            <text:p>- nVis MH60V.</text:p>
            <text:p>- Oculus Rift.</text:p>
          </table:table-cell>
          <table:table-cell table:style-name="ce29" office:value-type="string" calcext:value-type="string">
            <text:p>EON Studio software.</text:p>
          </table:table-cell>
          <table:table-cell table:style-name="ce29" office:value-type="string" calcext:value-type="string">
            <text:p>Kinect.</text:p>
            <text:p>MYO.</text:p>
          </table:table-cell>
          <table:table-cell table:style-name="ce29" office:value-type="string" calcext:value-type="string">
            <text:p>A navegação no sistema VDS é um método de mudar a posição atual da câmera na cena virtual. Como a visualização é gerada em tempo real, a câmera pode ser colocada em qualquer posição, usando os modos de navegação disponíveis. Vários modos típicos de navegação são implementados no sistema: • Navegação fluente, baseada em mouse / joystick / gesto, usando um de dois modos - Orbit and Walk, • Navegação usando visualizações predefinidas nos modos Orbit e Walk, • Navegação com o uso de um O sistema de rastreamento de posição em conexão com o dispositivo HMD, com possibilidade de vinculá-lo com o modo Walk (navegação virtual estendido com navegação Walk), O método básico e mais preciso de navegação é a navegação fluente usando um dispositivo apontador. O sistema VDS é ajustado para a navegação usando mouse e joystick, em dois modos - Orbit e Walk. O modo de órbita é usado para a inspeção externa do veículo, quando o modo do passeio permitir a exploração completa do interior, mas pode também ser usado para viajar em torno do exterior do barramento. A navegação Orbit e Walk também pode ser controlada por gestos (por exemplo, usando o dispositivo Kinect), com uma mão controlando o movimento da câmera (velocidade e direção), com a outra mão usada para a seleção de um modo atual de navegação (por exemplo, rotação, Ou zoom). A navegação também pode ser parcialmente realizada usando a GUI principal.</text:p>
            <text:p/>
            <text:p>- Ficou confuso isso aqui, depois reler essa parte do trabalho.</text:p>
          </table:table-cell>
          <table:table-cell table:style-name="ce29" office:value-type="string" calcext:value-type="string">
            <text:p>Vendas de ônibus.</text:p>
          </table:table-cell>
          <table:table-cell table:style-name="ce29" office:value-type="string" calcext:value-type="string">
            <text:p>Empíricas - O sistema foi avaliado por funcionários (15 ao total)  da companhia de ônibus. </text:p>
            <text:p>- Depois da avaliação, foram aplicados questionarios: </text:p>
            <text:p>A importância de determinadas funções do sistema (escala de qualidade de 3 pontos), os conteúdos de visualização (ambiente, animações, opções de configuração, multimédia), aspectos técnicos (soluções de visualização, dispositivos de interação e métodos) Depois de conduzir os inquéritos e discuti-los com os participantes, Os resultados dos testes foram resumidos e foram tiradas conclusões para o desenvolvimento e uso do sistema VDS</text:p>
          </table:table-cell>
          <table:table-cell table:style-name="ce29" office:value-type="string" calcext:value-type="string">
            <text:p>Conclui-se que a aplicação de VR imersiva aumenta o feedback positivo sobre o produto e permite imaginar melhor o seu aspecto final. E que o sistema usando o HMD profissional é de melhor qualidade que o de baixo custo (Oculus Rift) (Vishe, eu pensava que o Rift era um dos melhores que existem rsrs, aqui ele é de baixo custo.)</text:p>
            <text:p/>
            <text:p>- A interação com joystick foi considerada a mais eficaz já a com gestos(Kinect e myo) não foi muito confiável, além te ter que levar um maior tempo de aprendizagem.</text:p>
          </table:table-cell>
          <table:table-cell table:style-name="ce37" table:content-validation-name="val2" office:value-type="string" calcext:value-type="string">
            <text:p>Extraído</text:p>
          </table:table-cell>
          <table:table-cell table:style-name="ce39" table:number-columns-repeated="996"/>
        </table:table-row>
        <table:table-row table:style-name="ro5">
          <table:table-cell table:style-name="ce3" office:value-type="string" calcext:value-type="string">
            <text:p>SCOPUS</text:p>
          </table:table-cell>
          <table:table-cell table:style-name="ce14" office:value-type="string" calcext:value-type="string">
            <text:p>Buń P., Górski F., Wichniarek R., Kuczko W., Hamrol A., Zawadzki P.</text:p>
          </table:table-cell>
          <table:table-cell table:style-name="ce14" office:value-type="string" calcext:value-type="string">
            <text:p>Application of Professional and Low-cost Head Mounted Devices in Immersive Educational Application</text:p>
          </table:table-cell>
          <table:table-cell table:style-name="ce14" office:value-type="float" office:value="2015" calcext:value-type="float">
            <text:p>2015</text:p>
          </table:table-cell>
          <table:table-cell table:style-name="ce14" office:value-type="string" calcext:value-type="string">
            <text:p>Conference Paper</text:p>
          </table:table-cell>
          <table:table-cell table:style-name="ce19" office:value-type="string" calcext:value-type="string">
            <text:p>https://www.scopus.com/inward/record.uri?eid=2-s2.0-84964047403&amp;doi=10.1016%2fj.procs.2015.12.235&amp;partnerID=40&amp;md5=7bb519717b83db581cb311069a04315f</text:p>
          </table:table-cell>
          <table:table-cell table:style-name="ce23" table:content-validation-name="val1" office:value-type="string" calcext:value-type="string">
            <text:p>CI4.</text:p>
          </table:table-cell>
          <table:table-cell table:style-name="ce26" table:content-validation-name="val1" office:value-type="string" calcext:value-type="string">
            <text:p>Polônia</text:p>
          </table:table-cell>
          <table:table-cell table:style-name="ce26" table:content-validation-name="val1" office:value-type="string" calcext:value-type="string">
            <text:p>Elsevier</text:p>
          </table:table-cell>
          <table:table-cell table:style-name="ce26" table:content-validation-name="val1" office:value-type="string" calcext:value-type="string">
            <text:p>3rd International Conference on Virtual and Augmented Reality in Education, VARE 2015; Monterrey; Mexico; 19 November 2015 through 21 November 2015; Code 123208</text:p>
            <text:p/>
          </table:table-cell>
          <table:table-cell table:style-name="ce31" office:value-type="string" calcext:value-type="string">
            <text:p>The paper presents a process of adaptation of the Oculus Rift and Samsung Gear VR devices for needs of immersive training application. The process was described on the example of virtual 3D human body atlas, created using EON Studio software. The aim of this application is to facilitate and make it more attractive to learn anatomy for students of medical disciplines. Possibilities of the application are, among others: selection of visibility level of certain organs or groups of organs, creation of complex sections in 3 planes and launching animations of selected organs. Application of each selected device required additional programming work. The work included both adaptation of Graphical User Interface for different display resolutions, as well as preparation of communication between integrated orientation tracking systems and the application, because none of the selected low-cost HMDs has a position tracking system, to allow navigation in the virtual space, two low-cost solutions were proposed, as well as traditional approach in form of a professional tracking system. First of the proposed low-cost solutions is application of a dedicated, customized controller built in the PUT VR Laboratory using commercial electronics and 3D printing technologies. The second solution is controlling the navigation via specific gestures recognized by the Kinect low-cost tracking device. After application was developed, a group of students tested all possibilities of interaction with the virtual environment using a professional HMD and both low-cost display and tracking solutions. During the evaluation performed by the test group, features like field of view, weight of devices and general impressions and feeling after prolonged use were taken into consideration. Intuitiveness of the proposed navigation solutions was evaluated separately. The evaluation performed by the test group can be used during work on subsequent versions of the medical educational application and design of new peripheral devices.</text:p>
          </table:table-cell>
          <table:table-cell table:style-name="ce31" office:value-type="string" calcext:value-type="string">
            <text:p>-  nVisor MH60V</text:p>
            <text:p>- Oculus Rift</text:p>
            <text:p>- Gear VR</text:p>
          </table:table-cell>
          <table:table-cell table:style-name="ce31" office:value-type="string" calcext:value-type="string">
            <text:p><text:s/>EON Studio software</text:p>
          </table:table-cell>
          <table:table-cell table:style-name="ce31" office:value-type="string" calcext:value-type="string">
            <text:p>Kinect, Joystick, Gamepad, controle especial baseado em exoesqueleto (desenvolvido com impressora 3D).</text:p>
          </table:table-cell>
          <table:table-cell table:style-name="ce31" office:value-type="string" calcext:value-type="string">
            <text:p>1°: Como nenhum dos HMDs incluiu sistema para rastreamento de posição, foram propostos dois métodos de navegação espacial - uso de um sistema de rastreamento profissional de uma forma idêntica à versão imersiva original do atlas do corpo humano e uma interação baseada em joystick. Em termos de interação, foram propostos dois métodos e dispositivos possíveis: um controlador personalizado dedicado e um dispositivo de reconhecimento de gestos em combinação com um joystick. A primeira solução de interação proposta foi um controlador customizado de baixo custo projetado com a participação dos autores, construído com base na análise dos movimentos do membro superior humano e das soluções exoesqueleto existentes15. O dispositivo, apresentado na Figura 5, permite o rastreamento em tempo real de juntas de braço humano. Seu protótipo funcional foi fabricado usando tecnologias de impressão 3D. Os dados dos sensores que medem o ângulo de rotação foram usados ​​para controlar a posição do cursor no espaço, enquanto um sinal analógico s operado pelo polegar do usuário foi usado para o movimento para a frente e para trás no espaço. O dispositivo tem três botões, usados ​​como cliques do mouse para interação com o modelo humano. O dispositivo é reconhecido no sistema como um joystick regular, por isso a sua implementação na aplicação VR é bastante simples.</text:p>
            <text:p/>
            <text:p>2 °: A segunda solução utiliza certos gestos de controle, pelo uso do dispositivo Microsoft Kinect. Os gestos permitem controlar o modo de seção - o movimento de uma mão decide sobre a posição do plano de seção, enquanto a segunda mão liga ou desliga o modo de seção. Juntamente com o dispositivo Kinect, um joystick bluetooth sem fio (gamepad) foi usado para navegação e algumas outras funções de aplicativos de forma semelhante aos botões e stick analógico no controlador personalizado.</text:p>
          </table:table-cell>
          <table:table-cell table:style-name="ce31" office:value-type="string" calcext:value-type="string">
            <text:p>Anatomia</text:p>
          </table:table-cell>
          <table:table-cell table:style-name="ce31" office:value-type="string" calcext:value-type="string">
            <text:p>Avaliação empírica com 20 estudantes usando o profissional HMD é o de baixo custo. E aplicado questionários:</text:p>
            <text:p/>
            <text:p>- How much the device weight was influenced by the device weight? </text:p>
            <text:p>- How visible was the FOV difference between the devices?</text:p>
            <text:p>-  How the display resolution influences perception of the simulation?</text:p>
            <text:p>Demais questões no artigo…</text:p>
          </table:table-cell>
          <table:table-cell table:style-name="ce31" office:value-type="string" calcext:value-type="string">
            <text:p>- Os testadores também foram solicitados a selecionar o dispositivo de exibição preferido e o método de interação. A maioria dos testadores indicou o Gear VR em combinação com Kinect e gamepad como uma solução preferida, mas eles marcaram que usando apenas um gesto sistema seria mais natural método de controle.</text:p>
            <text:p/>
            <text:p>- Todos os métodos de interação foram avaliados positivamente, com indicação de problemas menores com robustez geral do sistema de reconhecimento de gestos Kinect (os gestos nem sempre são fáceis de executar ou repetir da mesma maneira) e certos problemas de conforto com o uso do controlador dedicado Desgaste para utilizadores de dimensões de corpo muito pequenas e muito grandes).</text:p>
            <text:p/>
            <text:p>- A conexão do rastreamento de movimento no espaço com o rastreamento da orientação da cabeça em um conjunto de dispositivos de baixo custo pode influenciar positivamente a popularização da tecnologia VR. Os resultados dos trabalhos conduzidos provam que os dispositivos de baixo custo podem ser efetivamente utilizados para a criação de aplicações profissionais de VR, tanto para entretenimento quanto para educação.</text:p>
          </table:table-cell>
          <table:table-cell table:style-name="ce37" table:content-validation-name="val2" office:value-type="string" calcext:value-type="string">
            <text:p>Extraído</text:p>
          </table:table-cell>
          <table:table-cell table:style-name="ce39" table:number-columns-repeated="996"/>
        </table:table-row>
        <table:table-row table:style-name="ro5">
          <table:table-cell table:style-name="ce2" office:value-type="string" calcext:value-type="string">
            <text:p>SCOPUS</text:p>
          </table:table-cell>
          <table:table-cell table:style-name="ce13" office:value-type="string" calcext:value-type="string">
            <text:p>Yang K.-J., Chen Y.-J., Xu K.-W., Chen W.W.</text:p>
          </table:table-cell>
          <table:table-cell table:style-name="ce13" office:value-type="string" calcext:value-type="string">
            <text:p>Application of google cardboard in fire hazard simulation</text:p>
          </table:table-cell>
          <table:table-cell table:style-name="ce13" office:value-type="float" office:value="2015" calcext:value-type="float">
            <text:p>2015</text:p>
          </table:table-cell>
          <table:table-cell table:style-name="ce13" office:value-type="string" calcext:value-type="string">
            <text:p>Conference Paper</text:p>
          </table:table-cell>
          <table:table-cell table:style-name="ce21" office:value-type="string" calcext:value-type="string">
            <text:p>https://www.scopus.com/inward/record.uri?eid=2-s2.0-84963995260&amp;partnerID=40&amp;md5=ecc070c559c93d84bb577bc6ed5a0d5e</text:p>
          </table:table-cell>
          <table:table-cell table:style-name="ce22" table:content-validation-name="val1" office:value-type="string" calcext:value-type="string">
            <text:p>CI4.</text:p>
          </table:table-cell>
          <table:table-cell table:style-name="ce25" table:content-validation-name="val1" office:value-type="string" calcext:value-type="string">
            <text:p>Taiwan </text:p>
          </table:table-cell>
          <table:table-cell table:style-name="ce25" table:content-validation-name="val1" office:value-type="string" calcext:value-type="string">
            <text:p>Asian Association on Remote Sensing</text:p>
          </table:table-cell>
          <table:table-cell table:style-name="ce25" table:content-validation-name="val1" office:value-type="string" calcext:value-type="string">
            <text:p>36th Asian Conference on Remote Sensing: Fostering Resilient Growth in Asia, ACRS 2015; Crowne Plaza Manila GalleriaQuezon City, Metro Manila; Philippines; 24 October 2015 through 28 October 2015; Code 118634</text:p>
          </table:table-cell>
          <table:table-cell table:style-name="ce29" office:value-type="string" calcext:value-type="string">
            <text:p>Most of the current disaster awareness education takes place in the form of brochures, posters, and videos. They are all right, but too common to raise any special interest of the general public. However, disasters are on the rise, especially the fire related hazards. Therefore, it is very important to develop new media products to attract people's attention so that effective practice promoting disaster preparedness can be achieved. In this study, the authors targeted the household fire hazards for public education and used the immersive Google Cardboard as the means of delivering the educational message. First, SketchUp was used to create a 3-dimensional residential model. Then, the model was imported into the Unity 3D environment to add the effects of flames and smokes. Finally, Google's open Software Development Kit (SDK) was used to provide a virtual reality simulation of the scene. Using gyroscope, head movement tracking, and side-by-side stereo images, the wearer of the Google Cardboard could walk through the fire scene virtually in the first person view. The results showed that the simulation was convincing and provided more realistic experience to the users than the traditional brochures, posters, and videos. This method could also be modified for use in other types of hazards.</text:p>
          </table:table-cell>
          <table:table-cell table:style-name="ce29" office:value-type="string" calcext:value-type="string">
            <text:p>Cardboad</text:p>
          </table:table-cell>
          <table:table-cell table:style-name="ce29" office:value-type="string" calcext:value-type="string">
            <text:p>SketchUp</text:p>
            <text:p>Unity 3D.</text:p>
          </table:table-cell>
          <table:table-cell table:style-name="ce29" office:value-type="string" calcext:value-type="string">
            <text:p>Não</text:p>
          </table:table-cell>
          <table:table-cell table:style-name="ce29" office:value-type="string" calcext:value-type="string">
            <text:p>Não fala, porém por ser o cardboard, e não falar que usou nada a mais, deve-se utilizar o botão capacitivo e algum método de caminhar, que pode ser andar na direção do campo de visão.</text:p>
          </table:table-cell>
          <table:table-cell table:style-name="ce29" office:value-type="string" calcext:value-type="string">
            <text:p>Incêndio</text:p>
          </table:table-cell>
          <table:table-cell table:style-name="ce29" office:value-type="string" calcext:value-type="string">
            <text:p>Não fala</text:p>
          </table:table-cell>
          <table:table-cell table:style-name="ce29" office:value-type="string" calcext:value-type="string">
            <text:p>A simulação foi convincente e proporcionou uma experiência mais realista aos usuários do Google Cardboard do que as ferramentas tradicionais. Esta descoberta deve ser levada em consideração quando governos, escolas ou comunidades estão planejando atividades relacionadas a desastres ou exercícios.</text:p>
          </table:table-cell>
          <table:table-cell table:style-name="ce37" table:content-validation-name="val2" office:value-type="string" calcext:value-type="string">
            <text:p>Extraído</text:p>
          </table:table-cell>
          <table:table-cell table:style-name="ce39" table:number-columns-repeated="996"/>
        </table:table-row>
        <table:table-row table:style-name="ro5">
          <table:table-cell table:style-name="ce3" office:value-type="string" calcext:value-type="string">
            <text:p>SCOPUS</text:p>
          </table:table-cell>
          <table:table-cell table:style-name="ce14" office:value-type="string" calcext:value-type="string">
            <text:p>Crespo R., García R., Quiroz S.</text:p>
          </table:table-cell>
          <table:table-cell table:style-name="ce14" office:value-type="string" calcext:value-type="string">
            <text:p>Virtual Reality Application for Simulation and Off-line Programming of the Mitsubishi Movemaster RV-M1 Robot Integrated with the Oculus Rift to Improve Students Training</text:p>
          </table:table-cell>
          <table:table-cell table:style-name="ce14" office:value-type="float" office:value="2015" calcext:value-type="float">
            <text:p>2015</text:p>
          </table:table-cell>
          <table:table-cell table:style-name="ce14" office:value-type="string" calcext:value-type="string">
            <text:p>Conference Paper</text:p>
          </table:table-cell>
          <table:table-cell table:style-name="ce19" office:value-type="string" calcext:value-type="string">
            <text:p>https://www.scopus.com/inward/record.uri?eid=2-s2.0-84964068311&amp;doi=10.1016%2fj.procs.2015.12.226&amp;partnerID=40&amp;md5=379b1e6c4f60904cc8ae95de2d128585</text:p>
          </table:table-cell>
          <table:table-cell table:style-name="ce23" table:content-validation-name="val1" office:value-type="string" calcext:value-type="string">
            <text:p>CI2, CI4.</text:p>
          </table:table-cell>
          <table:table-cell table:style-name="ce26" table:content-validation-name="val1" office:value-type="string" calcext:value-type="string">
            <text:p>México</text:p>
          </table:table-cell>
          <table:table-cell table:style-name="ce26" table:content-validation-name="val1" office:value-type="string" calcext:value-type="string">
            <text:p>Elsevier</text:p>
          </table:table-cell>
          <table:table-cell table:style-name="ce26" table:content-validation-name="val1" office:value-type="string" calcext:value-type="string">
            <text:p>3rd International Conference on Virtual and Augmented Reality in Education, VARE 2015; Monterrey; Mexico; 19 November 2015 through 21 November 2015; Code 123208</text:p>
          </table:table-cell>
          <table:table-cell table:style-name="ce31" office:value-type="string" calcext:value-type="string">
            <text:p>The overall purpose of this project is to test the impact and potential benefits of Virtual Reality technology by improving the current training methods for the operation of the Mitsubishi Movemaster RV-M1 Robot. The final application aims to achieve this goal by increasing the user's interactivity with the robot's features inside a virtual environment developed using the game engine Unity and the Oculus Rift headset for the virtual visualization. By using this application, on site operation time is decreased mainly by allowing off-line programming of the equipment. It also allows universities without or with limited industrial machinery to provide their students a way to learn and practice on industrial automation and robotics simulation topics without inconvenience. The application is designed to decrease the student's learning curve by displaying a complete virtual environment where the tridimensional model of the robotic arm can be visualized and programmed according to the real model's parameters and specifications. Joint type moving sequences are compiled into a file which afterwards can be transferred to the robot for real testing and execution. The system integrates a set of joysticks that allows the user to program each of the robot's joints as well as display several features of it in the virtual environment such as animations, images and text information that simplify the instructions shown in a printed manual. In order to find an optimized, collision-free movement sequence between two points an A∗shortest path algorithm is implemented using some of the built-in tools and plugins available in Unity and its Asset store. As a result of this last feature, the application can create a comparison between the user's input sequence and a computer generated sequence based on the A∗algorithm.</text:p>
          </table:table-cell>
          <table:table-cell table:style-name="ce31" office:value-type="string" calcext:value-type="string">
            <text:p>Oculus Rift</text:p>
          </table:table-cell>
          <table:table-cell table:style-name="ce31" office:value-type="string" calcext:value-type="string">
            <text:p>Unity 3D.</text:p>
            <text:p>Sketch-Up</text:p>
            <text:p>Blender</text:p>
          </table:table-cell>
          <table:table-cell table:style-name="ce31" office:value-type="string" calcext:value-type="string">
            <text:p>Razer <text:s text:c="2"/>Hydra</text:p>
          </table:table-cell>
          <table:table-cell table:style-name="ce31" office:value-type="string" calcext:value-type="string">
            <text:p>O sistema integra um conjunto de joysticks que permite ao usuário programar cada uma das articulações do robô, bem como exibir vários recursos dele no ambiente virtual, como animações, imagens e informações de texto que simplificam as instruções mostradas em um manual impresso.</text:p>
            <text:p/>
            <text:p>- No aplicativo final, o usuário interage com o Oculus Rift, a versão virtual do Mitsubishi Movemaster RV-M1 Robot e os Razer Hydra Joysticks em dois modos possíveis: o modo pendente ou o modo automático de planejamento de movimento.</text:p>
          </table:table-cell>
          <table:table-cell table:style-name="ce31" office:value-type="string" calcext:value-type="string">
            <text:p>Manipulação do <text:s/>Mitsubishi Movemaster RV-M1 Robot. Que área que é essa? (Eng. produção, mecânica)</text:p>
          </table:table-cell>
          <table:table-cell table:style-name="ce31" office:value-type="string" calcext:value-type="string">
            <text:p>Só fala que teve testes com alunos, mas não da detalhes, ou seja, empíricos.</text:p>
          </table:table-cell>
          <table:table-cell table:style-name="ce31" office:value-type="string" calcext:value-type="string">
            <text:p>Os resultados do teste do aplicativo com um grupo de estudantes de engenharia mostraram que os alunos sem simulador se baseavam em execuções de "tentativa e erro". Enquanto os alunos que usam o simulador concluíram com êxito o teste em um período mais curto de tempo. Além disso, as dúvidas relacionadas com as articulações do robô e os parâmetros espaciais foram resolvidos de forma mais rápida.</text:p>
            <text:p/>
            <text:p>O uso de elementos de Realidade Virtual para o controle de robôs, juntamente com a criação automática de programas que são usados para reproduzir os movimentos feitos no ambiente virtual, provaram resultados satisfatórios minimizando o tempo de programação do robô e facilitando a implementação das rotinas. O aplicativo resultante encoraja a interação imersiva e aprimora o aprendizado</text:p>
          </table:table-cell>
          <table:table-cell table:style-name="ce37" table:content-validation-name="val2" office:value-type="string" calcext:value-type="string">
            <text:p>Extraído</text:p>
          </table:table-cell>
          <table:table-cell table:style-name="ce39" table:number-columns-repeated="996"/>
        </table:table-row>
        <table:table-row table:style-name="ro5">
          <table:table-cell table:style-name="ce4" office:value-type="string" calcext:value-type="string">
            <text:p>SCOPUS</text:p>
          </table:table-cell>
          <table:table-cell table:style-name="ce15" office:value-type="string" calcext:value-type="string">
            <text:p>Kleven N.F., Prasolova-Førland E., Fominykh M., Hansen A., Rasmussen G., Sagberg L.M., Lindseth F.</text:p>
          </table:table-cell>
          <table:table-cell table:style-name="ce15" office:value-type="string" calcext:value-type="string">
            <text:p>Training nurses and educating the public using a virtual operating room with Oculus Rift</text:p>
          </table:table-cell>
          <table:table-cell table:style-name="ce15" office:value-type="float" office:value="2014" calcext:value-type="float">
            <text:p>2014</text:p>
          </table:table-cell>
          <table:table-cell table:style-name="ce13" office:value-type="string" calcext:value-type="string">
            <text:p>Conference Paper</text:p>
          </table:table-cell>
          <table:table-cell table:style-name="ce20" office:value-type="string" calcext:value-type="string">
            <text:p>https://www.scopus.com/inward/record.uri?eid=2-s2.0-84939609522&amp;doi=10.1109%2fVSMM.2014.7136687&amp;partnerID=40&amp;md5=194f19ac594a3221ca785442549c1173</text:p>
          </table:table-cell>
          <table:table-cell table:style-name="ce24" table:content-validation-name="val1" office:value-type="string" calcext:value-type="string">
            <text:p>CI2, CI3.</text:p>
          </table:table-cell>
          <table:table-cell table:style-name="ce27" table:content-validation-name="val1" office:value-type="string" calcext:value-type="string">
            <text:p>Noruega</text:p>
          </table:table-cell>
          <table:table-cell table:style-name="ce27" table:content-validation-name="val1" office:value-type="string" calcext:value-type="string">
            <text:p>IEEE</text:p>
          </table:table-cell>
          <table:table-cell table:style-name="ce27" table:content-validation-name="val1" office:value-type="string" calcext:value-type="string">
            <text:p>20th International Conference on Virtual Systems and Multimedia, VSMM 2014; Hong Kong; Hong Kong; 9 December 2014 through 12 December 2014; Category numberCFP14137- ART; Code 113207</text:p>
          </table:table-cell>
          <table:table-cell table:style-name="ce29" office:value-type="string" calcext:value-type="string">
            <text:p>The purpose of this work is to contribute to the design and development of a virtual university hospital as a place for educational activities. The findings presented in this paper are based on two exploratory studies using a virtual operating room with both medical and non-medical participants. The room was designed to recreate a real one at St. Olav's university hospital in Trondheim, Norway. The first participant category was represented by surgical and anesthesia postgraduate nursing students who conducted role-play of realistic and relevant scenarios in the virtual operating room. The non-medical participants went on a virtual guided tour around in the same operating room. Both participant groups provided suggestions for further development of the virtual hospital. We have also investigated the use of the Oculus Rift, a head mounted display, as a way of enhancing the immersion at the virtual operating room. The paper highlights and discusses the most important findings, with suggestions of future work.</text:p>
          </table:table-cell>
          <table:table-cell table:style-name="ce29" office:value-type="string" calcext:value-type="string">
            <text:p>Oculus Rift</text:p>
          </table:table-cell>
          <table:table-cell table:number-columns-repeated="3" table:style-name="ce29" office:value-type="string" calcext:value-type="string">
            <text:p>Não fala</text:p>
          </table:table-cell>
          <table:table-cell table:style-name="ce29" office:value-type="string" calcext:value-type="string">
            <text:p>Enfermagem</text:p>
          </table:table-cell>
          <table:table-cell table:style-name="ce29" office:value-type="string" calcext:value-type="string">
            <text:p>Avaliação empírica com estudantes de enfermagem e não estudantes, com aplicação de questionários em escala Likert e entrevistas.</text:p>
            <text:p/>
            <text:p>- Foram feitas seis perguntas de múltipla escolha usando uma escala Likert de cinco níveis para determinar o sucesso desse tipo de treinamento virtual</text:p>
          </table:table-cell>
          <table:table-cell table:style-name="ce29" office:value-type="string" calcext:value-type="string">
            <text:p>- Onze dos participantes concordaram fortemente que era mais rápido entender a interface do SL usando Oculus Rift.</text:p>
            <text:p/>
            <text:p>- Oculus Rift fornece melhor realismo na aparência do lugar, em relação a sistema no-RV.</text:p>
            <text:p/>
            <text:p>- A maioria dos participantes do nosso estudo, que testaram o Oculus Rift, experimentaram uma maneira mais divertida e motivadora de aprender, bem como um senso melhorado de presença e imersão. Onze (de 24, incluindo ambos os grupos de médicos e não médicos) os participantes preferiram esta alternativa acima desktop ao entrar em um VUH enquanto seis consideraram ambas as alternativas como iguais. A desvantagem foi a presença de reações como tontura, náuseas ou olhos secos, e esta é provavelmente a razão pela qual sete participantes preferiram o desktop. Acreditamos que isso também é uma questão de preferências pessoais. Concluímos, portanto, que essa tecnologia é adequada para atividades educacionais médicas, mas recomendamos ter ambas as alternativas (HMD e desktop) disponíveis como uma interface VUH.</text:p>
          </table:table-cell>
          <table:table-cell table:style-name="ce37" table:content-validation-name="val2" office:value-type="string" calcext:value-type="string">
            <text:p>Extraído</text:p>
          </table:table-cell>
          <table:table-cell table:style-name="ce39" table:number-columns-repeated="996"/>
        </table:table-row>
        <table:table-row table:style-name="ro5">
          <table:table-cell table:style-name="ce3" office:value-type="string" calcext:value-type="string">
            <text:p>SCOPUS</text:p>
          </table:table-cell>
          <table:table-cell table:style-name="ce14" office:value-type="string" calcext:value-type="string">
            <text:p>Patrão B., Menezes P.</text:p>
          </table:table-cell>
          <table:table-cell table:style-name="ce14" office:value-type="string" calcext:value-type="string">
            <text:p>An immersive system for the training of tower crane operators</text:p>
          </table:table-cell>
          <table:table-cell table:style-name="ce14" office:value-type="float" office:value="2013" calcext:value-type="float">
            <text:p>2013</text:p>
          </table:table-cell>
          <table:table-cell table:style-name="ce14" office:value-type="string" calcext:value-type="string">
            <text:p>Conference Paper</text:p>
          </table:table-cell>
          <table:table-cell table:style-name="ce19" office:value-type="string" calcext:value-type="string">
            <text:p>https://www.scopus.com/inward/record.uri?eid=2-s2.0-84893950481&amp;doi=10.1109%2fExpAt.2013.6703052&amp;partnerID=40&amp;md5=6108e6c4a3001d3fcf108305e1c8f74b</text:p>
          </table:table-cell>
          <table:table-cell table:style-name="ce23" table:content-validation-name="val1" office:value-type="string" calcext:value-type="string">
            <text:p>CI3, CI4.</text:p>
          </table:table-cell>
          <table:table-cell table:style-name="ce26" table:content-validation-name="val1" office:value-type="string" calcext:value-type="string">
            <text:p>Portugal</text:p>
          </table:table-cell>
          <table:table-cell table:style-name="ce26" table:content-validation-name="val1" office:value-type="string" calcext:value-type="string">
            <text:p>IEEE</text:p>
          </table:table-cell>
          <table:table-cell table:style-name="ce26" table:content-validation-name="val1" office:value-type="string" calcext:value-type="string">
            <text:p>2013 2nd Experiment@ International Conference, exp.at 2013; Coimbra; Portugal; 18 September 2013 through 20 September 2013; Category numberCFP13EXP-ART; Code 102576</text:p>
          </table:table-cell>
          <table:table-cell table:style-name="ce31" office:value-type="string" calcext:value-type="string">
            <text:p>In this study we present an immersive virtual reality simulator for the training of tower cranes operators reducing the costs and risks. The interactive visual simulation integrates real-time 3D computer graphics with other modalities, such as stereoscopic head-mounted display (HMD), user pose tracking, joystick remote controller, and physics behaviour, to create a realistic simulation scenario to the user. </text:p>
          </table:table-cell>
          <table:table-cell table:style-name="ce31" office:value-type="string" calcext:value-type="string">
            <text:p>Z800 3DVisor</text:p>
          </table:table-cell>
          <table:table-cell table:style-name="ce31" office:value-type="string" calcext:value-type="string">
            <text:p>Não fala</text:p>
          </table:table-cell>
          <table:table-cell table:style-name="ce31" office:value-type="string" calcext:value-type="string">
            <text:p>Joystick.</text:p>
          </table:table-cell>
          <table:table-cell table:style-name="ce31" office:value-type="string" calcext:value-type="string">
            <text:p>Só fala isso: Hoje em dia os operadores comandam o movimento do guindaste da mesma maneira que um operador há décadas, através do uso de controle ou joystick de atuação. Os comandos usados são muito semelhantes aos reais e replicam uma experiência realista (Fig. 1: 3).</text:p>
            <text:p/>
            <text:p>Ou seja, o guindaste real é controlado com 2 joystick praticamente, então o sistema RV usa 2 joystick para controlar o guindaste virtual.  Neste caso particular, o trainee tem seus movimentos limitados ao tamanho da cabine mas pode mover sua cabeça livremente para controlar o ponto de vista durante a simulação.</text:p>
          </table:table-cell>
          <table:table-cell table:style-name="ce31" office:value-type="string" calcext:value-type="string">
            <text:p>Operação de guindaste</text:p>
          </table:table-cell>
          <table:table-cell table:style-name="ce31" office:value-type="string" calcext:value-type="string">
            <text:p>Não fala</text:p>
          </table:table-cell>
          <table:table-cell table:style-name="ce31" office:value-type="string" calcext:value-type="string">
            <text:p>O simulador é robusto, confiável e proporciona uma experiência muito semelhante à realidade. É possível estender a simulação para outros tipos de guindastes, diferentes tipos de cenários e melhorar o realismo gráfico.</text:p>
          </table:table-cell>
          <table:table-cell table:style-name="ce37" table:content-validation-name="val2" office:value-type="string" calcext:value-type="string">
            <text:p>Extraído</text:p>
          </table:table-cell>
          <table:table-cell table:style-name="ce39" table:number-columns-repeated="996"/>
        </table:table-row>
        <table:table-row table:style-name="ro5">
          <table:table-cell table:style-name="ce4" office:value-type="string" calcext:value-type="string">
            <text:p>SCOPUS</text:p>
          </table:table-cell>
          <table:table-cell table:style-name="ce15" office:value-type="string" calcext:value-type="string">
            <text:p>[No author name available]</text:p>
          </table:table-cell>
          <table:table-cell table:style-name="ce15" office:value-type="string" calcext:value-type="string">
            <text:p>Intensifying learner's experience by incorporating the virtual theatre into engineering education</text:p>
          </table:table-cell>
          <table:table-cell table:style-name="ce15" office:value-type="float" office:value="2013" calcext:value-type="float">
            <text:p>2013</text:p>
          </table:table-cell>
          <table:table-cell table:style-name="ce15" office:value-type="string" calcext:value-type="string">
            <text:p>Conference Paper</text:p>
          </table:table-cell>
          <table:table-cell table:style-name="ce20" office:value-type="string" calcext:value-type="string">
            <text:p>https://www.scopus.com/inward/record.uri?eid=2-s2.0-84880972403&amp;doi=10.1109%2fEduCon.2013.6530107&amp;partnerID=40&amp;md5=c62f1b811d858ebf77ea883747e19963</text:p>
          </table:table-cell>
          <table:table-cell table:style-name="ce24" table:content-validation-name="val1" office:value-type="string" calcext:value-type="string">
            <text:p>CI4.</text:p>
          </table:table-cell>
          <table:table-cell table:style-name="ce27" table:content-validation-name="val1" office:value-type="string" calcext:value-type="string">
            <text:p>Alemanha</text:p>
          </table:table-cell>
          <table:table-cell table:style-name="ce27" table:content-validation-name="val1" office:value-type="string" calcext:value-type="string">
            <text:p>IEEE</text:p>
          </table:table-cell>
          <table:table-cell table:style-name="ce27" table:content-validation-name="val1" office:value-type="string" calcext:value-type="string">
            <text:p>2013 IEEE Global Engineering Education Conference, EDUCON 2013; Berlin; Germany; 13 March 2013 through 15 March 2013; Category numberCFP13EDU-ART; Code 98110</text:p>
          </table:table-cell>
          <table:table-cell table:style-name="ce29" office:value-type="string" calcext:value-type="string">
            <text:p>This work introduces the virtual theatre, a platform allowing free exploration of a virtual environment, as an instrument for engineering education. The virtual theatre features three main user components: a head mounted display, a data glove and an omnidirectional floor. These interfaces for perception, navigation and interaction allow for more realistic and intuitive experiences within environments which are inaccessible in the real world. This paper describes the technical properties of the platform as well as studies on human experiences and behavior. It moreover presents current and future applications within the field of engineering education and discusses the underlying didactic principles.</text:p>
          </table:table-cell>
          <table:table-cell table:style-name="ce29" office:value-type="string" calcext:value-type="string">
            <text:p>Não fala modelo. Sei que é Sony pelas figuras</text:p>
          </table:table-cell>
          <table:table-cell table:style-name="ce29" office:value-type="string" calcext:value-type="string">
            <text:p>Vizard Virtual Reality Toolkit</text:p>
            <text:p>Blender</text:p>
          </table:table-cell>
          <table:table-cell table:style-name="ce29" office:value-type="string" calcext:value-type="string">
            <text:p>- Esteira Omninidirecional.</text:p>
            <text:p>- Luva de dados.</text:p>
            <text:p>- 10 <text:span text:style-name="T9">câmeras</text:span> infravermelhas para rastreamento.</text:p>
          </table:table-cell>
          <table:table-cell table:style-name="ce29" office:value-type="string" calcext:value-type="string">
            <text:p>A interação e totalmente natural, pois conta com locomoção natural através da esteira ominiderecional, também manipulação natural com as luvas de dados e movimentação do corpo também traves das câmeras de rastreamento, (ou seja deve ser muito caro).</text:p>
          </table:table-cell>
          <table:table-cell table:style-name="ce29" office:value-type="string" calcext:value-type="string">
            <text:p>Engenharias…</text:p>
          </table:table-cell>
          <table:table-cell table:style-name="ce29" office:value-type="string" calcext:value-type="string">
            <text:p>Não fala</text:p>
          </table:table-cell>
          <table:table-cell table:style-name="ce29" office:value-type="string" calcext:value-type="string">
            <text:p>Neste trabalho apresentamos o teatro virtual como uma nova ferramenta para a aprendizagem exploratória em ambientes virtuais. Nós descrevemos a implementação técnica e a integração do hardware, bem como os componentes de software. Apresentamos as primeiras aplicações e discutimos o impacto do aumento da imersão na situação de aprendizagem. Cenários de aplicação futuros focarão instalações industriais e maquinaria. Considera-se combinar o teatro virtual com laboratórios remotos, de modo que os movimentos dos usuários dentro do VE sejam mapeados para manipuladores robóticos. O resultado das últimas ações é então encaminhado de volta para o VE e exibido em conformidade. As primeiras aplicações aqui serão baseadas em bancos de teste para dobragem de metais.</text:p>
          </table:table-cell>
          <table:table-cell table:style-name="ce37" table:content-validation-name="val2" office:value-type="string" calcext:value-type="string">
            <text:p>Extraído</text:p>
          </table:table-cell>
          <table:table-cell table:style-name="ce39" table:number-columns-repeated="996"/>
        </table:table-row>
        <table:table-row table:style-name="ro5">
          <table:table-cell table:style-name="ce8" office:value-type="string" calcext:value-type="string">
            <text:p>Direct</text:p>
          </table:table-cell>
          <table:table-cell table:style-name="ce15" office:value-type="string" calcext:value-type="string">
            <text:p>Abdulaziz Alshaer and Holger Regenbrecht and David O'Hare</text:p>
          </table:table-cell>
          <table:table-cell table:style-name="ce15" office:value-type="string" calcext:value-type="string">
            <text:p>Immersion factors affecting perception and behaviour in a virtual reality power wheelchair simulator</text:p>
          </table:table-cell>
          <table:table-cell table:style-name="ce15" office:value-type="string" calcext:value-type="string">
            <text:p>2017</text:p>
          </table:table-cell>
          <table:table-cell table:style-name="ce15" office:value-type="string" calcext:value-type="string">
            <text:p>Article</text:p>
          </table:table-cell>
          <table:table-cell table:style-name="ce20" office:value-type="string" calcext:value-type="string">
            <text:p>http://www.sciencedirect.com/science/article/pii/S0003687016300904</text:p>
          </table:table-cell>
          <table:table-cell table:style-name="ce24" table:content-validation-name="val1" office:value-type="string" calcext:value-type="string">
            <text:p>CI2, CI4.</text:p>
          </table:table-cell>
          <table:table-cell table:style-name="ce27" table:content-validation-name="val1" office:value-type="string" calcext:value-type="string">
            <text:p>Nova Zelândia</text:p>
          </table:table-cell>
          <table:table-cell table:style-name="ce27" table:content-validation-name="val1" office:value-type="string" calcext:value-type="string">
            <text:p>Elsevier</text:p>
          </table:table-cell>
          <table:table-cell table:style-name="ce27" table:content-validation-name="val1" office:value-type="string" calcext:value-type="string">
            <text:p>Applied Ergonomics</text:p>
            <text:p/>
            <text:p>Volume 58, January 2017, Pages 1–12</text:p>
          </table:table-cell>
          <table:table-cell table:style-name="ce29" office:value-type="string" calcext:value-type="string">
            <text:p>Virtual Reality based driving simulators are increasingly used to train and assess users’ abilities to operate vehicles in a controlled and safe way. For the development of those simulators it is important to identify and evaluate design factors affecting perception, behaviour, and driving performance. In an exemplary power wheelchair simulator setting we identified the three immersion factors display type (head-mounted display v monitor), ability to freely change the field of view (FOV), and the visualisation of the user’s avatar as potentially affecting perception and behaviour. In a study with 72 participants we found all three factors affected the participants’ sense of presence in the virtual environment. In particular the display type significantly affected both perceptual and behavioural measures whereas FOV only affected behavioural measures. Our findings could guide future Virtual Reality simulator designers to evoke targeted user behaviours and perceptions.</text:p>
          </table:table-cell>
          <table:table-cell table:style-name="ce29" office:value-type="string" calcext:value-type="string">
            <text:p>Oculus Rift</text:p>
          </table:table-cell>
          <table:table-cell table:style-name="ce29" office:value-type="string" calcext:value-type="string">
            <text:p>Google SketchUp </text:p>
            <text:p><text:span text:style-name="T2">Unity 3D.</text:span></text:p>
          </table:table-cell>
          <table:table-cell table:style-name="ce29" office:value-type="string" calcext:value-type="string">
            <text:p>Joystick</text:p>
          </table:table-cell>
          <table:table-cell table:style-name="ce29" office:value-type="string" calcext:value-type="string">
            <text:p>- A cadeira de rodas é controlada com Joystick semelhante ao controlador real de uma cadeira.</text:p>
          </table:table-cell>
          <table:table-cell table:style-name="ce29" office:value-type="string" calcext:value-type="string">
            <text:p>Dirigir cadeira de rodas</text:p>
          </table:table-cell>
          <table:table-cell table:style-name="ce29" office:value-type="string" calcext:value-type="string">
            <text:p>Sim Empíricos com 72 participantes, e aplicação de questionários Likert-like. (No artigo tem algumas perguntas.)</text:p>
          </table:table-cell>
          <table:table-cell table:style-name="ce29" office:value-type="string" calcext:value-type="string">
            <text:p>- Usando HMD foi observado melhor acurácia para se localizar espaços de deslocamento, do que usando o Monitor.</text:p>
            <text:p>- Sentido de presença foi maior no HMD é ainda melhor com Beedback Corporal (Ou seja, o usuário poder ver um pouco do seu corpo representado por um avatar dentro do MV). Em inglês e conhecido como self-avatar.</text:p>
          </table:table-cell>
          <table:table-cell table:style-name="ce37" table:content-validation-name="val2" office:value-type="string" calcext:value-type="string">
            <text:p>Extraído</text:p>
          </table:table-cell>
          <table:table-cell table:style-name="ce39" table:number-columns-repeated="996"/>
        </table:table-row>
        <table:table-row table:style-name="ro5">
          <table:table-cell table:style-name="ce3" office:value-type="string" calcext:value-type="string">
            <text:p>Direct</text:p>
          </table:table-cell>
          <table:table-cell table:style-name="ce14" office:value-type="string" calcext:value-type="string">
            <text:p>Mikhail Fominykh and Ekaterina Prasolova-Førland and Mikhail Morozov and Andrey Smorkalov and Judith Molka-Danielsen</text:p>
          </table:table-cell>
          <table:table-cell table:style-name="ce14" office:value-type="string" calcext:value-type="string">
            <text:p>Increasing Immersiveness into a 3D Virtual World: Motion-tracking and Natural Navigation in vAcademia</text:p>
          </table:table-cell>
          <table:table-cell table:style-name="ce14" office:value-type="string" calcext:value-type="string">
            <text:p>2014</text:p>
          </table:table-cell>
          <table:table-cell table:style-name="ce14" office:value-type="string" calcext:value-type="string">
            <text:p>Article</text:p>
          </table:table-cell>
          <table:table-cell table:style-name="ce19" office:value-type="string" calcext:value-type="string">
            <text:p>http://www.sciencedirect.com/science/article/pii/S2212667814000264</text:p>
          </table:table-cell>
          <table:table-cell table:style-name="ce23" table:content-validation-name="val1" office:value-type="string" calcext:value-type="string">
            <text:p>CI4.</text:p>
          </table:table-cell>
          <table:table-cell table:style-name="ce26" table:content-validation-name="val1" office:value-type="string" calcext:value-type="string">
            <text:p>Noruega</text:p>
            <text:p>Rússia</text:p>
          </table:table-cell>
          <table:table-cell table:style-name="ce26" table:content-validation-name="val1" office:value-type="string" calcext:value-type="string">
            <text:p>Elsevier</text:p>
          </table:table-cell>
          <table:table-cell table:style-name="ce26" table:content-validation-name="val1" office:value-type="string" calcext:value-type="string">
            <text:p>2013 International Conference on Applied Computing, Computer Science, and Computer Engineering</text:p>
          </table:table-cell>
          <table:table-cell table:style-name="ce31" office:value-type="string" calcext:value-type="string">
            <text:p>In this paper, we present a project aiming at integrating immersive virtual reality technologies into a three-dimensional virtual world. We use an educational platform vAcademia as a test bed for the project, and focus on improving the</text:p>
            <text:p>learning process an</text:p>
            <text:p>nd, subsequently – the outcomes. We aim at increasing the immersiveness of 3D virtual world</text:p>
            <text:p>experience by applying motion tracking for controlling the avatar and two technologies for n atural navigation: immersive projection and head-mounted display. In addition, we propose the major types of learning scenarios for the use of the designed systems.</text:p>
          </table:table-cell>
          <table:table-cell table:style-name="ce31" office:value-type="string" calcext:value-type="string">
            <text:p>Oculus Rift</text:p>
          </table:table-cell>
          <table:table-cell table:style-name="ce31" office:value-type="string" calcext:value-type="string">
            <text:p>Não fala</text:p>
          </table:table-cell>
          <table:table-cell table:style-name="ce31" office:value-type="string" calcext:value-type="string">
            <text:p>Kinect.</text:p>
          </table:table-cell>
          <table:table-cell table:style-name="ce31" office:value-type="string" calcext:value-type="string">
            <text:p>Interação Natural, com o movimento do corpo usando o kinect, porém não da detalhes</text:p>
          </table:table-cell>
          <table:table-cell table:style-name="ce31" office:value-type="string" calcext:value-type="string">
            <text:p>não fala uma área especifica</text:p>
            <text:p>- apresenta uma plataforma na especie de perguntas e respostas que pode ser aplicada a alguns temas: Arquitetura, saúde, emoções, cooperação, logística etc.</text:p>
          </table:table-cell>
          <table:table-cell table:style-name="ce31" office:value-type="string" calcext:value-type="string">
            <text:p>Não fala</text:p>
          </table:table-cell>
          <table:table-cell table:style-name="ce31" office:value-type="string" calcext:value-type="string">
            <text:p>Conclui o desenvolvimento do sistema, sem apresentar teste.</text:p>
          </table:table-cell>
          <table:table-cell table:style-name="ce37" table:content-validation-name="val2" office:value-type="string" calcext:value-type="string">
            <text:p>Extraído</text:p>
          </table:table-cell>
          <table:table-cell table:style-name="ce39" table:number-columns-repeated="996"/>
        </table:table-row>
        <table:table-row table:style-name="ro26">
          <table:table-cell table:style-name="ce2" office:value-type="string" calcext:value-type="string">
            <text:p>Direct</text:p>
          </table:table-cell>
          <table:table-cell table:style-name="ce13" office:value-type="string" calcext:value-type="string">
            <text:p>Cuan M. Harrington and Dara O. Kavanagh and John F. Quinlan and Donncha Ryan and Patrick Dicker and Dara O'Keeffe and Oscar Traynor and Sean Tierney</text:p>
          </table:table-cell>
          <table:table-cell table:style-name="ce13" office:value-type="string" calcext:value-type="string">
            <text:p>Development and evaluation of a trauma decision-making simulator in Oculus virtual reality</text:p>
          </table:table-cell>
          <table:table-cell table:style-name="ce13" office:value-type="string" calcext:value-type="string">
            <text:p>2017</text:p>
          </table:table-cell>
          <table:table-cell table:style-name="ce13" office:value-type="string" calcext:value-type="string">
            <text:p>Article</text:p>
          </table:table-cell>
          <table:table-cell table:style-name="ce21" office:value-type="string" calcext:value-type="string">
            <text:p>http://www.sciencedirect.com/science/article/pii/S0002961017300405</text:p>
          </table:table-cell>
          <table:table-cell table:style-name="ce22" table:content-validation-name="val1" office:value-type="string" calcext:value-type="string">
            <text:p>CI2, CI4.</text:p>
          </table:table-cell>
          <table:table-cell table:style-name="ce25" table:content-validation-name="val1" office:value-type="string" calcext:value-type="string">
            <text:p>Irlanda</text:p>
          </table:table-cell>
          <table:table-cell table:style-name="ce25" table:content-validation-name="val1" office:value-type="string" calcext:value-type="string">
            <text:p>Elsevier</text:p>
          </table:table-cell>
          <table:table-cell table:style-name="ce25" table:content-validation-name="val1" office:value-type="string" calcext:value-type="string">
            <text:p>The American Journal of Surgery xxx (2017) 1e6 Contents</text:p>
          </table:table-cell>
          <table:table-cell table:style-name="ce29" office:value-type="string" calcext:value-type="string">
            <text:p>Background: Consumer-available virtual-reality technology was launched in 2016 with strong founda- tions in the entertainment-industry. We developed an innovative medical-training simulator on the Oculus™ Gear-VR platform. This novel application was developed utilising internationally recognised Advanced Trauma Life Support (ATLS) principles, requiring decision-making skills for critically-injured virtual-patients. Methods: Participants were recruited in June, 2016 at a single-centre trauma-course (ATLS, Leinster, Ireland) and trialled the platform. Simulator performances were correlated with individual expertise and course-performance measures. A post-intervention questionnaire relating to validity-aspects was completed. Results: Eighteen(81.8%) eligible-candidates and eleven(84.6%) course-instructors voluntarily partici- pated. The survey-responders mean-age was 38.9(±11.0) years with 80.8% male predominance. The instructor-group caused significantly less fatal-errors (p &lt; 0.050) and proportions of incorrect-decisions (p &lt; 0.050). The VR-hardware and trauma-application's mean ratings were 5.09 and 5.04 out of 7 respectively. Participants reported it was an enjoyable method of learning (median-6.0), the learning platform of choice (median-5.0) and a cost-effective training tool (median-5.0). Conclusion: Our research has demonstrated evidence of validity-criteria for a concept application on virtual-reality headsets. We believe that virtual-reality technology is a viable platform for medical- simulation into the future.</text:p>
          </table:table-cell>
          <table:table-cell table:style-name="ce29" office:value-type="string" calcext:value-type="string">
            <text:p>Gear VR</text:p>
          </table:table-cell>
          <table:table-cell table:style-name="ce29" office:value-type="string" calcext:value-type="string">
            <text:p>Unity 3D.</text:p>
            <text:p>3SD-Max(autodesk).</text:p>
          </table:table-cell>
          <table:table-cell table:style-name="ce29" office:value-type="string" calcext:value-type="string">
            <text:p>Não</text:p>
          </table:table-cell>
          <table:table-cell table:style-name="ce29" office:value-type="string" calcext:value-type="string">
            <text:p>Interação por botões padrão touchpad do Gear VR.</text:p>
          </table:table-cell>
          <table:table-cell table:style-name="ce29" office:value-type="string" calcext:value-type="string">
            <text:p>Médica.</text:p>
            <text:p>The Advanced Trauma Life Support ATLS.</text:p>
          </table:table-cell>
          <table:table-cell table:style-name="ce29" office:value-type="string" calcext:value-type="string">
            <text:p>Avaliação empírica, não da muitos detalhes, mas ele avalia mais as funcionalidades do sistema, e não sua interação, não faz comparação com outros tipos de sistema sem ser RV.</text:p>
          </table:table-cell>
          <table:table-cell table:style-name="ce29" office:value-type="string" calcext:value-type="string">
            <text:p>No geral pelas pesquisas obteve um resultado bom, uma parte especifica da interação fala que fica a desejar uma interação natural.</text:p>
            <text:p/>
            <text:p>Várias áreas de melhoria foram indicadas a partir do feedback do inquérito. As respostas à imersão em áudio 3D e à interface touchpad foram relatadas de forma menos favorável (mediana 5.0) e podem destacar áreas para melhoria em futuras iterações da tecnologia. Isso, em combinação com a integração da representação / interatividade da mão dentro do espaço virtual, pode beneficiar a experiência geral, como sugerem 54% das respostas (mediana 5,0)</text:p>
            <text:p/>
            <text:p>-O Simulador de VR foi percebido como uma ferramenta de ensino e avaliação útil em vários campos. A maioria dos participantes sentiu que praticar e manter habilidades de gerenciamento de trauma em um simulador de VR era importante. Contudo, eles relataram que os simuladores de VR <text:span text:style-name="T9">inadequante</text:span> estavam atualmente disponíveis para uso.</text:p>
            <text:p/>
            <text:p>-Uma sensação de náusea tem sido relatada com experiências prévias de VR devido a incompatibilidades de estímulos entre os sentidos visuais e vestibulares.14 Esta pode ser uma resposta subjetiva ou ser especifica a uma dada experiência de realidade virtual. Esta aplicação médica tem em grande parte <text:span text:style-name="T9">interações</text:span> estacionárias e, portanto, níveis de náuseas foram relatados como baixa (mediana 2,0 de 7). Devido à natureza plácida das interações médicas, não existem razões pelas quais futuras simulações estariam associadas a náuseas significativas relacionadas à VR.</text:p>
            <text:p/>
            <text:p/>
          </table:table-cell>
          <table:table-cell table:style-name="ce37" table:content-validation-name="val2" office:value-type="string" calcext:value-type="string">
            <text:p>Extraído</text:p>
          </table:table-cell>
          <table:table-cell table:style-name="ce39" table:number-columns-repeated="996"/>
        </table:table-row>
        <table:table-row table:style-name="ro5">
          <table:table-cell table:style-name="ce3" office:value-type="string" calcext:value-type="string">
            <text:p>Direct</text:p>
          </table:table-cell>
          <table:table-cell table:style-name="ce14" office:value-type="string" calcext:value-type="string">
            <text:p>Zhihan Lv and Xiaoming Li and Wenbin Li</text:p>
          </table:table-cell>
          <table:table-cell table:style-name="ce14" office:value-type="string" calcext:value-type="string">
            <text:p>Virtual Reality Geographical Interactive Scene Semantics Research for Immersive Geography Learning</text:p>
          </table:table-cell>
          <table:table-cell table:style-name="ce14" office:value-type="string" calcext:value-type="string">
            <text:p>2017</text:p>
          </table:table-cell>
          <table:table-cell table:style-name="ce14" office:value-type="string" calcext:value-type="string">
            <text:p>Article</text:p>
          </table:table-cell>
          <table:table-cell table:style-name="ce19" office:value-type="string" calcext:value-type="string">
            <text:p>http://www.sciencedirect.com/science/article/pii/S0925231217304046</text:p>
          </table:table-cell>
          <table:table-cell table:style-name="ce23" table:content-validation-name="val1" office:value-type="string" calcext:value-type="string">
            <text:p>CI4.</text:p>
          </table:table-cell>
          <table:table-cell table:style-name="ce26" table:content-validation-name="val1" office:value-type="string" calcext:value-type="string">
            <text:p>China</text:p>
            <text:p>Reino Unido</text:p>
          </table:table-cell>
          <table:table-cell table:style-name="ce26" table:content-validation-name="val1" office:value-type="string" calcext:value-type="string">
            <text:p>Elsevier</text:p>
          </table:table-cell>
          <table:table-cell table:style-name="ce26" table:content-validation-name="val1" office:value-type="string" calcext:value-type="string">
            <text:p>Neurocomputing</text:p>
          </table:table-cell>
          <table:table-cell table:style-name="ce31" office:value-type="string" calcext:value-type="string">
            <text:p>A virtual reality based immersive glasses technology for obtaining primary geography learning has been proposed, synthesizing a number of latest information technologies simultaneously, including HCI, namely multimodal human-computer-interaction, GIS, 3D geographical information system and VR, virtual reality. By the virtual reality glasses, a geographical software can provide an immersive environment of geographic structure. The major functions of the software part this system are consisted of 3D space intersection detection, 3D topology analysis, Space convex decomposition, Space convex hull calculation, overlay analysis and buffer analysis. The multimodal technologies have been adopted by the system to promote users’ perceptions.</text:p>
          </table:table-cell>
          <table:table-cell table:style-name="ce31" office:value-type="string" calcext:value-type="string">
            <text:p>Cardboard</text:p>
          </table:table-cell>
          <table:table-cell table:style-name="ce31" office:value-type="string" calcext:value-type="string">
            <text:p>Não fala</text:p>
          </table:table-cell>
          <table:table-cell table:style-name="ce31" office:value-type="string" calcext:value-type="string">
            <text:p>não fala</text:p>
          </table:table-cell>
          <table:table-cell table:style-name="ce31" office:value-type="string" calcext:value-type="string">
            <text:p>Não fala em detalhes, somente comenta que é usando o clique da tela e movimentação natural do corpo.</text:p>
          </table:table-cell>
          <table:table-cell table:style-name="ce31" office:value-type="string" calcext:value-type="string">
            <text:p>Geografia</text:p>
          </table:table-cell>
          <table:table-cell table:style-name="ce31" office:value-type="string" calcext:value-type="string">
            <text:p>Não fala</text:p>
          </table:table-cell>
          <table:table-cell table:style-name="ce31" office:value-type="string" calcext:value-type="string">
            <text:p>A realidade virtual representa ser uma tecnologia capaz e promissora para representar os grandes dados geográficos. </text:p>
          </table:table-cell>
          <table:table-cell table:style-name="ce37" table:content-validation-name="val2" office:value-type="string" calcext:value-type="string">
            <text:p>Extraído</text:p>
          </table:table-cell>
          <table:table-cell table:style-name="ce39" table:number-columns-repeated="996"/>
        </table:table-row>
        <table:table-row table:style-name="ro5">
          <table:table-cell table:style-name="ce9" office:value-type="string" calcext:value-type="string">
            <text:p><text:s/>SVR</text:p>
          </table:table-cell>
          <table:table-cell table:style-name="ce15" office:value-type="string" calcext:value-type="string">
            <text:p>T. Mota and M. Mello and L. Nedel and A. Maciel and F. Faria</text:p>
          </table:table-cell>
          <table:table-cell table:style-name="ce15" office:value-type="string" calcext:value-type="string">
            <text:p>Mobile Simulator for Risk Analysis</text:p>
          </table:table-cell>
          <table:table-cell table:style-name="ce15" office:value-type="float" office:value="2015" calcext:value-type="float">
            <text:p>2015</text:p>
          </table:table-cell>
          <table:table-cell table:style-name="ce15" office:value-type="string" calcext:value-type="string">
            <text:p>Article</text:p>
          </table:table-cell>
          <table:table-cell table:style-name="ce20" office:value-type="string" calcext:value-type="string">
            <text:p>http://ieeexplore.ieee.org/document/7300736/</text:p>
          </table:table-cell>
          <table:table-cell table:style-name="ce24" table:content-validation-name="val1" office:value-type="string" calcext:value-type="string">
            <text:p>CI2.</text:p>
          </table:table-cell>
          <table:table-cell table:style-name="ce27" table:content-validation-name="val1" office:value-type="string" calcext:value-type="string">
            <text:p>Brasil</text:p>
          </table:table-cell>
          <table:table-cell table:style-name="ce27" table:content-validation-name="val1" office:value-type="string" calcext:value-type="string">
            <text:p>IEEE</text:p>
          </table:table-cell>
          <table:table-cell table:style-name="ce27" table:content-validation-name="val1" office:value-type="string" calcext:value-type="string">
            <text:p>Virtual and Augmented Reality (SVR), 2015 XVII Symposium on</text:p>
          </table:table-cell>
          <table:table-cell table:style-name="ce29" office:value-type="string" calcext:value-type="string">
            <text:p>The use of immersive Virtual Reality applications for training in industrial areas has been increasing due to the benefits related to that technology. This paper presents an application to perform training of power system operators in a collaborative and immersive environment. This application aims to enhance the user immersion and increase collaborative training in a Virtual Reality using Collaborative Virtual Environment and a Problem Based Learning approach. It was build in Unity engine and presents a fully integrated scenario of power system visualization with a supervisor module that improves training through the simulation of real events.</text:p>
          </table:table-cell>
          <table:table-cell table:style-name="ce29" office:value-type="string" calcext:value-type="string">
            <text:p>Cardboard</text:p>
          </table:table-cell>
          <table:table-cell table:style-name="ce29" office:value-type="string" calcext:value-type="string">
            <text:p>Unity 3D.</text:p>
          </table:table-cell>
          <table:table-cell table:style-name="ce29" office:value-type="string" calcext:value-type="string">
            <text:p>Gamepad</text:p>
          </table:table-cell>
          <table:table-cell table:style-name="ce29" office:value-type="string" calcext:value-type="string">
            <text:p>Interação com gamepad com movimentação no sentido da visão. Não entra muito em detalhes.</text:p>
          </table:table-cell>
          <table:table-cell table:style-name="ce29" office:value-type="string" calcext:value-type="string">
            <text:p>Análise de ambiente de risco</text:p>
          </table:table-cell>
          <table:table-cell table:style-name="ce29" office:value-type="string" calcext:value-type="string">
            <text:p>Avaliação empírica com questionários.</text:p>
          </table:table-cell>
          <table:table-cell table:style-name="ce29" office:value-type="string" calcext:value-type="string">
            <text:p>Não entendi a conclusão parece que não conclui nada. Um trecho:</text:p>
            <text:p>- Este artigo apresenta o desenvolvimento de um simulador de VR baseado em smartphone para análise de percepção de risco. Com-paring com soluções comercialmente disponíveis, nossa solução é mais simples, menos caro e extremamente portátil. Também é mais leve e permite uma maior mobilidade, uma vez que é independente de um computador desktop, livre de fios e cabos que restringem o movimento do usuário.</text:p>
          </table:table-cell>
          <table:table-cell table:style-name="ce37" table:content-validation-name="val2" office:value-type="string" calcext:value-type="string">
            <text:p>Extraído</text:p>
          </table:table-cell>
          <table:table-cell table:style-name="ce39" table:number-columns-repeated="996"/>
        </table:table-row>
        <table:table-row table:style-name="ro5">
          <table:table-cell table:style-name="ce3" office:value-type="string" calcext:value-type="string">
            <text:p><text:s/>SVR</text:p>
          </table:table-cell>
          <table:table-cell table:style-name="ce14" office:value-type="string" calcext:value-type="string">
            <text:p>C. Cordeiro and J. Paludo and E. Tanaka and L. Domingues and E. Gadbem and A. Euflausino</text:p>
          </table:table-cell>
          <table:table-cell table:style-name="ce14" office:value-type="string" calcext:value-type="string">
            <text:p>Development of Immersive Virtual Reality Environment to Train Electricians to Work on Substations</text:p>
          </table:table-cell>
          <table:table-cell table:style-name="ce14" office:value-type="float" office:value="2015" calcext:value-type="float">
            <text:p>2015</text:p>
          </table:table-cell>
          <table:table-cell table:style-name="ce14" office:value-type="string" calcext:value-type="string">
            <text:p>Article</text:p>
          </table:table-cell>
          <table:table-cell table:style-name="ce19" office:value-type="string" calcext:value-type="string">
            <text:p>http://ieeexplore.ieee.org/document/7300740/</text:p>
          </table:table-cell>
          <table:table-cell table:style-name="ce23" table:content-validation-name="val1" office:value-type="string" calcext:value-type="string">
            <text:p>CI2.</text:p>
          </table:table-cell>
          <table:table-cell table:style-name="ce26" table:content-validation-name="val1" office:value-type="string" calcext:value-type="string">
            <text:p>Brasil</text:p>
          </table:table-cell>
          <table:table-cell table:style-name="ce26" table:content-validation-name="val1" office:value-type="string" calcext:value-type="string">
            <text:p>IEEE</text:p>
          </table:table-cell>
          <table:table-cell table:style-name="ce28" table:content-validation-name="val1" office:value-type="string" calcext:value-type="string">
            <text:p>Virtual and Augmented Reality (SVR), 2015 XVII Symposium on</text:p>
          </table:table-cell>
          <table:table-cell table:style-name="ce31" office:value-type="string" calcext:value-type="string">
            <text:p>In some situations, electricians are responsible to find and, if it is possible, repair technical problems inside a distribution substation area. For them to be prepared when the call occurs, these professionals must have an effective training, as mistakes can cause electrical grid problems and even put their lives at risk. Thus, this paper presents the development of a training methodology based in an immersive virtual reality environment. 3D models represent the equipment and substation area whereas the substation's operation is implemented by discrete event simulation. Additionally, a Head-Mounted Display device is employed to enhance the immersive experience. This virtual environment acts as a real electrical substation and enables electricians to practice maintenance and emergency manoeuvres with safety.</text:p>
          </table:table-cell>
          <table:table-cell table:style-name="ce31" office:value-type="string" calcext:value-type="string">
            <text:p>Não fala</text:p>
          </table:table-cell>
          <table:table-cell table:style-name="ce31" office:value-type="string" calcext:value-type="string">
            <text:p>Unreal Engine 4  (UE4)</text:p>
            <text:p>3D Studio Max  </text:p>
            <text:p>Blender</text:p>
          </table:table-cell>
          <table:table-cell table:style-name="ce31" office:value-type="string" calcext:value-type="string">
            <text:p>Joystick</text:p>
            <text:p>Teclado e mouse</text:p>
          </table:table-cell>
          <table:table-cell table:style-name="ce31" office:value-type="string" calcext:value-type="string">
            <text:p>A interação é feita com joystick, <text:span text:style-name="T9">porém</text:span> ele comenta que não foi uma boa escolha, pois como o HMD tampa a visão do mundo real, os usuários não acostumados com este tipo de controle não conseguiram acertar os botões com facilidade, já no desktop foi <text:span text:style-name="T9">utilizado</text:span> teclado e mouse normalmente.</text:p>
            <text:p>- A proposta futura e explorer a interação com movimentação natural,  como Kinect e Leap Motion.</text:p>
          </table:table-cell>
          <table:table-cell table:style-name="ce31" office:value-type="string" calcext:value-type="string">
            <text:p>Manuseio de subestação elétrica.</text:p>
          </table:table-cell>
          <table:table-cell table:style-name="ce31" office:value-type="string" calcext:value-type="string">
            <text:p>Sim, Empíricos, pórem não da detalhes.</text:p>
          </table:table-cell>
          <table:table-cell table:style-name="ce31" office:value-type="string" calcext:value-type="string">
            <text:p>O artigo em questão apresentou um ambiente de RV em desenvolvimento que visa auxiliar na capacitação de eletricistas para a atuação em subestações. Por se tratar de um contexto no qual erros podem ser fatais e gerar prejuízos de alta magnitude, a adoção da RV se justifica e se adéqua muito bem. A exploração da subestação com um HMD foi positivamente avaliada pelos técnicos da concessionária de energia, que afirmaram que “se sentiam dentro de uma subestação real”. Ainda assim, há a necessidade de se aprimorar a interação do usuário com o ambiente imersivo adotando-se interfaces baseadas em gestos, por exemplo. Como trabalhos futuros, além das melhorias na interação do usuário, haverá a implementação de mais manobras básicas e de emergência da subestação, oferecendo um amplo leque de opções de treinamento, e o sensoriamento biométrico do usuário para identificar o nível de estresse ao realizar as manobras. Com isto, espera-se ter um ambiente de RV que efetivamente melhore a formação dos eletricistas habilitados em subestação.</text:p>
          </table:table-cell>
          <table:table-cell table:style-name="ce37" table:content-validation-name="val2" office:value-type="string" calcext:value-type="string">
            <text:p>Extraído</text:p>
          </table:table-cell>
          <table:table-cell table:style-name="ce39" table:number-columns-repeated="996"/>
        </table:table-row>
        <table:table-row table:style-name="ro5">
          <table:table-cell table:style-name="ce4" office:value-type="string" calcext:value-type="string">
            <text:p><text:s/>SVR</text:p>
          </table:table-cell>
          <table:table-cell table:style-name="ce15" office:value-type="string" calcext:value-type="string">
            <text:p>P. R. J. d. Reis and C. E. F. Matos and P. S. Diniz and D. M. Silva and W. Dantas and G. Braz and A. C. d. Paiva and A. S. Araújo</text:p>
          </table:table-cell>
          <table:table-cell table:style-name="ce15" office:value-type="string" calcext:value-type="string">
            <text:p>An Immersive Virtual Reality Application for Collaborative Training of Power Systems Operators</text:p>
          </table:table-cell>
          <table:table-cell table:style-name="ce15" office:value-type="float" office:value="2015" calcext:value-type="float">
            <text:p>2015</text:p>
          </table:table-cell>
          <table:table-cell table:style-name="ce15" office:value-type="string" calcext:value-type="string">
            <text:p>Article</text:p>
          </table:table-cell>
          <table:table-cell table:style-name="ce20" office:value-type="string" calcext:value-type="string">
            <text:p><text:a xlink:href="http://ieeexplore.ieee.org/document/7300736/" xlink:type="simple">http://ieeexplore.ieee.org/document/7300736/</text:a></text:p>
          </table:table-cell>
          <table:table-cell table:style-name="ce24" table:content-validation-name="val1" office:value-type="string" calcext:value-type="string">
            <text:p>CI2, CI3.</text:p>
          </table:table-cell>
          <table:table-cell table:style-name="ce27" table:content-validation-name="val1" office:value-type="string" calcext:value-type="string">
            <text:p>Brasil</text:p>
          </table:table-cell>
          <table:table-cell table:style-name="ce27" table:content-validation-name="val1" office:value-type="string" calcext:value-type="string">
            <text:p>IEEE</text:p>
          </table:table-cell>
          <table:table-cell table:style-name="ce27" table:content-validation-name="val1" office:value-type="string" calcext:value-type="string">
            <text:p><text:s/>Virtual and Augmented Reality (SVR), 2014 XVI Symposium on</text:p>
          </table:table-cell>
          <table:table-cell table:style-name="ce29" office:value-type="string" calcext:value-type="string">
            <text:p>The occurrence of accidents in the workplace generates huge losses related to the human safety and the financial costs involved. Thus, large companies have been investing in the development of tools that help both the risk perception and training of workers in their basic tasks. This paper presents the development of an immersive simulator and its application for risk analysis. The unique feature of our simulator is that it runs on a regular smartphone coupled to a physical plug-in designed to allow immersive stereo viewing. The system usability was tested with user experiments, being well received. This design provides low cost and excellent scalability as it is based on self owned devices and off-the-shelf add-ons.</text:p>
          </table:table-cell>
          <table:table-cell table:style-name="ce29" office:value-type="string" calcext:value-type="string">
            <text:p>Oculus Rift</text:p>
          </table:table-cell>
          <table:table-cell table:style-name="ce29" office:value-type="string" calcext:value-type="string">
            <text:p>Unity 3D.</text:p>
          </table:table-cell>
          <table:table-cell table:style-name="ce29" office:value-type="string" calcext:value-type="string">
            <text:p>Mouse 3D “SpaceNavigator”</text:p>
            <text:p>Fone de ouvido 3D.</text:p>
            <text:p>Teclado e mouse</text:p>
          </table:table-cell>
          <table:table-cell table:style-name="ce29" office:value-type="string" calcext:value-type="string">
            <text:p/>
            <text:p>A interação e feita pelo mouse 3D ou pode teclado e mouse convencionais, uma observação e que no artigo não fala como se utiliza o mouse, ou seja, se tem o controle de 6Dof nos objetos virtuais do simulador. Apenas cita esse trecho:</text:p>
            <text:p/>
            <text:p>- Para   realizar   a   ação   o   operador   <text:span text:style-name="T9">mantêm</text:span>   pressionado o  <text:span text:style-name="T9">botão</text:span>  de  <text:span text:style-name="T9">interação</text:span>  no  mouse  3D  por  três  segundos como   forma   de   confirmar   sua   <text:span text:style-name="T9">intenção</text:span>   em   realizar a <text:span text:style-name="T9">ação.</text:span> </text:p>
          </table:table-cell>
          <table:table-cell table:style-name="ce29" office:value-type="string" calcext:value-type="string">
            <text:p>Manuseio de subestação elétrica.</text:p>
          </table:table-cell>
          <table:table-cell table:style-name="ce29" office:value-type="string" calcext:value-type="string">
            <text:p>Não fala, mas da a entender que é empíricos.</text:p>
          </table:table-cell>
          <table:table-cell table:style-name="ce29" office:value-type="string" calcext:value-type="string">
            <text:p>Em  testes  preliminares  com  instrutores  de  treinamento da CHESF, foi observado que a implementação o imersiva e colaborativa do AGITO traz vantagens para o treinamento, podendo  ser  usada  durante  as  simulações  de  eventos  na operação de subestações de energia.</text:p>
            <text:p/>
            <text:p>Outra  funcionalidade  a  ser  adicionada  como  trabalho futuro ́e  a  <text:span text:style-name="T9">interação</text:span> ̧ ̃ao  com  gestos  naturais.  Essa  <text:span text:style-name="T9">interação</text:span> ̧ ̃ ao captura   movimentos   realizados   pelas   mãos   e   <text:span text:style-name="T9">braco</text:span>  ̧os e  interpreta  como  gestos  que  fazem  parte  de  alguma ação <text:span text:style-name="T9"> da  interface  na  forma  de  interação natural.</text:span>  Esse mecanismo  de  <text:span text:style-name="T9">interação</text:span> ̧ ̃ ao  pode  ser  amplamente  utilizado na  <text:span text:style-name="T9">manutenção</text:span> ̧ ̃ ao  de  equipamentos,  simulando  a  atividade real desempenhada pelo operador em campo.</text:p>
          </table:table-cell>
          <table:table-cell table:style-name="ce37" table:content-validation-name="val2" office:value-type="string" calcext:value-type="string">
            <text:p>Extraído</text:p>
          </table:table-cell>
          <table:table-cell table:style-name="ce39" table:number-columns-repeated="996"/>
        </table:table-row>
        <table:table-row table:style-name="ro5">
          <table:table-cell table:style-name="ce10" office:value-type="string" calcext:value-type="string">
            <text:p><text:s/>SBIE</text:p>
          </table:table-cell>
          <table:table-cell table:style-name="ce14" office:value-type="string" calcext:value-type="string">
            <text:p>Romero Tori, Gustavo Ziyu Wang1, Lucas Henna Sallaberry1, Allan Amaral Tori, Elen Collac¸o de Oliveira, Maria Ap. de A. M. Machado</text:p>
          </table:table-cell>
          <table:table-cell table:style-name="ce14" office:value-type="string" calcext:value-type="string">
            <text:p>Treinamento Odontológico Imersivo por meio de Realidade Virtual</text:p>
          </table:table-cell>
          <table:table-cell table:style-name="ce14" office:value-type="float" office:value="2016" calcext:value-type="float">
            <text:p>2016</text:p>
          </table:table-cell>
          <table:table-cell table:style-name="ce14" office:value-type="string" calcext:value-type="string">
            <text:p>Article</text:p>
          </table:table-cell>
          <table:table-cell table:style-name="ce19" office:value-type="string" calcext:value-type="string">
            <text:p>http://www.br-ie.org/pub/index.php/sbie/article/view/6721/4608</text:p>
          </table:table-cell>
          <table:table-cell table:style-name="ce23" table:content-validation-name="val1" office:value-type="string" calcext:value-type="string">
            <text:p>CI2, CI3.</text:p>
          </table:table-cell>
          <table:table-cell table:style-name="ce26" table:content-validation-name="val1" office:value-type="string" calcext:value-type="string">
            <text:p>Brasil</text:p>
          </table:table-cell>
          <table:table-cell table:style-name="ce26" table:content-validation-name="val1" office:value-type="string" calcext:value-type="string">
            <text:p>SBIE</text:p>
          </table:table-cell>
          <table:table-cell table:style-name="ce26" table:content-validation-name="val1" office:value-type="string" calcext:value-type="string">
            <text:p>Brazilian Symposium on Computers in Education (Simpósio Brasileiro de Informática na Educação - SBIE) </text:p>
          </table:table-cell>
          <table:table-cell table:style-name="ce31" office:value-type="string" calcext:value-type="string">
            <text:p>O treinamento de procedimentos medicos invasivos na etapa pr ´ e-´</text:p>
            <text:p>cl´ınica e um grande desafio educacional. A abordagem tradicional, com ani- ´</text:p>
            <text:p>mais e cadaveres, apresenta problemas ´ eticos e pr ´ aticos. Uma soluc¸ ´ ao promis- ˜</text:p>
            <text:p>sora e a utilizac¸ ´ ao de realidade virtual (RV), que permite simulac¸ ˜ oes realistas ˜</text:p>
            <text:p>de baixo custo, repetibilidade e feedback em tempo real. Tal constatac¸ao mo- ˜</text:p>
            <text:p>tivou o desenvolvimento do ambiente VIDA Odonto, o qual utiliza tecnologias</text:p>
            <text:p>avanc¸adas de RV, modelagem realista do paciente e interac¸ao imersiva tridi- ˜</text:p>
            <text:p>mensional. O prototipo desenvolvido foi testado e avaliado por profissionais ´</text:p>
            <text:p>com experiencia na pr ˆ atica cl ´ ´ınica e principiantes, demonstrando a sua viabilidade</text:p>
            <text:p>de se tornar um recurso educacional relevante em cursos de odontologia.</text:p>
          </table:table-cell>
          <table:table-cell table:style-name="ce31" office:value-type="string" calcext:value-type="string">
            <text:p>Oculus Rift</text:p>
          </table:table-cell>
          <table:table-cell table:style-name="ce31" office:value-type="string" calcext:value-type="string">
            <text:p>Maya Autodesk</text:p>
            <text:p>Photoshop CS6.</text:p>
            <text:p>Unity 3D.</text:p>
          </table:table-cell>
          <table:table-cell table:style-name="ce31" office:value-type="string" calcext:value-type="string">
            <text:p>Leap Motion</text:p>
          </table:table-cell>
          <table:table-cell table:style-name="ce31" office:value-type="string" calcext:value-type="string">
            <text:p>O sistema conta com Navegação (porém não fala qual tipo) e manipulação natural, utilizando o leap motion como detecção de objetos, o usuário manuseia um objeto cilíndrico que movimenta uma seringa de anestesia no MV.</text:p>
            <text:p>Se não me engano no texto fala que pretende implementar interação háptica também.</text:p>
          </table:table-cell>
          <table:table-cell table:style-name="ce31" office:value-type="string" calcext:value-type="string">
            <text:p>Odontologia</text:p>
          </table:table-cell>
          <table:table-cell table:style-name="ce31" office:value-type="string" calcext:value-type="string">
            <text:p>Avaliação empírica com 14 participantes, 5 especialistas e 9 não especialistas. 11 dos participantes obtiveram um melhor desempenho no sistema usando o HMD.</text:p>
            <text:p/>
            <text:p>- Após a avaliação foram aplicados questionários com as seguintes perguntas:</text:p>
            <text:p>1 ) Apresente as dificuldades e problemas encontrados</text:p>
            <text:p>2) Apresente os pontos fortes do sistema</text:p>
            <text:p>3) Sugestões</text:p>
            <text:p>4) Faça suas considerações gerais sobre o sistema.</text:p>
          </table:table-cell>
          <table:table-cell table:style-name="ce31" office:value-type="string" calcext:value-type="string">
            <text:p>Foi possível perceber uma dificuldade ao se utilizar o sensor leap Motions com um objeto <text:span text:style-name="T9">cilíndrico.</text:span></text:p>
            <text:p>- Os resultados deste experimento demonstraram a viabilidade de se utilizar tecnologias de realidade virtual para o treinamento de estudantes da ́ área de odontologia na etapa <text:span text:style-name="T9">pré-clínica.</text:span>  Observou-se que grande parte dos participantes comentaram ter a <text:span text:style-name="T9">sensação</text:span> ̧ ̃ ao de <text:span text:style-name="T9">imersão</text:span> ̃ao.  Esse ́e um poderoso indicativo para, em um pr ́ oximo experimento, analisar as quest ̃ oes de “presenc ̧a”do sistema, a fim de verificar o quanto o participante falha em perceber a mediac ̧ ̃ao da tecnologia utilizada durante o processo de <text:span text:style-name="T9">interação</text:span> ̧ ̃ ao</text:p>
          </table:table-cell>
          <table:table-cell table:style-name="ce37" table:content-validation-name="val2" office:value-type="string" calcext:value-type="string">
            <text:p>Extraído</text:p>
          </table:table-cell>
          <table:table-cell table:style-name="ce39" table:number-columns-repeated="996"/>
        </table:table-row>
        <table:table-row table:style-name="ro5">
          <table:table-cell table:style-name="ce4" office:value-type="string" calcext:value-type="string">
            <text:p><text:s/>SBIE</text:p>
          </table:table-cell>
          <table:table-cell table:style-name="ce15" office:value-type="string" calcext:value-type="string">
            <text:p>Paulo Muggler Moreira, Elen Collac¸o de Oliveira, Romero Tori</text:p>
          </table:table-cell>
          <table:table-cell table:style-name="ce15" office:value-type="string" calcext:value-type="string">
            <text:p>Impact of Immersive Technology Applied in Computer Graphics Learning</text:p>
          </table:table-cell>
          <table:table-cell table:style-name="ce15" office:value-type="float" office:value="2016" calcext:value-type="float">
            <text:p>2016</text:p>
          </table:table-cell>
          <table:table-cell table:style-name="ce15" office:value-type="string" calcext:value-type="string">
            <text:p>Article</text:p>
          </table:table-cell>
          <table:table-cell table:style-name="ce20" office:value-type="string" calcext:value-type="string">
            <text:p>http://www.br-ie.org/pub/index.php/sbie/article/view/6722/4609</text:p>
          </table:table-cell>
          <table:table-cell table:style-name="ce24" table:content-validation-name="val1" office:value-type="string" calcext:value-type="string">
            <text:p>CI4, CI5.</text:p>
          </table:table-cell>
          <table:table-cell table:style-name="ce27" table:content-validation-name="val1" office:value-type="string" calcext:value-type="string">
            <text:p>Brasil</text:p>
          </table:table-cell>
          <table:table-cell table:style-name="ce27" table:content-validation-name="val1" office:value-type="string" calcext:value-type="string">
            <text:p>SBIE</text:p>
          </table:table-cell>
          <table:table-cell table:style-name="ce27" table:content-validation-name="val1" office:value-type="string" calcext:value-type="string">
            <text:p>Brazilian Symposium on Computers in Education (Simpósio Brasileiro de Informática na Educação - SBIE) </text:p>
          </table:table-cell>
          <table:table-cell table:style-name="ce33" office:value-type="string" calcext:value-type="string">
            <text:p>In this paper we describe an application of immersive technology to a specific learning context. In this case, a Virtual Reality environment was created for the purpose of delivering lesson content in a Computer Graphics module for students of engineering and architecture courses. The virtual en- vironment was designed to demonstrate lighting model algorithms and aspects of 3D rendering techniques. An experiment was carried out in which students were divided into two groups that viewed the same lesson content: experimen- tal and control group. In this pilot study we describe the application in details and discuss preliminary results based on analysis of the participants perceptions collected through presence questionnaire. Our results revealed that the experi- mental group showed higher levels of presence and involvement compared with the control group.</text:p>
          </table:table-cell>
          <table:table-cell table:style-name="ce33" office:value-type="string" calcext:value-type="string">
            <text:p>Cardboad</text:p>
          </table:table-cell>
          <table:table-cell table:style-name="ce33" office:value-type="string" calcext:value-type="string">
            <text:p>Unity 3D.</text:p>
          </table:table-cell>
          <table:table-cell table:style-name="ce29" office:value-type="string" calcext:value-type="string">
            <text:p>Não</text:p>
          </table:table-cell>
          <table:table-cell table:style-name="ce33" office:value-type="string" calcext:value-type="string">
            <text:p>Interação com botão do Cardboard</text:p>
          </table:table-cell>
          <table:table-cell table:style-name="ce29" office:value-type="string" calcext:value-type="string">
            <text:p>Engenharia e Arquitetura</text:p>
          </table:table-cell>
          <table:table-cell table:style-name="ce29" office:value-type="string" calcext:value-type="string">
            <text:p>Avaliação empírica 12 participantes, com questionários em estilo Likert. Algumas questões são mostradas no artigo.</text:p>
          </table:table-cell>
          <table:table-cell table:style-name="ce29" office:value-type="string" calcext:value-type="string">
            <text:p>- Conclui-se que o Cardboard fornece uma bom sentimento de imersão, ao se comparado com sistemas comuns de desktop.</text:p>
          </table:table-cell>
          <table:table-cell table:style-name="ce37" table:content-validation-name="val2" office:value-type="string" calcext:value-type="string">
            <text:p>Extraído</text:p>
          </table:table-cell>
          <table:table-cell table:style-name="ce39" table:number-columns-repeated="996"/>
        </table:table-row>
        <table:table-row table:style-name="ro27">
          <table:table-cell table:style-name="ce11" office:value-type="string" calcext:value-type="string" table:number-columns-spanned="10" table:number-rows-spanned="1">
            <text:p>Artigos que não foram aceitos para o mapeamento:</text:p>
          </table:table-cell>
          <table:covered-table-cell table:number-columns-repeated="9"/>
          <table:table-cell table:number-columns-repeated="1005"/>
        </table:table-row>
        <table:table-row table:style-name="ro28">
          <table:table-cell table:style-name="ce4" office:value-type="string" calcext:value-type="string">
            <text:p>SCOPUS</text:p>
          </table:table-cell>
          <table:table-cell table:style-name="ce15" office:value-type="string" calcext:value-type="string">
            <text:p>Parmar D., Bertrand J., Babu S.V., Madathil K., Zelaya M., Wang T., Wagner J., Gramopadhye A.K., Frady K.</text:p>
          </table:table-cell>
          <table:table-cell table:style-name="ce15" office:value-type="string" calcext:value-type="string">
            <text:p>A comparative evaluation of viewing metaphors on psychophysical skills education in an interactive virtual environment</text:p>
          </table:table-cell>
          <table:table-cell table:style-name="ce15" office:value-type="float" office:value="2016" calcext:value-type="float">
            <text:p>2016</text:p>
          </table:table-cell>
          <table:table-cell table:style-name="ce15" office:value-type="string" calcext:value-type="string">
            <text:p>Article</text:p>
          </table:table-cell>
          <table:table-cell table:style-name="ce20" office:value-type="string" calcext:value-type="string">
            <text:p>https://www.scopus.com/inward/record.uri?eid=2-s2.0-84968615896&amp;doi=10.1007%2fs10055-016-0287-7&amp;partnerID=40&amp;md5=47cbe7a3220c952ca5a9cf9edaa08990</text:p>
          </table:table-cell>
          <table:table-cell table:style-name="ce24" table:content-validation-name="val1" office:value-type="string" calcext:value-type="string">
            <text:p>CI5</text:p>
          </table:table-cell>
          <table:table-cell table:style-name="ce27" table:content-validation-name="val1" office:value-type="string" calcext:value-type="string">
            <text:p>USA</text:p>
          </table:table-cell>
          <table:table-cell table:style-name="ce27" table:content-validation-name="val1" office:value-type="string" calcext:value-type="string">
            <text:p>Springer</text:p>
          </table:table-cell>
          <table:table-cell table:style-name="ce27" table:content-validation-name="val1" office:value-type="string" calcext:value-type="string">
            <text:p>Springer-Verlag London Ltd</text:p>
          </table:table-cell>
          <table:table-cell table:style-name="ce34" office:value-type="string" calcext:value-type="string">
            <text:p>In an empirical evaluation, we examined the effect of viewing condition on psychophysical skills education in an interactive 3D simulation to train users in electrical circuitry. We compared an immersive head-mounted display (HMD)-based viewing metaphor versus a limited, desktop-based virtual reality (DVR) viewing metaphor with interaction using a spatial user interface. Psychophysical skills education involves the association of cognitive functions with motor functions to make the task autonomous with repeated practice. In electrical circuitry, this is demonstrated by the fine movements involved in handling and manipulating components on the electrical circuit, particularly while measuring electrical parameters. We created an interactive circuitry simulation (IBAS) where participants could learn about electrical measurement instruments such as the ammeter, voltmeter and multimeter, in a simulated breadboard VR system. Twenty-four participants utilized the simulation (12 in each condition), and the quantitative and qualitative aspects of psychophysical skills education with respect to the viewing metaphor were examined. Each viewing condition in IBAS was head-tracked and non-stereoscopic. Perspective correction was coupled with head-tracking in the DVR condition. The key quantitative measures were cognitive questionnaires addressing different levels of Bloom’s cognitive taxonomy and a real-world psychophysical task addressing various levels of Dave’s psychomotor taxonomy. The qualitative measures were the Witmer–Singer sense of presence questionnaire and self-report. Results suggest that there was a significant increase in cognition post-experiment in both DVR and HMD viewing conditions in levels of knowledge, application, analysis and evaluation. Results also revealed a significant learning benefit with respect to the higher level concepts pertaining to evaluation in the HMD condition as compared to DVR. Participants seem to have enjoyed a greater level of affordance in task performance and spent a larger amount of time to complete the simulated exercises as well as manually maneuvered to further distances in the HMD viewing condition as compared to DVR viewing.</text:p>
          </table:table-cell>
          <table:table-cell table:style-name="ce29" office:value-type="string" calcext:value-type="string">
            <text:p>Não fala</text:p>
          </table:table-cell>
          <table:table-cell table:style-name="ce29" office:value-type="string" calcext:value-type="string">
            <text:p>Unity 3D.</text:p>
            <text:p>Simulador</text:p>
          </table:table-cell>
          <table:table-cell table:style-name="ce29" office:value-type="string" calcext:value-type="string">
            <text:p>- Razer Hydra controller</text:p>
            <text:p/>
            <text:p>- InterSense IS-1200 VisTracker system</text:p>
          </table:table-cell>
          <table:table-cell table:style-name="ce29" office:value-type="string" calcext:value-type="string">
            <text:p>Manipulação e Seleção natural (Com movimentação 6DOF das duas mãos por controles físicos).</text:p>
            <text:p/>
            <text:p>- O simulador conta com duas esferas azul e vermelha representando as mãos esquerda e direita respectivamente.</text:p>
            <text:p/>
            <text:p>- O feedback de seleção se da quando uma esfera se colide com um objeto virtual ela muda de cor, <text:span text:style-name="T9">pressionando</text:span> botões pode se pegar, mexer as mãos para movimentar e pressionar novamente para soltar.</text:p>
          </table:table-cell>
          <table:table-cell table:style-name="ce29" office:value-type="string" calcext:value-type="string">
            <text:p>Eletricidade</text:p>
          </table:table-cell>
          <table:table-cell table:style-name="ce29" office:value-type="string" calcext:value-type="string">
            <text:p>- Empirica</text:p>
            <text:p/>
            <text:p>O experiemento envolveu 24 voluntarios, nenhum tinha experiência prévia com os instrumentos cobertos na simulação, porém todos realataram que a simulação era ume experiencia nova.</text:p>
            <text:p/>
            <text:p>- Um treinamento previo de como usar os controles foram eferecidos, moviementar objetos, translação e rotação.</text:p>
            <text:p/>
            <text:p>- Os participantes receberam instruções textuais e auditivas e feedback para ajudá-los a completar a tarefa. O feedback visual foi apresentado na forma de realces e mudanças de cor, e feedback auditivo na forma de sons de colisão.</text:p>
            <text:p/>
            <text:p/>
          </table:table-cell>
          <table:table-cell table:style-name="ce29"/>
          <table:table-cell table:style-name="ce37" table:content-validation-name="val2" office:value-type="string" calcext:value-type="string">
            <text:p>Não recomendado</text:p>
          </table:table-cell>
          <table:table-cell table:style-name="ce39" table:number-columns-repeated="996"/>
        </table:table-row>
        <table:table-row table:style-name="ro5">
          <table:table-cell table:style-name="ce3" office:value-type="string" calcext:value-type="string">
            <text:p>SCOPUS</text:p>
          </table:table-cell>
          <table:table-cell table:style-name="ce14" office:value-type="string" calcext:value-type="string">
            <text:p>Sun J., Zhang Q., Huang D., Zhang L.</text:p>
          </table:table-cell>
          <table:table-cell table:style-name="ce14" office:value-type="string" calcext:value-type="string">
            <text:p>A Novel Networked Marine Engine Simulator for Crew Operation Examination with Auto Evaluation Using Virtual Reality Technology</text:p>
          </table:table-cell>
          <table:table-cell table:style-name="ce14" office:value-type="float" office:value="2015" calcext:value-type="float">
            <text:p>2015</text:p>
          </table:table-cell>
          <table:table-cell table:style-name="ce14" office:value-type="string" calcext:value-type="string">
            <text:p>Conference Paper</text:p>
          </table:table-cell>
          <table:table-cell table:style-name="ce19" office:value-type="string" calcext:value-type="string">
            <text:p>https://www.scopus.com/inward/record.uri?eid=2-s2.0-84962194591&amp;doi=10.1109%2fICVRV.2014.61&amp;partnerID=40&amp;md5=7175d6c186eafbc1ccdbea7572adbee9</text:p>
          </table:table-cell>
          <table:table-cell table:style-name="ce23" table:content-validation-name="val1" office:value-type="string" calcext:value-type="string">
            <text:p>CI4.</text:p>
          </table:table-cell>
          <table:table-cell table:style-name="ce26" table:content-validation-name="val1" office:value-type="string" calcext:value-type="string">
            <text:p>China</text:p>
          </table:table-cell>
          <table:table-cell table:style-name="ce26" table:content-validation-name="val1" office:value-type="string" calcext:value-type="string">
            <text:p>IEEE</text:p>
          </table:table-cell>
          <table:table-cell table:style-name="ce26" table:content-validation-name="val1" office:value-type="string" calcext:value-type="string">
            <text:p>International Conference on Virtual Reality and Visualization, ICVRV 2014; Shenyang; China; 30 August 2014 through 31 August 2014; Category numberE5345; Code 118295</text:p>
          </table:table-cell>
          <table:table-cell table:style-name="ce31" office:value-type="string" calcext:value-type="string">
            <text:p>The purpose of this paper is to develop a novel marine engine simulator to make up the deficiency of the existing one in the aspects of crew's operation exam and auto evaluation at home and abroad. Unlike traditional products, this new type of marine engine simulator doesn't need any additional devices but a computer with virtual reality technology. The simulator mainly includes four parts, 3D marine engine simulation model, auto evaluation algorithm, question library and network communication platform. An operator can do scene roaming, human-computer interaction and operation examination just with keyboard, mouse or even Helmet Mounted Display (HMD) if economic conditions permitted. Besides virtual reality operation, auto evaluation is another attractive highlight. With the fuzzy evaluation algorithm proposed in this paper, a reasonable score can be given automatically according to the operations done by crew at the end of the examination. Further more, a number of simulators as examination terminals are networked by communicating with the examination center, forming a crew examination and evaluation network platform, being a powerful tool in crew training, examination and evaluation. </text:p>
          </table:table-cell>
          <table:table-cell table:style-name="ce31" office:value-type="string" calcext:value-type="string">
            <text:p>Não fala</text:p>
          </table:table-cell>
          <table:table-cell table:style-name="ce31" office:value-type="string" calcext:value-type="string">
            <text:p>- 3D MAX Autodesk</text:p>
          </table:table-cell>
          <table:table-cell table:number-columns-repeated="2" table:style-name="ce31" office:value-type="string" calcext:value-type="string">
            <text:p>Não fala</text:p>
          </table:table-cell>
          <table:table-cell table:style-name="ce31" office:value-type="string" calcext:value-type="string">
            <text:p>Mecânica</text:p>
          </table:table-cell>
          <table:table-cell table:style-name="ce31" office:value-type="string" calcext:value-type="string">
            <text:p>Não fala</text:p>
          </table:table-cell>
          <table:table-cell table:style-name="ce31" office:value-type="string" calcext:value-type="string">
            <text:p>- A fim de proporcionar um ambiente quase real para o exame da operação da tripulação, este trabalho dedica-se à implementação de um simulador de motor marinho novo que é diferente do tradicional, especialmente nos aspectos de operação de realidade virtual e auto avaliação. As vantagens deste novo simulador de motores marinhos estão resumidas a seguir:</text:p>
            <text:p>- (1) Fácil instalação e manutenção, espaço de ocupação pequena, operação segura e sistema em rede. (2) interfaces de operação de visualização 3D. (3) Bastante variáveis para encontrar a exigência da examinação da operação. (4) Biblioteca de perguntas abrangente que pode ser atualizado e aprimorado pelo software question-maker. (5) A inicialização do sistema de simulação preparado para o início da operação para cada pergunta pode ser concluída instantaneamente após a pergunta ser escolhida para responder. (6) Auto avaliação após o exame de operação. (7) Controle remoto. (8) Atualizado convenientemente, e assim por diante. O novo simulador de motores marítimos em rede é uma grande inovação nos campos marítimos, que não só tem implicações teóricas e pedagógicas, mas também tem um elevado valor de aplicação prática e de popularização do mercado.</text:p>
          </table:table-cell>
          <table:table-cell table:style-name="ce37" table:content-validation-name="val2" office:value-type="string" calcext:value-type="string">
            <text:p>Não recomendado</text:p>
          </table:table-cell>
          <table:table-cell table:style-name="ce39" table:number-columns-repeated="996"/>
        </table:table-row>
        <table:table-row table:style-name="ro5">
          <table:table-cell table:style-name="ce12" office:value-type="string" calcext:value-type="string">
            <text:p>SCOPUS</text:p>
          </table:table-cell>
          <table:table-cell table:style-name="ce13" office:value-type="string" calcext:value-type="string">
            <text:p>Moreland J., Zaraliakos J.E., Campbell W., Nakayama S., Zhang J., Arteaga N., Zhou C.Q.</text:p>
          </table:table-cell>
          <table:table-cell table:style-name="ce13" office:value-type="string" calcext:value-type="string">
            <text:p>Interactive incident visualization for steel industry safety training</text:p>
          </table:table-cell>
          <table:table-cell table:style-name="ce13" office:value-type="float" office:value="2015" calcext:value-type="float">
            <text:p>2015</text:p>
          </table:table-cell>
          <table:table-cell table:style-name="ce13" office:value-type="string" calcext:value-type="string">
            <text:p>Conference Paper</text:p>
          </table:table-cell>
          <table:table-cell table:style-name="ce21" office:value-type="string" calcext:value-type="string">
            <text:p>https://www.scopus.com/inward/record.uri?eid=2-s2.0-84940403844&amp;partnerID=40&amp;md5=e9b96c800c8532a9bae8684a6ad985e1</text:p>
          </table:table-cell>
          <table:table-cell table:style-name="ce22" table:content-validation-name="val1" office:value-type="string" calcext:value-type="string">
            <text:p>CI4.</text:p>
          </table:table-cell>
          <table:table-cell table:style-name="ce25" table:content-validation-name="val1" office:value-type="string" calcext:value-type="string">
            <text:p>EUA</text:p>
          </table:table-cell>
          <table:table-cell table:style-name="ce25" table:content-validation-name="val1" office:value-type="string" calcext:value-type="string">
            <text:p>AIST</text:p>
          </table:table-cell>
          <table:table-cell table:style-name="ce25" table:content-validation-name="val1" office:value-type="string" calcext:value-type="string">
            <text:p>AISTech 2015 Iron and Steel Technology Conference and 7th International Conference on the Science and Technology of Ironmaking, ICSTI 2015; Cleveland Convention CenterCleveland; United States; 4 May 2015 through 7 May 2015; Code 113707</text:p>
          </table:table-cell>
          <table:table-cell table:style-name="ce29" office:value-type="string" calcext:value-type="string">
            <text:p>Hazard Control can be accomplished through various means, including eliminating the hazard from the environment, engineering control, warning devices, training, and PPE. Safety training has been shown to be most effective when it is engaging for trainees. This project explores the application of interactive 3D software to enhance safety training. 3d models are used to re-create a work environment and introduce hazards. The Unity 3D game engine is used to create an interactive experience, allowing trainees to control an avatar in the environment, recognize safety hazards, and learn about the actions that can be taken to prevent incidents from occurring. The resulting interactive 3D Environment can be used on PC, but can also leverage lowcost consumer virtual reality devices such as head mounted displays to provide an immersive training environment. The software was created through collaboration between Purdue University Calumet and Nucor Steel-Indiana. Development and initial results will be discussed. </text:p>
          </table:table-cell>
          <table:table-cell table:style-name="ce29" table:number-columns-repeated="7"/>
          <table:table-cell table:style-name="ce37" table:content-validation-name="val2" office:value-type="string" calcext:value-type="string">
            <text:p>Não recomendado</text:p>
          </table:table-cell>
          <table:table-cell table:style-name="ce39" table:number-columns-repeated="996"/>
        </table:table-row>
        <table:table-row table:style-name="ro5">
          <table:table-cell table:style-name="ce3" office:value-type="string" calcext:value-type="string">
            <text:p>SCOPUS</text:p>
          </table:table-cell>
          <table:table-cell table:style-name="ce14" office:value-type="string" calcext:value-type="string">
            <text:p>Li H., Giudice N.A.</text:p>
          </table:table-cell>
          <table:table-cell table:style-name="ce14" office:value-type="string" calcext:value-type="string">
            <text:p>The effects of immersion and body-based rotation on learning multi-level indoor virtual environments</text:p>
          </table:table-cell>
          <table:table-cell table:style-name="ce14" office:value-type="float" office:value="2013" calcext:value-type="float">
            <text:p>2013</text:p>
          </table:table-cell>
          <table:table-cell table:style-name="ce14" office:value-type="string" calcext:value-type="string">
            <text:p>Conference Paper</text:p>
          </table:table-cell>
          <table:table-cell table:style-name="ce19" office:value-type="string" calcext:value-type="string">
            <text:p>https://www.scopus.com/inward/record.uri?eid=2-s2.0-84898952975&amp;doi=10.1145%2f2533810.2533811&amp;partnerID=40&amp;md5=4088024a6fbae302306bc9b351a04df1</text:p>
          </table:table-cell>
          <table:table-cell table:style-name="ce23" table:content-validation-name="val1" office:value-type="string" calcext:value-type="string">
            <text:p>CI5.</text:p>
          </table:table-cell>
          <table:table-cell table:style-name="ce26" table:content-validation-name="val1" office:value-type="string" calcext:value-type="string">
            <text:p>EUA</text:p>
          </table:table-cell>
          <table:table-cell table:style-name="ce26" table:content-validation-name="val1" office:value-type="string" calcext:value-type="string">
            <text:p>ACM</text:p>
          </table:table-cell>
          <table:table-cell table:style-name="ce26" table:content-validation-name="val1" office:value-type="string" calcext:value-type="string">
            <text:p>5th ACM SIGSPATIAL International Workshop on Indoor Spatial Awareness, ISA 2013; Orlando, FL; United States; 5 November 2013 through 5 November 2013; Code 104610</text:p>
          </table:table-cell>
          <table:table-cell table:style-name="ce31" office:value-type="string" calcext:value-type="string">
            <text:p>5th ACM SIGSPATIAL International Workshop on Indoor Spatial Awareness, ISA 2013; Orlando, FL; United States; 5 November 2013 through 5 November 2013; Code 104610</text:p>
          </table:table-cell>
          <table:table-cell table:style-name="ce31" office:value-type="string" calcext:value-type="string">
            <text:p>zSight HMD</text:p>
          </table:table-cell>
          <table:table-cell table:style-name="ce31" office:value-type="string" calcext:value-type="string">
            <text:p>Unity 3D.</text:p>
            <text:p>AutoCad.</text:p>
          </table:table-cell>
          <table:table-cell table:style-name="ce31" office:value-type="string" calcext:value-type="string">
            <text:p>Joystick</text:p>
          </table:table-cell>
          <table:table-cell table:style-name="ce31" office:value-type="string" calcext:value-type="string">
            <text:p>- Um Logitech Extreme 3D Pro Joystick foi usado em todas as três condições para realizar traduções forward-back. Na condição de rotação de rotação imaginada, os participantes usam o joystick para fazer movimentos de translação e de rotação. Em todas as condições, os usuários sentaram em uma cadeira giratória com uma plataforma anexada (68 * 50 cm) para segurar o laptop usado nas duas condições de desktop.</text:p>
          </table:table-cell>
          <table:table-cell table:style-name="ce31" office:value-type="string" calcext:value-type="string">
            <text:p>Não fala</text:p>
          </table:table-cell>
          <table:table-cell table:style-name="ce31" office:value-type="string" calcext:value-type="string">
            <text:p>Empíricos com 12 participantes.</text:p>
          </table:table-cell>
          <table:table-cell table:style-name="ce31" office:value-type="string" calcext:value-type="string">
            <text:p>- Os resultados atuais fornecem evidências de que o VE de desktop é igualmente eficiente para suportar a navegação dos usuários em edifícios virtuais de vários níveis. Não foram encontradas diferenças significativas nas tarefas de apontar, navegação e navegação vertical entre os dois níveis de imersão VE (HMD vs. desktop)</text:p>
            <text:p/>
            <text:p>- Conclusão dele é muito grande, para entender deve-se ler todo o artigo, porém eu não recomendo, não gostei muito da pesquisa, acho que não tem relação com meu <text:span text:style-name="T9">trabalho</text:span>, o labisteca nem tem escada.</text:p>
            <text:p/>
            <text:p>- Este artigo deve ser rejeitado pois, não tem nada haver com educação.</text:p>
          </table:table-cell>
          <table:table-cell table:style-name="ce37" table:content-validation-name="val2" office:value-type="string" calcext:value-type="string">
            <text:p>Não recomendado</text:p>
          </table:table-cell>
          <table:table-cell table:style-name="ce39" table:number-columns-repeated="996"/>
        </table:table-row>
        <table:table-row table:style-name="ro5">
          <table:table-cell table:style-name="ce3" office:value-type="string" calcext:value-type="string">
            <text:p>SCOPUS</text:p>
          </table:table-cell>
          <table:table-cell table:style-name="ce14" office:value-type="string" calcext:value-type="string">
            <text:p>Mentzelopoulos M., Tarpini F., Emanuele A., Protopsaltis A.</text:p>
          </table:table-cell>
          <table:table-cell table:style-name="ce14" office:value-type="string" calcext:value-type="string">
            <text:p>Hardware interfaces for VR applications: Evaluation on prototypes</text:p>
          </table:table-cell>
          <table:table-cell table:style-name="ce14" office:value-type="float" office:value="2015" calcext:value-type="float">
            <text:p>2015</text:p>
          </table:table-cell>
          <table:table-cell table:style-name="ce14" office:value-type="string" calcext:value-type="string">
            <text:p>Conference Paper</text:p>
          </table:table-cell>
          <table:table-cell table:style-name="ce19" office:value-type="string" calcext:value-type="string">
            <text:p>https://www.scopus.com/inward/record.uri?eid=2-s2.0-84964226737&amp;doi=10.1109%2fCIT%2fIUCC%2fDASC%2fPICOM.2015.237&amp;partnerID=40&amp;md5=f7cac10662a7ef3c9e7ac5747b70ef14</text:p>
          </table:table-cell>
          <table:table-cell table:style-name="ce23" table:content-validation-name="val1" office:value-type="string" calcext:value-type="string">
            <text:p>CI5.</text:p>
            <text:p>Na verdade este critério não entra nesse artigo. Pois não é voltado para conteúdo educacional.</text:p>
            <text:p>Deveria ser <text:span text:style-name="T1">CE5</text:span></text:p>
          </table:table-cell>
          <table:table-cell table:style-name="ce26" table:content-validation-name="val1" office:value-type="string" calcext:value-type="string">
            <text:p>Alemanha</text:p>
            <text:p>Reino Unido</text:p>
          </table:table-cell>
          <table:table-cell table:style-name="ce26" table:content-validation-name="val1" office:value-type="string" calcext:value-type="string">
            <text:p>IEEE</text:p>
          </table:table-cell>
          <table:table-cell table:style-name="ce26" table:content-validation-name="val1" office:value-type="string" calcext:value-type="string">
            <text:p>     </text:p>
            <text:p/>
            <text:p>Proceedings - 15th IEEE International Conference on Computer and Information Technology, CIT 2015, 14th IEEE International Conference on Ubiquitous Computing and Communications, IUCC 2015, 13th IEEE International Conference on Dependable, Autonomic and Secure Computing, DASC 2015 and 13th IEEE International Conference on Pervasive Intelligence and Computing, PICom 2015</text:p>
            <text:p/>
          </table:table-cell>
          <table:table-cell table:style-name="ce31" office:value-type="string" calcext:value-type="string">
            <text:p>The advancement of recent developments over the VR with the expansion of new Head Mount Displays (H.M.D.) such as Oculus Rift and Morpheus have opened new challenges in the already active research filed of the industry of Human-Computer Interaction (HCI) by exploring new means of communication with the support of the new hardware devices adjustable to body movements and hand position. The paper explores the hardware interactivity and VR H.M.D's through two games designed to use the latest Oculus Rift SDK technology with alternative methods of hardware communication. A usability evaluation study was conducted with 18 participants and the results presented and discussed. </text:p>
          </table:table-cell>
          <table:table-cell table:style-name="ce31" office:value-type="string" calcext:value-type="string">
            <text:p>Oculus Rift</text:p>
          </table:table-cell>
          <table:table-cell table:style-name="ce31" office:value-type="string" calcext:value-type="string">
            <text:p>Unreal Engine 4</text:p>
          </table:table-cell>
          <table:table-cell table:style-name="ce31" office:value-type="string" calcext:value-type="string">
            <text:p>- Gamepad Xbox 1</text:p>
            <text:p>- Hydra Controllers</text:p>
          </table:table-cell>
          <table:table-cell table:style-name="ce31" office:value-type="string" calcext:value-type="string">
            <text:p>No Erebus utiliza por controle gamepad e no Dreams utiliza manipulação e seleção direta (mão virtual) com o Hydra.</text:p>
          </table:table-cell>
          <table:table-cell table:style-name="ce31" office:value-type="string" calcext:value-type="string">
            <text:p>- Nenhum.</text:p>
          </table:table-cell>
          <table:table-cell table:style-name="ce31" office:value-type="string" calcext:value-type="string">
            <text:p>Empírico: 18 estudantes universitários</text:p>
            <text:p>- foram aplicados testes de 20 minutos individualmente. Onde eles jogaram por 15 min e 5 min respondiam um questionario em “Likert Scale”</text:p>
            <text:p>- As questões estão na tabela 1.</text:p>
          </table:table-cell>
          <table:table-cell table:style-name="ce31" office:value-type="string" calcext:value-type="string">
            <text:p>- Os participantes acharam mais fácil usar o controle Xbox do que o Hyndra. E que o Dreams é mais divertido devido ao controle Hydra.</text:p>
            <text:p>- Os jogadores sentiram mais enjoo no Erebus que no Dreams, isso porque o Dream é um puzzle enquanto o Erebus é mais de ação e o Dreams também tem uma interface melhor com Hydra.</text:p>
          </table:table-cell>
          <table:table-cell table:style-name="ce37" table:content-validation-name="val2" office:value-type="string" calcext:value-type="string">
            <text:p>Não recomendado</text:p>
          </table:table-cell>
          <table:table-cell table:style-name="ce39" table:number-columns-repeated="996"/>
        </table:table-row>
        <table:table-row table:style-name="ro29" table:number-rows-repeated="1048508">
          <table:table-cell table:number-columns-repeated="1015"/>
        </table:table-row>
        <table:table-row table:style-name="ro29">
          <table:table-cell table:number-columns-repeated="1015"/>
        </table:table-row>
        <calcext:conditional-formats>
          <calcext:conditional-format calcext:target-range-address="Planilha1.S2:Planilha1.S61 Planilha1.S63:Planilha1.S67">
            <calcext:condition calcext:apply-style-name="Duvida" calcext:value="=&quot;aguardando&quot;" calcext:base-cell-address="Planilha1.S2"/>
            <calcext:condition calcext:apply-style-name="Aceito" calcext:value="=&quot;extraído&quot;" calcext:base-cell-address="Planilha1.S2"/>
            <calcext:condition calcext:apply-style-name="Recusado" calcext:value="=&quot;extraindo&quot;" calcext:base-cell-address="Planilha1.S2"/>
            <calcext:condition calcext:apply-style-name="Duplicado" calcext:value="=&quot;Não recomendado&quot;" calcext:base-cell-address="Planilha1.S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number:percentage-style style:name="N108">
      <number:number number:decimal-places="1" loext:min-decimal-places="1" number:min-integer-digits="1"/>
      <number:text>%</number:text>
    </number:percentage-style>
    <number:number-style style:name="N109">
      <number:number number:decimal-places="9" loext:min-decimal-places="9" number:min-integer-digits="1"/>
    </number:number-style>
    <number:number-style style:name="N110">
      <number:number number:decimal-places="10" loext:min-decimal-places="10" number:min-integer-digits="1"/>
    </number:number-style>
    <number:number-style style:name="N111">
      <number:number number:decimal-places="11" loext:min-decimal-places="11" number:min-integer-digits="1"/>
    </number:number-style>
    <number:number-style style:name="N112">
      <number:number number:decimal-places="12" loext:min-decimal-places="12" number:min-integer-digits="1"/>
    </number:number-style>
    <number:number-style style:name="N113">
      <number:number number:decimal-places="8" loext:min-decimal-places="8" number:min-integer-digits="1"/>
    </number:number-style>
    <number:number-style style:name="N114">
      <number:number number:decimal-places="7" loext:min-decimal-places="7" number:min-integer-digits="1"/>
    </number:number-style>
    <number:number-style style:name="N115">
      <number:number number:decimal-places="6" loext:min-decimal-places="6" number:min-integer-digits="1"/>
    </number:number-style>
    <number:number-style style:name="N116">
      <number:number number:decimal-places="5" loext:min-decimal-places="5" number:min-integer-digits="1"/>
    </number:number-style>
    <number:number-style style:name="N117">
      <number:number number:decimal-places="4" loext:min-decimal-places="4" number:min-integer-digits="1"/>
    </number:number-style>
    <number:number-style style:name="N118">
      <number:number number:decimal-places="3" loext:min-decimal-places="3" number:min-integer-digits="1"/>
    </number:number-style>
    <number:number-style style:name="N119">
      <number:number number:decimal-places="1" loext:min-decimal-places="1"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Duvida" style:family="table-cell" style:parent-style-name="Default">
      <style:table-cell-properties fo:background-color="#ffff00"/>
      <style:text-properties fo:color="#000000" fo:font-size="11pt" fo:font-weight="bold"/>
    </style:style>
    <style:style style:name="Aceito" style:family="table-cell" style:parent-style-name="Default">
      <style:table-cell-properties fo:background-color="#00cc33"/>
      <style:text-properties fo:color="#ffffff" fo:font-size="11pt" fo:font-weight="bold"/>
    </style:style>
    <style:style style:name="Recusado" style:family="table-cell" style:parent-style-name="Default">
      <style:table-cell-properties fo:background-color="#c5000b" loext:vertical-justify="auto"/>
      <style:paragraph-properties css3t:text-justify="auto"/>
      <style:text-properties fo:color="#ffffff" fo:font-size="11pt" fo:font-weight="bold"/>
    </style:style>
    <style:style style:name="Duplicado" style:family="table-cell" style:parent-style-name="Default">
      <style:table-cell-properties fo:background-color="#cc3300"/>
      <style:text-properties fo:color="#00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30">00/00/0000</text:date>, <text:time>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22:14:34.253403460</meta:creation-date>
    <dc:date>2019-07-30T22:35:46.170286752</dc:date>
    <meta:editing-duration>PT6M31S</meta:editing-duration>
    <meta:editing-cycles>1</meta:editing-cycles>
    <meta:document-statistic meta:table-count="1" meta:cell-count="1247" meta:object-count="0"/>
    <meta:generator>LibreOffice/6.2.5.2$Linux_X86_64 LibreOffice_project/20$Build-2</meta:generator>
  </office:meta>
</office:document-meta>
</file>